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/>
    <style:font-face style:name="Courier New2" svg:font-family="'Courier New'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Droid Sans Mono" svg:font-family="'Droid Sans Mono', monospace, monospace"/>
    <style:font-face style:name="FreeSans" svg:font-family="FreeSans" style:font-family-generic="system" style:font-pitch="variable"/>
    <style:font-face style:name="JetBrains Mono" svg:font-family="'JetBrains Mono'"/>
    <style:font-face style:name="JetBrains Mono1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5c91dd" officeooo:paragraph-rsid="0076eb9f"/>
    </style:style>
    <style:style style:name="P2" style:family="paragraph" style:parent-style-name="Standard">
      <style:text-properties officeooo:rsid="005c91dd"/>
    </style:style>
    <style:style style:name="P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ext_20_body">
      <style:text-properties fo:font-style="italic" officeooo:rsid="005c91dd" officeooo:paragraph-rsid="0076eb9f" style:font-style-asian="italic" style:font-style-complex="italic"/>
    </style:style>
    <style:style style:name="P5" style:family="paragraph" style:parent-style-name="Text_20_body">
      <style:text-properties fo:font-style="italic" officeooo:rsid="01a207d6" officeooo:paragraph-rsid="01a207d6" style:font-style-asian="italic" style:font-style-complex="italic"/>
    </style:style>
    <style:style style:name="P6" style:family="paragraph" style:parent-style-name="Text_20_body">
      <style:text-properties fo:font-style="italic" officeooo:rsid="00e5cefd" officeooo:paragraph-rsid="00e5cefd" style:font-style-asian="italic" style:font-style-complex="italic"/>
    </style:style>
    <style:style style:name="P7" style:family="paragraph" style:parent-style-name="Text_20_body">
      <style:text-properties fo:font-style="normal" officeooo:paragraph-rsid="00e03516" style:font-style-asian="normal" style:font-style-complex="normal"/>
    </style:style>
    <style:style style:name="P8" style:family="paragraph" style:parent-style-name="Text_20_body">
      <style:text-properties fo:font-style="normal" officeooo:rsid="00e03516" officeooo:paragraph-rsid="00e56bfd" style:font-style-asian="normal" style:font-style-complex="normal"/>
    </style:style>
    <style:style style:name="P9" style:family="paragraph" style:parent-style-name="Text_20_body">
      <style:text-properties fo:font-style="normal" officeooo:rsid="00e03516" officeooo:paragraph-rsid="00e5cefd" style:font-style-asian="normal" style:font-style-complex="normal"/>
    </style:style>
    <style:style style:name="P10" style:family="paragraph" style:parent-style-name="Text_20_body">
      <style:text-properties fo:font-style="normal" officeooo:rsid="00e12903" officeooo:paragraph-rsid="00e12903" style:font-style-asian="normal" style:font-style-complex="normal"/>
    </style:style>
    <style:style style:name="P11" style:family="paragraph" style:parent-style-name="Text_20_body">
      <style:text-properties fo:font-style="normal" officeooo:rsid="00e5cefd" officeooo:paragraph-rsid="00e5cefd" style:font-style-asian="normal" style:font-style-complex="normal"/>
    </style:style>
    <style:style style:name="P12" style:family="paragraph" style:parent-style-name="Text_20_body">
      <style:text-properties fo:font-style="normal" officeooo:rsid="00e5cefd" officeooo:paragraph-rsid="01a9bf19" style:font-style-asian="normal" style:font-style-complex="normal"/>
    </style:style>
    <style:style style:name="P13" style:family="paragraph" style:parent-style-name="Text_20_body">
      <style:text-properties fo:font-style="normal" officeooo:rsid="00e41927" officeooo:paragraph-rsid="00e41927" style:font-style-asian="normal" style:font-style-complex="normal"/>
    </style:style>
    <style:style style:name="P14" style:family="paragraph" style:parent-style-name="Text_20_body">
      <style:text-properties fo:font-style="normal" officeooo:rsid="01ab2ee3" officeooo:paragraph-rsid="01ab2ee3" style:font-style-asian="normal" style:font-style-complex="normal"/>
    </style:style>
    <style:style style:name="P15" style:family="paragraph" style:parent-style-name="Text_20_body">
      <style:text-properties fo:font-style="normal" style:text-underline-style="none" officeooo:rsid="00e5cefd" officeooo:paragraph-rsid="01a9bf19" style:font-style-asian="normal" style:font-style-complex="normal"/>
    </style:style>
    <style:style style:name="P16" style:family="paragraph" style:parent-style-name="Text_20_body">
      <style:text-properties style:font-name="Times New Roman" fo:font-size="12pt" fo:font-style="normal" fo:font-weight="normal" officeooo:rsid="00d240a6" officeooo:paragraph-rsid="015ccb1c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17" style:family="paragraph" style:parent-style-name="Text_20_body">
      <style:text-properties style:font-name="Times New Roman" fo:font-size="12pt" fo:font-style="normal" fo:font-weight="normal" officeooo:rsid="00d240a6" officeooo:paragraph-rsid="01cf08dc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18" style:family="paragraph" style:parent-style-name="Text_20_body">
      <style:text-properties style:font-name="Times New Roman" fo:font-size="12pt" fo:font-style="normal" fo:font-weight="normal" officeooo:rsid="00d21738" officeooo:paragraph-rsid="015ccb1c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19" style:family="paragraph" style:parent-style-name="Text_20_body">
      <style:text-properties style:font-name="Times New Roman" fo:font-size="12pt" fo:font-style="normal" fo:font-weight="normal" officeooo:rsid="00cd76d4" officeooo:paragraph-rsid="015ccb1c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text-properties style:font-name="Times New Roman" fo:font-size="12pt" fo:font-style="normal" fo:font-weight="normal" officeooo:rsid="00d21738" officeooo:paragraph-rsid="015ccb1c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text-properties style:font-name="Times New Roman" fo:font-size="12pt" fo:font-style="normal" style:text-underline-style="none" fo:font-weight="normal" officeooo:rsid="00e5cefd" officeooo:paragraph-rsid="01a76de8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22" style:family="paragraph" style:parent-style-name="Text_20_body">
      <style:text-properties style:font-name="Times New Roman" fo:font-size="12pt" fo:font-style="normal" style:text-underline-style="none" fo:font-weight="normal" officeooo:rsid="01a3c2bb" officeooo:paragraph-rsid="01a3c2bb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23" style:family="paragraph" style:parent-style-name="Text_20_body">
      <style:text-properties style:font-name="Times New Roman" fo:font-size="12pt" fo:font-style="normal" style:text-underline-style="none" fo:font-weight="normal" officeooo:rsid="01a76de8" officeooo:paragraph-rsid="01a76de8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24" style:family="paragraph" style:parent-style-name="Text_20_body">
      <style:text-properties style:font-name="Times New Roman" fo:font-size="12pt" fo:font-style="normal" style:text-underline-style="none" fo:font-weight="normal" officeooo:rsid="01a91ebd" officeooo:paragraph-rsid="01a91ebd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25" style:family="paragraph" style:parent-style-name="Text_20_body">
      <style:text-properties style:font-name="Times New Roman" fo:font-size="12pt" fo:font-style="normal" style:text-underline-style="solid" style:text-underline-width="auto" style:text-underline-color="font-color" fo:font-weight="normal" officeooo:rsid="01a3c2bb" officeooo:paragraph-rsid="01a3c2bb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26" style:family="paragraph" style:parent-style-name="Text_20_body">
      <style:text-properties style:font-name="Times New Roman" fo:font-size="11.8000001907349pt" fo:font-weight="normal" officeooo:rsid="01081e95" officeooo:paragraph-rsid="01081e95" style:font-size-asian="11.8000001907349pt" style:font-weight-asian="normal" style:font-size-complex="11.8000001907349pt" style:font-weight-complex="normal"/>
    </style:style>
    <style:style style:name="P27" style:family="paragraph" style:parent-style-name="Text_20_body">
      <style:text-properties style:font-name="Times New Roman" fo:font-size="11.8000001907349pt" fo:font-weight="normal" officeooo:rsid="01ccfe4d" officeooo:paragraph-rsid="01ccfe4d" style:font-size-asian="11.8000001907349pt" style:font-weight-asian="normal" style:font-size-complex="11.8000001907349pt" style:font-weight-complex="normal"/>
    </style:style>
    <style:style style:name="P28" style:family="paragraph" style:parent-style-name="Text_20_body">
      <style:text-properties style:font-name="Times New Roman" fo:font-size="11.8000001907349pt" fo:font-weight="normal" officeooo:rsid="00fc47ef" officeooo:paragraph-rsid="01c5b334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29" style:family="paragraph" style:parent-style-name="Text_20_body">
      <style:text-properties style:font-name="Times New Roman" fo:font-size="11.8000001907349pt" fo:font-weight="normal" officeooo:rsid="012ec90e" officeooo:paragraph-rsid="01c5b334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30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132dea7" officeooo:paragraph-rsid="01911ccb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31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2fbabe3" officeooo:paragraph-rsid="01911ccb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32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1cc1945" officeooo:paragraph-rsid="01911ccb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33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italic" fo:font-weight="normal" officeooo:rsid="01cd9776" officeooo:paragraph-rsid="01911ccb" style:font-name-asian="WenQuanYi Micro Hei" style:font-size-asian="11.8000001907349pt" style:font-style-asian="italic" style:font-weight-asian="normal" style:font-name-complex="Lohit Hindi2" style:font-size-complex="11.8000001907349pt" style:font-style-complex="italic" style:font-weight-complex="normal"/>
    </style:style>
    <style:style style:name="P34" style:family="paragraph" style:parent-style-name="Text_20_body">
      <style:text-properties style:font-name="Times New Roman" fo:font-weight="normal" officeooo:rsid="0106ea35" officeooo:paragraph-rsid="0106ea35" style:font-weight-asian="normal" style:font-weight-complex="normal"/>
    </style:style>
    <style:style style:name="P35" style:family="paragraph" style:parent-style-name="Standard">
      <style:text-properties style:text-underline-style="solid" style:text-underline-width="auto" style:text-underline-color="font-color" officeooo:paragraph-rsid="006f4cb2"/>
    </style:style>
    <style:style style:name="P36" style:family="paragraph" style:parent-style-name="Standard">
      <style:text-properties style:text-underline-style="solid" style:text-underline-width="auto" style:text-underline-color="font-color" officeooo:rsid="01ab2ee3" officeooo:paragraph-rsid="01ab2ee3"/>
    </style:style>
    <style:style style:name="P37" style:family="paragraph" style:parent-style-name="Standard">
      <style:paragraph-properties fo:margin-top="0.3cm" fo:margin-bottom="0cm" style:contextual-spacing="false"/>
      <style:text-properties style:font-name="Courier New" fo:font-size="10pt" officeooo:rsid="00edee86" officeooo:paragraph-rsid="00ebfdf1"/>
    </style:style>
    <style:style style:name="P38" style:family="paragraph" style:parent-style-name="Standard">
      <style:paragraph-properties fo:margin-top="0cm" fo:margin-bottom="0cm" style:contextual-spacing="false"/>
      <style:text-properties style:font-name="Courier New" fo:font-size="10pt" officeooo:rsid="00f0df0d" officeooo:paragraph-rsid="00f0df0d"/>
    </style:style>
    <style:style style:name="P39" style:family="paragraph" style:parent-style-name="Standard">
      <style:paragraph-properties fo:margin-top="0.101cm" fo:margin-bottom="0cm" style:contextual-spacing="false"/>
      <style:text-properties style:font-name="Courier New" officeooo:rsid="012b6596" officeooo:paragraph-rsid="012b6596"/>
    </style:style>
    <style:style style:name="P40" style:family="paragraph" style:parent-style-name="Text_20_body">
      <style:text-properties style:font-name="Courier New" officeooo:rsid="0106ea35" officeooo:paragraph-rsid="01ccfe4d"/>
    </style:style>
    <style:style style:name="P41" style:family="paragraph" style:parent-style-name="Text_20_body">
      <style:text-properties style:font-name="Arial" fo:font-size="11.8000001907349pt" fo:font-weight="bold" officeooo:rsid="0106ea35" officeooo:paragraph-rsid="0106ea35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P42" style:family="paragraph" style:parent-style-name="Text_20_body">
      <style:text-properties style:font-name="Arial" fo:font-size="11.8000001907349pt" fo:font-weight="bold" officeooo:rsid="01030653" officeooo:paragraph-rsid="01030653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P43" style:family="paragraph" style:parent-style-name="Text_20_body">
      <style:text-properties style:font-name="Arial" fo:font-weight="bold" officeooo:rsid="01c8aba3" officeooo:paragraph-rsid="01911ccb" style:font-weight-asian="bold" style:font-weight-complex="bold"/>
    </style:style>
    <style:style style:name="P44" style:family="paragraph" style:parent-style-name="Text_20_body">
      <style:text-properties officeooo:rsid="00e03516" officeooo:paragraph-rsid="00e03516"/>
    </style:style>
    <style:style style:name="P45" style:family="paragraph" style:parent-style-name="Text_20_body">
      <style:text-properties officeooo:rsid="00e03516" officeooo:paragraph-rsid="00e56bfd"/>
    </style:style>
    <style:style style:name="P46" style:family="paragraph" style:parent-style-name="Text_20_body">
      <style:text-properties officeooo:rsid="00e03516" officeooo:paragraph-rsid="00e0865e"/>
    </style:style>
    <style:style style:name="P47" style:family="paragraph" style:parent-style-name="Text_20_body">
      <style:text-properties officeooo:rsid="00e2e35a" officeooo:paragraph-rsid="00e2e35a"/>
    </style:style>
    <style:style style:name="P48" style:family="paragraph" style:parent-style-name="Text_20_body">
      <style:text-properties officeooo:paragraph-rsid="00e5cefd"/>
    </style:style>
    <style:style style:name="P49" style:family="paragraph" style:parent-style-name="Text_20_body">
      <style:text-properties officeooo:rsid="0106ea35" officeooo:paragraph-rsid="0106ea35"/>
    </style:style>
    <style:style style:name="P50" style:family="paragraph" style:parent-style-name="Text_20_body">
      <style:text-properties officeooo:rsid="00e0865e" officeooo:paragraph-rsid="00e0865e"/>
    </style:style>
    <style:style style:name="P51" style:family="paragraph" style:parent-style-name="Text_20_body">
      <style:text-properties fo:color="#000000" loext:opacity="100%" style:font-name="Times New Roman" fo:font-size="12pt" fo:font-style="normal" style:text-underline-style="none" fo:font-weight="normal" officeooo:rsid="00d240a6" officeooo:paragraph-rsid="015ccb1c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ext_20_body">
      <style:text-properties fo:color="#000000" loext:opacity="100%" style:font-name="Times New Roman" fo:font-size="12pt" fo:font-style="normal" style:text-underline-style="none" fo:font-weight="normal" officeooo:rsid="01a12190" officeooo:paragraph-rsid="01a1219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fo:color="#000000" loext:opacity="100%" style:font-name="Times New Roman" fo:font-size="12pt" officeooo:rsid="0120e97a" officeooo:paragraph-rsid="01b60f4d" fo:background-color="transparent" style:font-size-asian="12pt" style:font-size-complex="12pt"/>
    </style:style>
    <style:style style:name="P54" style:family="paragraph" style:parent-style-name="Standard">
      <style:text-properties fo:color="#000000" loext:opacity="100%" style:font-name="Times New Roman" fo:font-size="12pt" officeooo:rsid="014dfe9f" officeooo:paragraph-rsid="01b60f4d" fo:background-color="transparent" style:font-size-asian="12pt" style:font-size-complex="12pt"/>
    </style:style>
    <style:style style:name="P55" style:family="paragraph" style:parent-style-name="Standard">
      <style:text-properties fo:color="#000000" loext:opacity="100%" style:font-name="Times New Roman" fo:font-size="12pt" fo:font-style="italic" fo:font-weight="bold" officeooo:rsid="014dfe9f" officeooo:paragraph-rsid="01b60f4d" fo:background-color="transparent" style:font-size-asian="12pt" style:font-style-asian="italic" style:font-weight-asian="bold" style:font-size-complex="12pt" style:font-style-complex="italic" style:font-weight-complex="bold"/>
    </style:style>
    <style:style style:name="P56" style:family="paragraph" style:parent-style-name="Standard">
      <style:text-properties fo:color="#000000" loext:opacity="100%" style:font-name="Times New Roman" fo:font-size="11.8999996185303pt" fo:font-style="normal" fo:font-weight="normal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P57" style:family="paragraph" style:parent-style-name="Standard">
      <style:text-properties fo:color="#000000" loext:opacity="100%" style:font-name="Times New Roman" fo:font-size="11.8000001907349pt" fo:font-style="italic" fo:font-weight="normal" officeooo:rsid="01cd9776" officeooo:paragraph-rsid="01911ccb" fo:background-color="#ffffff" style:font-name-asian="WenQuanYi Micro Hei" style:font-size-asian="11.8000001907349pt" style:font-style-asian="italic" style:font-weight-asian="normal" style:font-name-complex="Lohit Hindi2" style:font-size-complex="11.8000001907349pt" style:font-style-complex="italic" style:font-weight-complex="normal"/>
    </style:style>
    <style:style style:name="P58" style:family="paragraph" style:parent-style-name="Text_20_body">
      <style:text-properties fo:color="#000000" loext:opacity="100%" style:font-name="Arial" fo:font-size="10.5pt" fo:font-style="italic" style:text-underline-style="none" fo:font-weight="bold" officeooo:rsid="015ccb1c" officeooo:paragraph-rsid="015ccb1c" style:font-name-asian="WenQuanYi Micro Hei" style:font-size-asian="14pt" style:font-style-asian="italic" style:font-weight-asian="bold" style:font-name-complex="Lohit Hindi2" style:font-size-complex="14pt" style:font-style-complex="italic" style:font-weight-complex="bold" style:text-overline-style="none" style:text-overline-color="font-color"/>
    </style:style>
    <style:style style:name="P59" style:family="paragraph" style:parent-style-name="Text_20_body">
      <style:text-properties fo:color="#000000" loext:opacity="100%" style:font-name="Arial" fo:font-size="10.5pt" fo:font-style="italic" style:text-underline-style="none" fo:font-weight="normal" officeooo:rsid="01a12190" officeooo:paragraph-rsid="01a12190" style:font-name-asian="WenQuanYi Micro Hei" style:font-size-asian="14pt" style:font-style-asian="italic" style:font-weight-asian="normal" style:font-name-complex="Lohit Hindi2" style:font-size-complex="14pt" style:font-style-complex="italic" style:font-weight-complex="normal" style:text-overline-style="none" style:text-overline-color="font-color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1.8999996185303pt" style:font-name-asian="WenQuanYi Micro Hei" style:font-size-asian="11.8999996185303pt" style:font-name-complex="Lohit Hindi2" style:font-size-complex="11.8999996185303pt"/>
    </style:style>
    <style:style style:name="P61" style:family="paragraph" style:parent-style-name="Standard">
      <style:text-properties fo:color="#000000" loext:opacity="100%" style:font-name="Monospace" fo:font-size="10pt" officeooo:rsid="0120e97a" officeooo:paragraph-rsid="01b60f4d" fo:background-color="#e8f2fe" style:font-size-asian="10pt"/>
    </style:style>
    <style:style style:name="P62" style:family="paragraph" style:parent-style-name="Standard">
      <style:paragraph-properties fo:margin-top="0cm" fo:margin-bottom="0.101cm" style:contextual-spacing="false"/>
      <style:text-properties fo:color="#000000" loext:opacity="100%" style:font-name="Droid Sans Mono" fo:font-size="10.5pt" fo:font-style="normal" fo:font-weight="normal" officeooo:rsid="01c8c640" officeooo:paragraph-rsid="01911ccb" fo:background-color="#ffffff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63" style:family="paragraph" style:parent-style-name="Standard">
      <style:paragraph-properties fo:margin-top="0cm" fo:margin-bottom="0.101cm" style:contextual-spacing="false"/>
      <style:text-properties fo:color="#000000" loext:opacity="100%" style:font-name="Droid Sans Mono" fo:font-size="10.5pt" fo:font-style="normal" fo:font-weight="normal" officeooo:rsid="01c9a844" officeooo:paragraph-rsid="01c9a844" fo:background-color="#ffffff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64" style:family="paragraph" style:parent-style-name="Text_20_body">
      <style:text-properties fo:color="#000000" loext:opacity="100%" style:font-name="Liberation Mono" fo:font-size="10pt" fo:font-style="italic" style:text-underline-style="none" fo:font-weight="bold" officeooo:rsid="01a12190" officeooo:paragraph-rsid="01a12190" style:font-name-asian="Droid Sans Fallback" style:font-size-asian="10pt" style:font-style-asian="italic" style:font-weight-asian="normal" style:font-name-complex="Liberation Mono" style:font-size-complex="10pt" style:font-style-complex="italic" style:font-weight-complex="normal" style:text-overline-style="none" style:text-overline-color="font-color"/>
    </style:style>
    <style:style style:name="P65" style:family="paragraph" style:parent-style-name="Standard">
      <style:text-properties officeooo:rsid="0002d88f" officeooo:paragraph-rsid="006f4cb2"/>
    </style:style>
    <style:style style:name="P66" style:family="paragraph" style:parent-style-name="Standard">
      <style:text-properties officeooo:rsid="0015b9e3" officeooo:paragraph-rsid="0089b706"/>
    </style:style>
    <style:style style:name="P67" style:family="paragraph" style:parent-style-name="Standard">
      <style:text-properties officeooo:rsid="0015b9e3" officeooo:paragraph-rsid="008a61ff"/>
    </style:style>
    <style:style style:name="P68" style:family="paragraph" style:parent-style-name="Standard">
      <style:text-properties fo:color="#00a933" loext:opacity="100%" fo:font-style="italic" style:font-style-asian="italic" style:font-style-complex="italic"/>
    </style:style>
    <style:style style:name="P69" style:family="paragraph" style:parent-style-name="Standard">
      <style:text-properties officeooo:rsid="015fbfae" officeooo:paragraph-rsid="015fbfae"/>
    </style:style>
    <style:style style:name="P70" style:family="paragraph" style:parent-style-name="Title">
      <style:paragraph-properties fo:text-align="center" style:justify-single-word="false"/>
      <style:text-properties fo:font-size="18pt" officeooo:paragraph-rsid="006f4cb2" style:font-size-asian="18pt" style:font-size-complex="18pt"/>
    </style:style>
    <style:style style:name="P71" style:family="paragraph" style:parent-style-name="Standard">
      <style:paragraph-properties fo:margin-top="0.3cm" fo:margin-bottom="0cm" style:contextual-spacing="false"/>
      <style:text-properties officeooo:rsid="00ebfdf1" officeooo:paragraph-rsid="00ebfdf1"/>
    </style:style>
    <style:style style:name="P72" style:family="paragraph" style:parent-style-name="Standard">
      <style:paragraph-properties fo:margin-top="0.3cm" fo:margin-bottom="0cm" style:contextual-spacing="false"/>
      <style:text-properties officeooo:rsid="00f0df0d" officeooo:paragraph-rsid="00f0df0d"/>
    </style:style>
    <style:style style:name="P73" style:family="paragraph" style:parent-style-name="Standard">
      <style:paragraph-properties fo:margin-top="0.3cm" fo:margin-bottom="0cm" style:contextual-spacing="false"/>
      <style:text-properties officeooo:rsid="00f0df0d" officeooo:paragraph-rsid="00f2ada6"/>
    </style:style>
    <style:style style:name="P74" style:family="paragraph" style:parent-style-name="Standard">
      <style:paragraph-properties fo:margin-top="0.3cm" fo:margin-bottom="0cm" style:contextual-spacing="false"/>
      <style:text-properties officeooo:rsid="00f0df0d" officeooo:paragraph-rsid="01b2864c"/>
    </style:style>
    <style:style style:name="P75" style:family="paragraph" style:parent-style-name="Standard">
      <style:paragraph-properties fo:margin-top="0.3cm" fo:margin-bottom="0cm" style:contextual-spacing="false"/>
      <style:text-properties officeooo:rsid="00f0df0d" officeooo:paragraph-rsid="01b44a25"/>
    </style:style>
    <style:style style:name="P76" style:family="paragraph" style:parent-style-name="Standard">
      <style:paragraph-properties fo:margin-top="0.3cm" fo:margin-bottom="0cm" style:contextual-spacing="false"/>
      <style:text-properties officeooo:rsid="012b6596" officeooo:paragraph-rsid="012b6596"/>
    </style:style>
    <style:style style:name="P77" style:family="paragraph" style:parent-style-name="Standard">
      <style:text-properties officeooo:paragraph-rsid="01911ccb"/>
    </style:style>
    <style:style style:name="P78" style:family="paragraph" style:parent-style-name="Text_20_body">
      <style:text-properties officeooo:paragraph-rsid="01911ccb"/>
    </style:style>
    <style:style style:name="P79" style:family="paragraph" style:parent-style-name="commande">
      <style:text-properties officeooo:paragraph-rsid="01911ccb"/>
    </style:style>
    <style:style style:name="P80" style:family="paragraph" style:parent-style-name="Standard">
      <style:text-properties officeooo:paragraph-rsid="01893ec3"/>
    </style:style>
    <style:style style:name="P81" style:family="paragraph" style:parent-style-name="Text_20_body">
      <style:text-properties officeooo:paragraph-rsid="01893ec3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1893ec3" style:font-size-asian="10pt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rsid="0293182e" officeooo:paragraph-rsid="01893ec3" style:font-size-asian="10pt"/>
    </style:style>
    <style:style style:name="P84" style:family="paragraph" style:parent-style-name="Standard">
      <style:text-properties style:font-name="Monospace" fo:font-size="10pt" officeooo:paragraph-rsid="01893ec3" style:font-size-asian="10pt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893ec3"/>
    </style:style>
    <style:style style:name="P86" style:family="paragraph" style:parent-style-name="Standard">
      <style:paragraph-properties fo:margin-top="0.3cm" fo:margin-bottom="0cm" style:contextual-spacing="false"/>
      <style:text-properties officeooo:rsid="019003c7" officeooo:paragraph-rsid="019003c7"/>
    </style:style>
    <style:style style:name="P87" style:family="paragraph" style:parent-style-name="Standard">
      <style:text-properties officeooo:rsid="01d0aff0" officeooo:paragraph-rsid="01911ccb"/>
    </style:style>
    <style:style style:name="P88" style:family="paragraph" style:parent-style-name="Standard">
      <style:paragraph-properties fo:margin-top="0cm" fo:margin-bottom="0.101cm" style:contextual-spacing="false"/>
      <style:text-properties fo:color="#bcbec4" loext:opacity="100%" style:font-name="JetBrains Mono1" fo:font-size="10pt" fo:font-style="normal" fo:font-weight="normal" officeooo:rsid="011a1c56" officeooo:paragraph-rsid="01911ccb" style:font-name-asian="WenQuanYi Micro Hei" style:font-size-asian="10pt" style:font-style-asian="normal" style:font-weight-asian="normal" style:font-name-complex="Lohit Hindi2" style:font-size-complex="11.8000001907349pt" style:font-style-complex="normal" style:font-weight-complex="normal"/>
    </style:style>
    <style:style style:name="P89" style:family="paragraph" style:parent-style-name="Text_20_body">
      <style:text-properties officeooo:rsid="01c84eaa" officeooo:paragraph-rsid="01911ccb"/>
    </style:style>
    <style:style style:name="P90" style:family="paragraph" style:parent-style-name="Text_20_body">
      <style:text-properties officeooo:rsid="02eaaf8d" officeooo:paragraph-rsid="01911ccb"/>
    </style:style>
    <style:style style:name="P9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4" style:family="paragraph" style:parent-style-name="Standard">
      <style:text-properties officeooo:paragraph-rsid="0080df97"/>
    </style:style>
    <style:style style:name="P95" style:family="paragraph" style:parent-style-name="Standard">
      <style:text-properties officeooo:paragraph-rsid="01b60f4d"/>
    </style:style>
    <style:style style:name="P96" style:family="paragraph" style:parent-style-name="Text_20_body">
      <style:text-properties officeooo:paragraph-rsid="01b60f4d"/>
    </style:style>
    <style:style style:name="P97" style:family="paragraph" style:parent-style-name="Standard">
      <style:text-properties officeooo:paragraph-rsid="01ae3332"/>
    </style:style>
    <style:style style:name="P98" style:family="paragraph" style:parent-style-name="Standard">
      <style:paragraph-properties fo:margin-top="0.3cm" fo:margin-bottom="0cm" style:contextual-spacing="false"/>
      <style:text-properties officeooo:rsid="00edee86" officeooo:paragraph-rsid="00edee86"/>
    </style:style>
    <style:style style:name="P99" style:family="paragraph" style:parent-style-name="Standard">
      <style:text-properties officeooo:rsid="01ae3332" officeooo:paragraph-rsid="01ae3332"/>
    </style:style>
    <style:style style:name="P100" style:family="paragraph" style:parent-style-name="Standard">
      <style:paragraph-properties fo:margin-top="0.3cm" fo:margin-bottom="0cm" style:contextual-spacing="false"/>
      <style:text-properties officeooo:rsid="01b10c8e" officeooo:paragraph-rsid="01b169ab"/>
    </style:style>
    <style:style style:name="P101" style:family="paragraph" style:parent-style-name="Standard">
      <style:paragraph-properties fo:margin-top="0.3cm" fo:margin-bottom="0cm" style:contextual-spacing="false"/>
      <style:text-properties officeooo:rsid="01b2864c" officeooo:paragraph-rsid="01b2864c"/>
    </style:style>
    <style:style style:name="P102" style:family="paragraph" style:parent-style-name="Standard">
      <style:paragraph-properties fo:margin-top="0cm" fo:margin-bottom="0.101cm" style:contextual-spacing="false"/>
      <style:text-properties officeooo:paragraph-rsid="01c9a844"/>
    </style:style>
    <style:style style:name="P103" style:family="paragraph" style:parent-style-name="Standard">
      <style:text-properties officeooo:rsid="01d00433" officeooo:paragraph-rsid="01911ccb"/>
    </style:style>
    <style:style style:name="P104" style:family="paragraph" style:parent-style-name="Text_20_body">
      <style:text-properties style:font-name="Liberation Mono" fo:font-size="10pt" fo:font-weight="bold" officeooo:paragraph-rsid="015ccb1c" style:font-name-asian="Droid Sans Fallback" style:font-size-asian="10pt" style:font-name-complex="Liberation Mono" style:font-size-complex="10pt"/>
    </style:style>
    <style:style style:name="P105" style:family="paragraph" style:parent-style-name="Text_20_body">
      <style:text-properties style:font-name="Liberation Mono" fo:font-size="10pt" fo:font-style="italic" fo:font-weight="bold" officeooo:rsid="00d21738" officeooo:paragraph-rsid="015ccb1c" style:font-name-asian="Droid Sans Fallback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P106" style:family="paragraph" style:parent-style-name="Text_20_body">
      <style:text-properties officeooo:paragraph-rsid="01a9bf19"/>
    </style:style>
    <style:style style:name="P107" style:family="paragraph" style:parent-style-name="Text_20_body">
      <style:text-properties officeooo:rsid="0120e97a" officeooo:paragraph-rsid="01b60f4d"/>
    </style:style>
    <style:style style:name="P108" style:family="paragraph" style:parent-style-name="Text_20_body">
      <style:text-properties officeooo:rsid="01ba4bb2" officeooo:paragraph-rsid="01ba4bb2"/>
    </style:style>
    <style:style style:name="P109" style:family="paragraph" style:parent-style-name="Text_20_body">
      <style:text-properties officeooo:rsid="01ba4bb2" officeooo:paragraph-rsid="01bb9aa0"/>
    </style:style>
    <style:style style:name="P110" style:family="paragraph" style:parent-style-name="Text_20_body">
      <style:text-properties officeooo:rsid="01030653" officeooo:paragraph-rsid="01c5b334"/>
    </style:style>
    <style:style style:name="P111" style:family="paragraph" style:parent-style-name="Text_20_body">
      <style:text-properties officeooo:rsid="01c9a844" officeooo:paragraph-rsid="01c9a844"/>
    </style:style>
    <style:style style:name="P112" style:family="paragraph" style:parent-style-name="Text_20_body">
      <style:text-properties officeooo:rsid="01ca3856" officeooo:paragraph-rsid="01ca3856"/>
    </style:style>
    <style:style style:name="P113" style:family="paragraph" style:parent-style-name="Text_20_body">
      <style:text-properties officeooo:rsid="01cb9b85" officeooo:paragraph-rsid="01cb9b85"/>
    </style:style>
    <style:style style:name="P114" style:family="paragraph" style:parent-style-name="Text_20_body">
      <style:text-properties officeooo:rsid="01081e95" officeooo:paragraph-rsid="01081e95"/>
    </style:style>
    <style:style style:name="P115" style:family="paragraph" style:parent-style-name="Standard">
      <style:text-properties officeooo:rsid="00ce615c" officeooo:paragraph-rsid="00ea8470"/>
    </style:style>
    <style:style style:name="P116" style:family="paragraph" style:parent-style-name="Standard">
      <style:text-properties officeooo:rsid="01ddbda3" officeooo:paragraph-rsid="01ddbda3"/>
    </style:style>
    <style:style style:name="P117" style:family="paragraph" style:parent-style-name="Standard">
      <style:text-properties style:font-name="Courier new"/>
    </style:style>
    <style:style style:name="P11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9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0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1" style:family="paragraph" style:parent-style-name="Heading_20_1" style:list-style-name=""/>
    <style:style style:name="P122" style:family="paragraph" style:parent-style-name="Heading_20_1" style:list-style-name="">
      <style:text-properties officeooo:paragraph-rsid="01b60f4d"/>
    </style:style>
    <style:style style:name="P123" style:family="paragraph" style:parent-style-name="Heading_20_1">
      <style:paragraph-properties fo:break-before="page"/>
    </style:style>
    <style:style style:name="P124" style:family="paragraph" style:parent-style-name="Heading_20_1">
      <style:text-properties officeooo:paragraph-rsid="0076eb9f"/>
    </style:style>
    <style:style style:name="P125" style:family="paragraph" style:parent-style-name="Heading_20_1">
      <style:text-properties officeooo:paragraph-rsid="0080df97"/>
    </style:style>
    <style:style style:name="P126" style:family="paragraph" style:parent-style-name="Heading_20_1">
      <style:paragraph-properties fo:break-before="page"/>
      <style:text-properties officeooo:paragraph-rsid="013a2b1b"/>
    </style:style>
    <style:style style:name="P127" style:family="paragraph" style:parent-style-name="Heading_20_1">
      <style:paragraph-properties fo:break-before="page"/>
      <style:text-properties officeooo:rsid="0089b706" officeooo:paragraph-rsid="0089b706"/>
    </style:style>
    <style:style style:name="P128" style:family="paragraph" style:parent-style-name="Heading_20_1">
      <style:paragraph-properties fo:break-before="page"/>
      <style:text-properties officeooo:rsid="001e5a7e" officeooo:paragraph-rsid="01e8015f"/>
    </style:style>
    <style:style style:name="P129" style:family="paragraph" style:parent-style-name="Heading_20_1">
      <style:paragraph-properties fo:break-before="page"/>
      <style:text-properties officeooo:paragraph-rsid="01b60f4d"/>
    </style:style>
    <style:style style:name="P130" style:family="paragraph" style:parent-style-name="Heading_20_1" style:list-style-name="">
      <style:text-properties style:font-name="Arial" fo:font-size="16.1000003814697pt" fo:font-weight="bold" officeooo:rsid="00f469e8" officeooo:paragraph-rsid="01eca848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P131" style:family="paragraph" style:parent-style-name="Heading_20_1">
      <style:paragraph-properties fo:break-before="page"/>
      <style:text-properties style:font-name="Arial" fo:font-size="16.1000003814697pt" fo:font-weight="bold" officeooo:rsid="00f469e8" officeooo:paragraph-rsid="01eca848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P132" style:family="paragraph" style:parent-style-name="Heading_20_1">
      <style:paragraph-properties fo:break-before="page"/>
      <style:text-properties style:font-name="Arial" fo:font-size="16.1000003814697pt" officeooo:rsid="00f469e8" officeooo:paragraph-rsid="01911ccb" style:font-size-asian="16.1000003814697pt" style:font-size-complex="16.1000003814697pt"/>
    </style:style>
    <style:style style:name="P133" style:family="paragraph" style:parent-style-name="Heading_20_1">
      <style:paragraph-properties fo:break-before="page"/>
      <style:text-properties officeooo:paragraph-rsid="01e8015f"/>
    </style:style>
    <style:style style:name="P134" style:family="paragraph" style:parent-style-name="Heading_20_1" style:list-style-name="">
      <style:text-properties style:font-name="Times New Roman" officeooo:paragraph-rsid="008b0c85"/>
    </style:style>
    <style:style style:name="P135" style:family="paragraph" style:parent-style-name="Heading_20_1">
      <style:paragraph-properties fo:break-before="page"/>
      <style:text-properties officeooo:paragraph-rsid="01eca848"/>
    </style:style>
    <style:style style:name="P136" style:family="paragraph" style:parent-style-name="Heading_20_2">
      <style:text-properties officeooo:paragraph-rsid="01ae3332"/>
    </style:style>
    <style:style style:name="P137" style:family="paragraph" style:parent-style-name="Heading_20_2">
      <style:paragraph-properties fo:margin-top="0.3cm" fo:margin-bottom="0cm" style:contextual-spacing="false"/>
      <style:text-properties officeooo:rsid="00edee86" officeooo:paragraph-rsid="01b10c8e"/>
    </style:style>
    <style:style style:name="P138" style:family="paragraph" style:parent-style-name="Heading_20_2">
      <style:text-properties officeooo:paragraph-rsid="01b60f4d"/>
    </style:style>
    <style:style style:name="P139" style:family="paragraph" style:parent-style-name="Heading_20_2">
      <style:text-properties officeooo:rsid="01b88285" officeooo:paragraph-rsid="01b88285"/>
    </style:style>
    <style:style style:name="P140" style:family="paragraph" style:parent-style-name="Heading_20_2">
      <style:text-properties officeooo:rsid="01b88285" officeooo:paragraph-rsid="01eca848"/>
    </style:style>
    <style:style style:name="P141" style:family="paragraph" style:parent-style-name="Heading_20_2">
      <style:text-properties officeooo:paragraph-rsid="01911ccb"/>
    </style:style>
    <style:style style:name="P142" style:family="paragraph" style:parent-style-name="Heading_20_2">
      <style:text-properties officeooo:paragraph-rsid="01e8015f"/>
    </style:style>
    <style:style style:name="P143" style:family="paragraph" style:parent-style-name="Heading_20_2">
      <style:paragraph-properties fo:margin-top="0.423cm" fo:margin-bottom="0.212cm" style:contextual-spacing="false" fo:keep-with-next="always"/>
    </style:style>
    <style:style style:name="P144" style:family="paragraph" style:parent-style-name="Heading_20_2">
      <style:text-properties officeooo:paragraph-rsid="01eca848"/>
    </style:style>
    <style:style style:name="P145" style:family="paragraph" style:parent-style-name="Heading_20_2">
      <style:text-properties officeooo:rsid="001e5a7e"/>
    </style:style>
    <style:style style:name="P146" style:family="paragraph" style:parent-style-name="Heading_20_3">
      <style:text-properties officeooo:paragraph-rsid="01893ec3"/>
    </style:style>
    <style:style style:name="P147" style:family="paragraph" style:parent-style-name="Heading_20_3">
      <style:text-properties officeooo:paragraph-rsid="01911ccb"/>
    </style:style>
    <style:style style:name="P148" style:family="paragraph" style:parent-style-name="Heading_20_3">
      <style:text-properties style:font-name="Arial" fo:font-size="16.1000003814697pt" fo:language="zxx" fo:country="none" fo:font-weight="bold" officeooo:rsid="016e4cfb" officeooo:paragraph-rsid="01911ccb" style:font-name-asian="WenQuanYi Micro Hei" style:font-size-asian="16.1000003814697pt" style:language-asian="zxx" style:country-asian="none" style:font-weight-asian="bold" style:font-name-complex="Lohit Hindi2" style:font-size-complex="16.1000003814697pt" style:language-complex="zxx" style:country-complex="none" style:font-weight-complex="bold"/>
    </style:style>
    <style:style style:name="P149" style:family="paragraph" style:parent-style-name="Heading_20_3">
      <style:text-properties officeooo:paragraph-rsid="01e8015f"/>
    </style:style>
    <style:style style:name="P150" style:family="paragraph" style:parent-style-name="Heading_20_4">
      <style:paragraph-properties fo:margin-top="0.3cm" fo:margin-bottom="0cm" style:contextual-spacing="false"/>
      <style:text-properties officeooo:rsid="007f7c16" officeooo:paragraph-rsid="0089b706"/>
    </style:style>
    <style:style style:name="P151" style:family="paragraph" style:parent-style-name="Standard" style:list-style-name="L1">
      <style:text-properties officeooo:rsid="00071684" officeooo:paragraph-rsid="006f4cb2"/>
    </style:style>
    <style:style style:name="P152" style:family="paragraph" style:parent-style-name="Standard" style:list-style-name="L1">
      <style:text-properties officeooo:rsid="0046be32" officeooo:paragraph-rsid="006f4cb2"/>
    </style:style>
    <style:style style:name="P153" style:family="paragraph" style:parent-style-name="Standard" style:list-style-name="L1">
      <style:text-properties officeooo:rsid="006f4cb2" officeooo:paragraph-rsid="006f4cb2"/>
    </style:style>
    <style:style style:name="P154" style:family="paragraph" style:parent-style-name="Standard" style:list-style-name="L1">
      <style:text-properties officeooo:rsid="016b81c2" officeooo:paragraph-rsid="006f4cb2"/>
    </style:style>
    <style:style style:name="P155" style:family="paragraph" style:parent-style-name="Standard" style:list-style-name="L1">
      <style:text-properties officeooo:rsid="00ce615c" officeooo:paragraph-rsid="00ea8470"/>
    </style:style>
    <style:style style:name="P156" style:family="paragraph" style:parent-style-name="Standard" style:list-style-name="L2">
      <style:text-properties fo:font-style="italic" style:font-style-asian="italic" style:font-style-complex="italic"/>
    </style:style>
    <style:style style:name="P157" style:family="paragraph" style:parent-style-name="Standard" style:list-style-name="L2">
      <style:text-properties fo:font-style="italic" officeooo:rsid="01ddbda3" officeooo:paragraph-rsid="01ddbda3" style:font-style-asian="italic" style:font-style-complex="italic"/>
    </style:style>
    <style:style style:name="P158" style:family="paragraph" style:parent-style-name="Standard" style:list-style-name="L1">
      <style:text-properties officeooo:rsid="017278c8" officeooo:paragraph-rsid="006f4cb2"/>
    </style:style>
    <style:style style:name="P159" style:family="paragraph" style:parent-style-name="Standard" style:list-style-name="L6">
      <style:text-properties officeooo:paragraph-rsid="01ae3332"/>
    </style:style>
    <style:style style:name="P160" style:family="paragraph" style:parent-style-name="Standard" style:list-style-name="">
      <style:text-properties style:font-name="Times New Roman" fo:font-size="11.8999996185303pt" fo:font-style="normal" fo:font-weight="normal" officeooo:rsid="015ebe13" officeooo:paragraph-rsid="015ebe13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P161" style:family="paragraph" style:parent-style-name="Standard" style:list-style-name="L17">
      <style:text-properties style:font-name="Times New Roman" fo:font-size="12pt" officeooo:paragraph-rsid="01b60f4d" fo:background-color="transparent" style:font-size-asian="12pt" style:font-size-complex="12pt"/>
    </style:style>
    <style:style style:name="P162" style:family="paragraph" style:parent-style-name="Standard" style:list-style-name="L20">
      <style:text-properties style:font-name="Times New Roman" fo:font-size="12pt" officeooo:paragraph-rsid="01eca848" fo:background-color="transparent" style:font-size-asian="12pt" style:font-size-complex="12pt"/>
    </style:style>
    <style:style style:name="P163" style:family="paragraph" style:parent-style-name="Standard" style:list-style-name="L9"/>
    <style:style style:name="P164" style:family="paragraph" style:parent-style-name="Standard" style:list-style-name="L9">
      <style:text-properties officeooo:paragraph-rsid="0155a788"/>
    </style:style>
    <style:style style:name="P165" style:family="paragraph" style:parent-style-name="Standard" style:list-style-name="">
      <style:text-properties fo:color="#000000" loext:opacity="100%" style:font-name="Times New Roman" fo:font-size="11.8999996185303pt" fo:font-style="normal" fo:font-weight="normal" officeooo:rsid="015ebe13" officeooo:paragraph-rsid="01606946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P166" style:family="paragraph" style:parent-style-name="Standard" style:list-style-name="L16">
      <style:text-properties fo:color="#000000" loext:opacity="100%" style:font-name="Times New Roman" fo:font-size="12pt" officeooo:rsid="0120e97a" officeooo:paragraph-rsid="01b60f4d" fo:background-color="transparent" style:font-size-asian="12pt" style:font-size-complex="12pt"/>
    </style:style>
    <style:style style:name="P167" style:family="paragraph" style:parent-style-name="Standard" style:list-style-name="L17">
      <style:text-properties fo:color="#000000" loext:opacity="100%" style:font-name="Times New Roman" fo:font-size="12pt" officeooo:rsid="0120e97a" officeooo:paragraph-rsid="01b60f4d" fo:background-color="transparent" style:font-size-asian="12pt" style:font-size-complex="12pt"/>
    </style:style>
    <style:style style:name="P168" style:family="paragraph" style:parent-style-name="Standard" style:list-style-name="L19">
      <style:text-properties fo:color="#000000" loext:opacity="100%" style:font-name="Times New Roman" fo:font-size="12pt" officeooo:rsid="0120e97a" officeooo:paragraph-rsid="01eca848" fo:background-color="transparent" style:font-size-asian="12pt" style:font-size-complex="12pt"/>
    </style:style>
    <style:style style:name="P169" style:family="paragraph" style:parent-style-name="Standard" style:list-style-name="L20">
      <style:text-properties fo:color="#000000" loext:opacity="100%" style:font-name="Times New Roman" fo:font-size="12pt" officeooo:rsid="0120e97a" officeooo:paragraph-rsid="01eca848" fo:background-color="transparent" style:font-size-asian="12pt" style:font-size-complex="12pt"/>
    </style:style>
    <style:style style:name="P170" style:family="paragraph" style:parent-style-name="Standard">
      <style:text-properties fo:color="#000000" loext:opacity="100%" style:font-name="Times New Roman" fo:font-size="12pt" officeooo:rsid="0120e97a" officeooo:paragraph-rsid="01eca848" fo:background-color="transparent" style:font-size-asian="12pt" style:font-size-complex="12pt"/>
    </style:style>
    <style:style style:name="P171" style:family="paragraph" style:parent-style-name="Standard">
      <style:text-properties fo:color="#000000" loext:opacity="100%" style:font-name="Times New Roman" fo:font-size="12pt" officeooo:rsid="014dfe9f" officeooo:paragraph-rsid="01eca848" fo:background-color="transparent" style:font-size-asian="12pt" style:font-size-complex="12pt"/>
    </style:style>
    <style:style style:name="P172" style:family="paragraph" style:parent-style-name="Standard">
      <style:text-properties fo:color="#000000" loext:opacity="100%" style:font-name="Times New Roman" fo:font-size="12pt" fo:font-style="italic" fo:font-weight="bold" officeooo:rsid="014dfe9f" officeooo:paragraph-rsid="01eca848" fo:background-color="transparent" style:font-size-asian="12pt" style:font-style-asian="italic" style:font-weight-asian="bold" style:font-size-complex="12pt" style:font-style-complex="italic" style:font-weight-complex="bold"/>
    </style:style>
    <style:style style:name="P173" style:family="paragraph" style:parent-style-name="Standard" style:list-style-name="">
      <style:text-properties fo:color="#000000" loext:opacity="100%" style:font-name="Monospace" fo:font-size="16pt" fo:font-style="normal" fo:font-weight="normal" officeooo:rsid="0140333d" officeooo:paragraph-rsid="0140333d" style:font-size-asian="16pt" style:font-style-asian="normal" style:font-weight-asian="normal" style:font-style-complex="normal" style:font-weight-complex="normal"/>
    </style:style>
    <style:style style:name="P174" style:family="paragraph" style:parent-style-name="Standard" style:list-style-name="L15">
      <style:text-properties fo:color="#000000" loext:opacity="100%" style:font-name="Monospace" fo:font-size="10pt" officeooo:rsid="011ebf00" officeooo:paragraph-rsid="01b60f4d" fo:background-color="#e8f2fe" style:font-size-asian="10pt"/>
    </style:style>
    <style:style style:name="P175" style:family="paragraph" style:parent-style-name="Standard" style:list-style-name="L15">
      <style:text-properties fo:color="#000000" loext:opacity="100%" style:font-name="Monospace" fo:font-size="10pt" officeooo:rsid="011ebf00" officeooo:paragraph-rsid="01eca848" fo:background-color="#e8f2fe" style:font-size-asian="10pt"/>
    </style:style>
    <style:style style:name="P176" style:family="paragraph" style:parent-style-name="Standard">
      <style:text-properties fo:color="#000000" loext:opacity="100%" style:font-name="Monospace" fo:font-size="10pt" officeooo:rsid="0120e97a" officeooo:paragraph-rsid="01eca848" fo:background-color="#e8f2fe" style:font-size-asian="10pt"/>
    </style:style>
    <style:style style:name="P177" style:family="paragraph" style:parent-style-name="Standard" style:list-style-name="L15">
      <style:text-properties fo:color="#000000" loext:opacity="100%" style:font-name="Monospace" fo:font-size="10pt" officeooo:rsid="011ebf00" officeooo:paragraph-rsid="01b60f4d" fo:background-color="transparent" style:font-size-asian="10pt"/>
    </style:style>
    <style:style style:name="P178" style:family="paragraph" style:parent-style-name="Standard" style:list-style-name="L15">
      <style:text-properties fo:color="#000000" loext:opacity="100%" style:font-name="Monospace" fo:font-size="10pt" officeooo:rsid="011ebf00" officeooo:paragraph-rsid="01eca848" fo:background-color="transparent" style:font-size-asian="10pt"/>
    </style:style>
    <style:style style:name="P179" style:family="paragraph" style:parent-style-name="Standard" style:list-style-name="L10"/>
    <style:style style:name="P180" style:family="paragraph" style:parent-style-name="Standard" style:list-style-name="L11"/>
    <style:style style:name="P181" style:family="paragraph" style:parent-style-name="Standard" style:list-style-name="L12">
      <style:paragraph-properties fo:margin-top="0.3cm" fo:margin-bottom="0cm" style:contextual-spacing="false"/>
      <style:text-properties officeooo:paragraph-rsid="00f2ada6"/>
    </style:style>
    <style:style style:name="P182" style:family="paragraph" style:parent-style-name="Standard" style:list-style-name="L12">
      <style:paragraph-properties fo:margin-top="0.3cm" fo:margin-bottom="0cm" style:contextual-spacing="false"/>
      <style:text-properties officeooo:rsid="00f0df0d" officeooo:paragraph-rsid="00f0df0d"/>
    </style:style>
    <style:style style:name="P183" style:family="paragraph" style:parent-style-name="Standard">
      <style:text-properties officeooo:paragraph-rsid="01eca848"/>
    </style:style>
    <style:style style:name="P184" style:family="paragraph" style:parent-style-name="Text_20_body" style:list-style-name="L3">
      <style:text-properties officeooo:rsid="00e03516" officeooo:paragraph-rsid="00e03516"/>
    </style:style>
    <style:style style:name="P185" style:family="paragraph" style:parent-style-name="Text_20_body" style:list-style-name="L3">
      <style:text-properties officeooo:rsid="00e03516" officeooo:paragraph-rsid="00e56bfd"/>
    </style:style>
    <style:style style:name="P186" style:family="paragraph" style:parent-style-name="Text_20_body" style:list-style-name="L4">
      <style:text-properties fo:font-style="normal" officeooo:paragraph-rsid="00e03516" style:font-style-asian="normal" style:font-style-complex="normal"/>
    </style:style>
    <style:style style:name="P187" style:family="paragraph" style:parent-style-name="Text_20_body" style:list-style-name="L4">
      <style:text-properties fo:font-style="normal" officeooo:rsid="00e03516" officeooo:paragraph-rsid="00e03516" style:font-style-asian="normal" style:font-style-complex="normal"/>
    </style:style>
    <style:style style:name="P188" style:family="paragraph" style:parent-style-name="Text_20_body" style:list-style-name="L7">
      <style:text-properties fo:font-style="normal" officeooo:rsid="00e03516" officeooo:paragraph-rsid="00e56bfd" style:font-style-asian="normal" style:font-style-complex="normal"/>
    </style:style>
    <style:style style:name="P189" style:family="paragraph" style:parent-style-name="Text_20_body" style:list-style-name="L7">
      <style:text-properties fo:font-style="normal" officeooo:paragraph-rsid="00e56bfd" style:font-style-asian="normal" style:font-style-complex="normal"/>
    </style:style>
    <style:style style:name="P190" style:family="paragraph" style:parent-style-name="Text_20_body" style:list-style-name="L8">
      <style:text-properties fo:font-style="normal" officeooo:rsid="00e5cefd" officeooo:paragraph-rsid="00e5cefd" style:font-style-asian="normal" style:font-style-complex="normal"/>
    </style:style>
    <style:style style:name="P191" style:family="paragraph" style:parent-style-name="Text_20_body" style:list-style-name="L5">
      <style:text-properties officeooo:rsid="00e0865e" officeooo:paragraph-rsid="00e0865e"/>
    </style:style>
    <style:style style:name="P192" style:family="paragraph" style:parent-style-name="Text_20_body" style:list-style-name="L5">
      <style:text-properties style:font-name="Times New Roman" fo:font-size="12pt" officeooo:rsid="00e12903" officeooo:paragraph-rsid="00e12903" fo:background-color="transparent" style:font-size-asian="12pt" style:font-size-complex="12pt"/>
    </style:style>
    <style:style style:name="P193" style:family="paragraph" style:parent-style-name="Text_20_body">
      <style:text-properties style:font-name="Times New Roman" fo:font-size="11.8000001907349pt" officeooo:rsid="00fc47ef" officeooo:paragraph-rsid="01e8015f" style:font-size-asian="11.8000001907349pt" style:font-size-complex="11.8000001907349pt"/>
    </style:style>
    <style:style style:name="P194" style:family="paragraph" style:parent-style-name="Text_20_body">
      <style:text-properties style:font-name="Times New Roman" fo:font-size="11.8000001907349pt" officeooo:rsid="01c073c6" officeooo:paragraph-rsid="01e8015f" style:font-size-asian="11.8000001907349pt" style:font-size-complex="11.8000001907349pt"/>
    </style:style>
    <style:style style:name="P195" style:family="paragraph" style:parent-style-name="Text_20_body">
      <style:text-properties style:font-name="Times New Roman" fo:font-size="11.8000001907349pt" officeooo:rsid="01c17a57" officeooo:paragraph-rsid="01e8015f" style:font-size-asian="11.8000001907349pt" style:font-size-complex="11.8000001907349pt"/>
    </style:style>
    <style:style style:name="P196" style:family="paragraph" style:parent-style-name="Text_20_body">
      <style:text-properties style:font-name="Times New Roman" fo:font-size="11.8000001907349pt" style:text-underline-style="none" officeooo:rsid="0153c5a9" officeooo:paragraph-rsid="01e8015f" style:font-size-asian="11.8000001907349pt" style:font-size-complex="11.8000001907349pt"/>
    </style:style>
    <style:style style:name="P197" style:family="paragraph" style:parent-style-name="Text_20_body">
      <style:text-properties style:font-name="Times New Roman" fo:font-size="11.8000001907349pt" style:text-underline-style="none" officeooo:rsid="016c735d" officeooo:paragraph-rsid="01e8015f" style:font-size-asian="11.8000001907349pt" style:font-size-complex="11.8000001907349pt"/>
    </style:style>
    <style:style style:name="P198" style:family="paragraph" style:parent-style-name="Text_20_body" style:list-style-name="L5">
      <style:text-properties fo:color="#000000" loext:opacity="100%" style:font-name="Times New Roman" fo:font-size="12pt" officeooo:rsid="00e12903" officeooo:paragraph-rsid="00e12903" fo:background-color="transparent" style:font-size-asian="12pt" style:font-size-complex="12pt"/>
    </style:style>
    <style:style style:name="P199" style:family="paragraph" style:parent-style-name="Text_20_body" style:list-style-name="">
      <style:text-properties fo:color="#000000" loext:opacity="100%" style:font-name="Times New Roman" fo:font-size="11.8999996185303pt" fo:font-style="normal" fo:font-weight="normal" officeooo:rsid="013df418" officeooo:paragraph-rsid="013df418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P200" style:family="paragraph" style:parent-style-name="Text_20_body" style:list-style-name="L8">
      <style:text-properties officeooo:paragraph-rsid="00e5cefd"/>
    </style:style>
    <style:style style:name="P201" style:family="paragraph" style:parent-style-name="Text_20_body" style:list-style-name="L8">
      <style:text-properties officeooo:rsid="00e5cefd" officeooo:paragraph-rsid="00e5cefd"/>
    </style:style>
    <style:style style:name="P202" style:family="paragraph" style:parent-style-name="Text_20_body" style:list-style-name="">
      <style:text-properties officeooo:rsid="001e5a7e" officeooo:paragraph-rsid="01e8015f"/>
    </style:style>
    <style:style style:name="P203" style:family="paragraph" style:parent-style-name="Text_20_body" style:list-style-name="L18"/>
    <style:style style:name="P204" style:family="paragraph" style:parent-style-name="Text_20_body">
      <style:text-properties officeooo:paragraph-rsid="01b60f4d"/>
    </style:style>
    <style:style style:name="P205" style:family="paragraph" style:parent-style-name="Text_20_body">
      <style:text-properties officeooo:rsid="0120e97a" officeooo:paragraph-rsid="01eca848"/>
    </style:style>
    <style:style style:name="P206" style:family="paragraph" style:parent-style-name="Text_20_body">
      <style:text-properties officeooo:rsid="01ba4bb2" officeooo:paragraph-rsid="01eca848"/>
    </style:style>
    <style:style style:name="P207" style:family="paragraph" style:parent-style-name="Text_20_body">
      <style:text-properties officeooo:paragraph-rsid="01eca848"/>
    </style:style>
    <style:style style:name="P208" style:family="paragraph" style:parent-style-name="Text_20_body">
      <style:text-properties style:font-name="Arial" fo:font-size="11.8000001907349pt" fo:font-weight="normal" officeooo:rsid="01030653" officeooo:paragraph-rsid="010efc1d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209" style:family="paragraph" style:parent-style-name="Text_20_body" style:list-style-name="L21">
      <style:text-properties style:font-name="Arial" fo:font-size="11.8000001907349pt" fo:font-weight="normal" officeooo:rsid="01030653" officeooo:paragraph-rsid="010efc1d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210" style:family="paragraph" style:parent-style-name="Text_20_body">
      <style:text-properties officeooo:paragraph-rsid="01ecb6b3"/>
    </style:style>
    <style:style style:name="P211" style:family="paragraph" style:parent-style-name="Text_20_body" style:list-style-name="L22"/>
    <style:style style:name="P212" style:family="paragraph" style:parent-style-name="Text_20_body" style:list-style-name="L23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e03516" style:font-style-asian="italic" style:font-style-complex="italic"/>
    </style:style>
    <style:style style:name="T3" style:family="text">
      <style:text-properties fo:font-style="italic" officeooo:rsid="00e2d819" style:font-style-asian="italic" style:font-style-complex="italic"/>
    </style:style>
    <style:style style:name="T4" style:family="text">
      <style:text-properties fo:font-style="italic" officeooo:rsid="00e56bfd" style:font-style-asian="italic" style:font-style-complex="italic"/>
    </style:style>
    <style:style style:name="T5" style:family="text">
      <style:text-properties fo:font-style="italic" officeooo:rsid="00e5cefd" style:font-style-asian="italic" style:font-style-complex="italic"/>
    </style:style>
    <style:style style:name="T6" style:family="text">
      <style:text-properties fo:font-style="italic" officeooo:rsid="00ea8470" style:font-style-asian="italic" style:font-style-complex="italic"/>
    </style:style>
    <style:style style:name="T7" style:family="text">
      <style:text-properties fo:font-style="italic" officeooo:rsid="0120e97a" style:font-style-asian="italic" style:font-style-complex="italic"/>
    </style:style>
    <style:style style:name="T8" style:family="text">
      <style:text-properties fo:font-style="italic" officeooo:rsid="02fd9c6b" style:font-style-asian="italic" style:font-style-complex="italic"/>
    </style:style>
    <style:style style:name="T9" style:family="text">
      <style:text-properties fo:font-style="italic" officeooo:rsid="03049a1a" style:font-style-asian="italic" style:font-style-complex="italic"/>
    </style:style>
    <style:style style:name="T10" style:family="text">
      <style:text-properties fo:font-style="italic" officeooo:rsid="01a2fb20" style:font-style-asian="italic" style:font-style-complex="italic"/>
    </style:style>
    <style:style style:name="T11" style:family="text">
      <style:text-properties fo:font-style="italic" officeooo:rsid="01a5a56b" style:font-style-asian="italic" style:font-style-complex="italic"/>
    </style:style>
    <style:style style:name="T12" style:family="text">
      <style:text-properties fo:font-style="italic" officeooo:rsid="00cd76d4" style:font-style-asian="italic" style:font-weight-asian="normal" style:font-style-complex="italic" style:font-weight-complex="normal"/>
    </style:style>
    <style:style style:name="T13" style:family="text">
      <style:text-properties fo:font-style="italic" officeooo:rsid="0127d61b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e03516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e56bf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129e4ac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302d63b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1a5a56b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1ae3332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1b2864c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1b44a25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1e3ce5c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d21738" style:font-name-asian="WenQuanYi Micro Hei" style:font-style-asian="italic" style:font-weight-asian="bold" style:font-name-complex="Lohit Hindi2" style:font-style-complex="italic" style:font-weight-complex="bold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style:font-name="Times New Roman" fo:font-size="12pt" fo:background-color="transparent" loext:char-shading-value="0" style:font-size-asian="12pt" style:font-size-complex="12pt"/>
    </style:style>
    <style:style style:name="T27" style:family="text">
      <style:text-properties fo:color="#000000" loext:opacity="100%" style:font-name="Times New Roman" fo:font-size="12pt" officeooo:rsid="0120e97a" fo:background-color="transparent" loext:char-shading-value="0" style:font-size-asian="12pt" style:font-size-complex="12pt"/>
    </style:style>
    <style:style style:name="T28" style:family="text">
      <style:text-properties fo:color="#000000" loext:opacity="100%" style:font-name="Times New Roman" fo:font-size="12pt" officeooo:rsid="0129e4ac" fo:background-color="transparent" loext:char-shading-value="0" style:font-size-asian="12pt" style:font-size-complex="12pt"/>
    </style:style>
    <style:style style:name="T29" style:family="text">
      <style:text-properties fo:color="#000000" loext:opacity="100%" style:font-name="Times New Roman" fo:font-size="12pt" fo:font-style="italic" fo:background-color="transparent" loext:char-shading-value="0" style:font-size-asian="12pt" style:font-style-asian="italic" style:font-size-complex="12pt" style:font-style-complex="italic"/>
    </style:style>
    <style:style style:name="T30" style:family="text">
      <style:text-properties fo:color="#000000" loext:opacity="100%" style:font-name="Times New Roman" fo:font-size="12pt" fo:font-style="italic" fo:font-weight="bold" officeooo:rsid="0120e97a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31" style:family="text">
      <style:text-properties fo:color="#000000" loext:opacity="100%" style:font-name="Times New Roman" fo:font-size="12pt" fo:font-style="italic" fo:font-weight="bold" officeooo:rsid="0129e4ac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32" style:family="text">
      <style:text-properties fo:color="#000000" loext:opacity="100%" style:font-name="Times New Roman" fo:font-size="12pt" fo:font-style="italic" style:text-underline-style="none" fo:font-weight="bold" officeooo:rsid="00d240a6" style:font-name-asian="WenQuanYi Micro Hei" style:font-size-asian="12pt" style:font-style-asian="italic" style:font-weight-asian="bold" style:font-name-complex="Lohit Hindi2" style:font-size-complex="12pt" style:font-style-complex="italic" style:font-weight-complex="bold" style:text-overline-style="none" style:text-overline-color="font-color"/>
    </style:style>
    <style:style style:name="T33" style:family="text">
      <style:text-properties fo:color="#000000" loext:opacity="100%" style:font-name="Times New Roman" fo:font-size="12pt" fo:font-style="normal" fo:font-weight="bold" officeooo:rsid="013df418" fo:background-color="transparent" loext:char-shading-value="0" style:font-name-asian="WenQuanYi Micro Hei" style:font-size-asian="12pt" style:font-style-asian="normal" style:font-weight-asian="bold" style:font-name-complex="Lohit Hindi2" style:font-size-complex="12pt" style:font-style-complex="normal" style:font-weight-complex="bold"/>
    </style:style>
    <style:style style:name="T34" style:family="text">
      <style:text-properties fo:color="#000000" loext:opacity="100%" style:font-name="Times New Roman" fo:font-size="12pt" fo:font-style="normal" style:text-underline-style="none" fo:font-weight="normal" officeooo:rsid="00d240a6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T35" style:family="text">
      <style:text-properties fo:color="#000000" loext:opacity="100%" style:font-name="Times New Roman" fo:font-size="11.8999996185303pt" fo:font-style="normal" fo:font-weight="normal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6" style:family="text">
      <style:text-properties fo:color="#000000" loext:opacity="100%" style:font-name="Times New Roman" fo:font-size="11.8999996185303pt" fo:font-style="normal" fo:font-weight="normal" officeooo:rsid="013ec74b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7" style:family="text">
      <style:text-properties fo:color="#000000" loext:opacity="100%" style:font-name="Times New Roman" fo:font-size="11.8999996185303pt" fo:font-style="normal" fo:font-weight="normal" officeooo:rsid="013df418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8" style:family="text">
      <style:text-properties fo:color="#000000" loext:opacity="100%" style:font-name="Times New Roman" fo:font-size="11.8999996185303pt" fo:font-style="normal" fo:font-weight="normal" officeooo:rsid="015fcbe8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9" style:family="text">
      <style:text-properties fo:color="#000000" loext:opacity="100%" style:font-name="Times New Roman" fo:font-size="11.8999996185303pt" fo:font-style="normal" fo:font-weight="normal" officeooo:rsid="01606946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40" style:family="text">
      <style:text-properties fo:color="#000000" loext:opacity="100%" style:font-name="Times New Roman" fo:font-size="11.8999996185303pt" fo:font-style="normal" fo:font-weight="normal" officeooo:rsid="015ebe13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41" style:family="text">
      <style:text-properties fo:color="#000000" loext:opacity="100%" style:font-name="Times New Roman" fo:font-size="11.8999996185303pt" fo:font-style="normal" fo:font-weight="normal" officeooo:rsid="01ad2adb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42" style:family="text">
      <style:text-properties fo:color="#000000" loext:opacity="100%" style:font-name="Times New Roman" fo:font-size="11.8999996185303pt" fo:font-style="italic" fo:font-weight="normal" style:font-name-asian="WenQuanYi Micro Hei" style:font-size-asian="11.8999996185303pt" style:font-style-asian="italic" style:font-weight-asian="normal" style:font-name-complex="Lohit Hindi2" style:font-size-complex="11.8999996185303pt" style:font-style-complex="italic" style:font-weight-complex="normal"/>
    </style:style>
    <style:style style:name="T43" style:family="text">
      <style:text-properties fo:color="#000000" loext:opacity="100%" style:font-name="Times New Roman" fo:font-size="11.8999996185303pt" fo:font-style="italic" fo:font-weight="normal" officeooo:rsid="013ec74b" style:font-name-asian="WenQuanYi Micro Hei" style:font-size-asian="11.8999996185303pt" style:font-style-asian="italic" style:font-weight-asian="normal" style:font-name-complex="Lohit Hindi2" style:font-size-complex="11.8999996185303pt" style:font-style-complex="italic" style:font-weight-complex="normal"/>
    </style:style>
    <style:style style:name="T44" style:family="text">
      <style:text-properties fo:color="#000000" loext:opacity="100%" style:font-name="Times New Roman" fo:font-size="11.8999996185303pt" fo:font-style="italic" fo:font-weight="bold" officeooo:rsid="01606946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45" style:family="text">
      <style:text-properties fo:color="#000000" loext:opacity="100%" style:font-name="Times New Roman" fo:font-size="11.8999996185303pt" fo:font-style="italic" fo:font-weight="bold" officeooo:rsid="01ad2adb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46" style:family="text">
      <style:text-properties fo:color="#000000" loext:opacity="100%" fo:font-style="italic" style:font-style-asian="italic" style:font-style-complex="italic"/>
    </style:style>
    <style:style style:name="T47" style:family="text">
      <style:text-properties fo:color="#000000" loext:opacity="100%" fo:font-style="italic" officeooo:rsid="0120e97a" style:font-style-asian="italic" style:font-style-complex="italic"/>
    </style:style>
    <style:style style:name="T48" style:family="text">
      <style:text-properties fo:color="#000000" loext:opacity="100%"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color="#000000" loext:opacity="100%" fo:font-style="italic" fo:font-weight="bold" officeooo:rsid="02915030" style:font-style-asian="italic" style:font-weight-asian="bold" style:font-style-complex="italic" style:font-weight-complex="bold"/>
    </style:style>
    <style:style style:name="T50" style:family="text">
      <style:text-properties fo:color="#000000" loext:opacity="100%" fo:font-style="italic" fo:font-weight="bold" officeooo:rsid="02944c22" style:font-style-asian="italic" style:font-weight-asian="bold" style:font-style-complex="italic" style:font-weight-complex="bold"/>
    </style:style>
    <style:style style:name="T51" style:family="text">
      <style:text-properties fo:color="#000000" loext:opacity="100%" officeooo:rsid="0120e97a"/>
    </style:style>
    <style:style style:name="T52" style:family="text">
      <style:text-properties fo:color="#000000" loext:opacity="100%" style:font-name="Monospace"/>
    </style:style>
    <style:style style:name="T53" style:family="text">
      <style:text-properties fo:color="#000000" loext:opacity="100%" style:font-name="Monospace" fo:font-size="10pt" style:text-underline-style="solid" style:text-underline-width="auto" style:text-underline-color="font-color" style:font-size-asian="10pt"/>
    </style:style>
    <style:style style:name="T54" style:family="text">
      <style:text-properties fo:color="#000000" loext:opacity="100%" style:font-name="Arial" fo:font-size="10.5pt" fo:font-style="italic" style:text-underline-style="none" fo:font-weight="bold" officeooo:rsid="015b0b2d" style:font-name-asian="WenQuanYi Micro Hei" style:font-size-asian="14pt" style:font-style-asian="italic" style:font-weight-asian="bold" style:font-name-complex="Lohit Hindi2" style:font-size-complex="14pt" style:font-style-complex="italic" style:font-weight-complex="bold" style:text-overline-style="none" style:text-overline-color="font-color"/>
    </style:style>
    <style:style style:name="T55" style:family="text">
      <style:text-properties fo:color="#000000" loext:opacity="100%" officeooo:rsid="0156cb9f"/>
    </style:style>
    <style:style style:name="T56" style:family="text">
      <style:text-properties fo:color="#000000" loext:opacity="100%" officeooo:rsid="02915030"/>
    </style:style>
    <style:style style:name="T57" style:family="text">
      <style:text-properties fo:color="#000000" loext:opacity="100%" officeooo:rsid="02944c22"/>
    </style:style>
    <style:style style:name="T58" style:family="text">
      <style:text-properties fo:color="#000000" loext:opacity="100%" style:font-name="Droid Sans Mono" fo:font-size="10.5pt" fo:font-style="normal" fo:font-weight="normal" officeooo:rsid="01c9a844" fo:background-color="#ffffff" loext:char-shading-value="0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officeooo:rsid="02f30735" style:font-name-asian="WenQuanYi Micro Hei" style:font-weight-asian="bold" style:font-name-complex="Lohit Hindi2" style:font-weight-complex="bold"/>
    </style:style>
    <style:style style:name="T61" style:family="text">
      <style:text-properties fo:font-weight="bold" officeooo:rsid="01911ccb" style:font-name-asian="WenQuanYi Micro Hei" style:font-weight-asian="bold" style:font-name-complex="Lohit Hindi2" style:font-weight-complex="bold"/>
    </style:style>
    <style:style style:name="T62" style:family="text">
      <style:text-properties fo:font-weight="bold" officeooo:rsid="01c5b334" style:font-name-asian="WenQuanYi Micro Hei" style:font-weight-asian="bold" style:font-name-complex="Lohit Hindi2" style:font-weight-complex="bold"/>
    </style:style>
    <style:style style:name="T63" style:family="text">
      <style:text-properties style:font-name="Times New Roman" fo:font-size="12pt" fo:font-weight="normal" style:font-name-asian="WenQuanYi Micro Hei" style:font-size-asian="12pt" style:font-weight-asian="normal" style:font-name-complex="Lohit Hindi2" style:font-size-complex="12pt" style:font-weight-complex="normal"/>
    </style:style>
    <style:style style:name="T64" style:family="text">
      <style:text-properties style:font-name="Times New Roman" fo:font-size="12pt" fo:font-weight="normal" officeooo:rsid="00e7c813" style:font-name-asian="WenQuanYi Micro Hei" style:font-size-asian="12pt" style:font-weight-asian="normal" style:font-name-complex="Lohit Hindi2" style:font-size-complex="12pt" style:font-weight-complex="normal"/>
    </style:style>
    <style:style style:name="T65" style:family="text">
      <style:text-properties style:font-name="Times New Roman" fo:font-size="12pt" fo:font-weight="normal" officeooo:rsid="01a9bf19" style:font-name-asian="WenQuanYi Micro Hei" style:font-size-asian="12pt" style:font-weight-asian="normal" style:font-name-complex="Lohit Hindi2" style:font-size-complex="12pt" style:font-weight-complex="normal"/>
    </style:style>
    <style:style style:name="T66" style:family="text">
      <style:text-properties style:font-name="Times New Roman" fo:font-size="12pt" style:text-underline-style="solid" style:text-underline-width="auto" style:text-underline-color="font-color" fo:font-weight="normal" style:font-name-asian="WenQuanYi Micro Hei" style:font-size-asian="12pt" style:font-weight-asian="normal" style:font-name-complex="Lohit Hindi2" style:font-size-complex="12pt" style:font-weight-complex="normal"/>
    </style:style>
    <style:style style:name="T67" style:family="text">
      <style:text-properties style:font-name="Times New Roman" fo:font-size="12pt" fo:font-style="normal" style:text-underline-style="none" fo:font-weight="normal" officeooo:rsid="01a91ebd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68" style:family="text">
      <style:text-properties style:font-name="Times New Roman" fo:font-size="12pt" fo:font-style="normal" style:text-underline-style="none" fo:font-weight="normal" officeooo:rsid="00e5cefd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69" style:family="text">
      <style:text-properties style:font-name="Times New Roman" fo:font-size="12pt" fo:font-style="normal" style:text-underline-style="solid" style:text-underline-width="auto" style:text-underline-color="font-color" fo:font-weight="normal" officeooo:rsid="00e5cefd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70" style:family="text">
      <style:text-properties style:font-name="Times New Roman" fo:font-size="11.8000001907349pt" fo:font-weight="bold" officeooo:rsid="00fc47ef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T71" style:family="text">
      <style:text-properties style:font-name="Times New Roman" fo:font-size="11.8000001907349pt" fo:font-weight="normal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T72" style:family="text">
      <style:text-properties style:font-name="Times New Roman" fo:font-size="11.8000001907349pt" fo:font-weight="normal" officeooo:rsid="00fc47ef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T73" style:family="text">
      <style:text-properties style:font-name="Times New Roman" fo:font-size="11.8000001907349pt" fo:font-weight="normal" officeooo:rsid="010ef496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T74" style:family="text">
      <style:text-properties style:font-name="Times New Roman" fo:font-size="11.8000001907349pt" fo:font-weight="normal" officeooo:rsid="012ec90e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T75" style:family="text">
      <style:text-properties style:font-name="Times New Roman" fo:font-size="11.8000001907349pt" fo:font-weight="normal" style:font-size-asian="11.8000001907349pt" style:font-weight-asian="normal" style:font-size-complex="11.8000001907349pt" style:font-weight-complex="normal"/>
    </style:style>
    <style:style style:name="T76" style:family="text">
      <style:text-properties style:font-name="Times New Roman" fo:font-size="11.8000001907349pt" officeooo:rsid="010be942" style:font-name-asian="WenQuanYi Micro Hei" style:font-size-asian="11.8000001907349pt" style:font-name-complex="Lohit Hindi2" style:font-size-complex="11.8000001907349pt"/>
    </style:style>
    <style:style style:name="T77" style:family="text">
      <style:text-properties style:font-name="Times New Roman" fo:font-size="11.8000001907349pt" fo:font-style="italic" fo:font-weight="bold" style:font-name-asian="WenQuanYi Micro Hei" style:font-size-asian="11.8000001907349pt" style:font-style-asian="italic" style:font-weight-asian="bold" style:font-name-complex="Lohit Hindi2" style:font-size-complex="11.8000001907349pt" style:font-style-complex="italic" style:font-weight-complex="bold"/>
    </style:style>
    <style:style style:name="T78" style:family="text">
      <style:text-properties style:font-name="Times New Roman" fo:font-size="11.8000001907349pt" fo:font-style="italic" fo:font-weight="bold" officeooo:rsid="010be942" style:font-name-asian="WenQuanYi Micro Hei" style:font-size-asian="11.8000001907349pt" style:font-style-asian="italic" style:font-weight-asian="bold" style:font-name-complex="Lohit Hindi2" style:font-size-complex="11.8000001907349pt" style:font-style-complex="italic" style:font-weight-complex="bold"/>
    </style:style>
    <style:style style:name="T79" style:family="text">
      <style:text-properties style:font-name="Times New Roman" fo:font-size="11.8000001907349pt" fo:font-style="italic" fo:font-weight="bold" officeooo:rsid="00fc47ef" style:font-name-asian="WenQuanYi Micro Hei" style:font-size-asian="11.8000001907349pt" style:font-style-asian="italic" style:font-weight-asian="bold" style:font-name-complex="Lohit Hindi2" style:font-size-complex="11.8000001907349pt" style:font-style-complex="italic" style:font-weight-complex="bold"/>
    </style:style>
    <style:style style:name="T80" style:family="text">
      <style:text-properties style:font-name="Times New Roman" fo:font-size="11.8000001907349pt" fo:font-style="italic" fo:font-weight="bold" style:font-size-asian="11.8000001907349pt" style:font-style-asian="italic" style:font-weight-asian="bold" style:font-size-complex="11.8000001907349pt" style:font-style-complex="italic" style:font-weight-complex="bold"/>
    </style:style>
    <style:style style:name="T81" style:family="text">
      <style:text-properties style:font-name="Times New Roman" fo:font-size="11.8000001907349pt" fo:font-style="italic" fo:font-weight="bold" officeooo:rsid="00fc47ef" style:font-size-asian="11.8000001907349pt" style:font-style-asian="italic" style:font-weight-asian="bold" style:font-size-complex="11.8000001907349pt" style:font-style-complex="italic" style:font-weight-complex="bold"/>
    </style:style>
    <style:style style:name="T82" style:family="text">
      <style:text-properties style:font-name="Times New Roman" fo:font-size="11.8000001907349pt" style:text-underline-style="solid" style:text-underline-width="auto" style:text-underline-color="font-color" officeooo:rsid="01503b47" style:font-size-asian="11.8000001907349pt" style:font-size-complex="11.8000001907349pt"/>
    </style:style>
    <style:style style:name="T83" style:family="text">
      <style:text-properties style:font-name="Times New Roman" fo:font-size="11.8000001907349pt" style:text-underline-style="solid" style:text-underline-width="auto" style:text-underline-color="font-color" officeooo:rsid="0153c5a9" style:font-size-asian="11.8000001907349pt" style:font-size-complex="11.8000001907349pt"/>
    </style:style>
    <style:style style:name="T84" style:family="text">
      <style:text-properties style:font-name="Times New Roman" fo:font-size="11.8000001907349pt" style:text-underline-style="solid" style:text-underline-width="auto" style:text-underline-color="font-color" officeooo:rsid="01e8015f" style:font-size-asian="11.8000001907349pt" style:font-size-complex="11.8000001907349pt"/>
    </style:style>
    <style:style style:name="T85" style:family="text">
      <style:text-properties style:font-name="Times New Roman" fo:font-size="11.8000001907349pt" officeooo:rsid="00fc47ef" style:font-size-asian="11.8000001907349pt" style:font-size-complex="11.8000001907349pt"/>
    </style:style>
    <style:style style:name="T86" style:family="text">
      <style:text-properties style:font-name="Times New Roman" officeooo:rsid="010be942"/>
    </style:style>
    <style:style style:name="T87" style:family="text">
      <style:text-properties style:font-name="Times New Roman" fo:font-style="italic" officeooo:rsid="010be942" style:font-style-asian="italic" style:font-style-complex="italic"/>
    </style:style>
    <style:style style:name="T88" style:family="text">
      <style:text-properties style:font-name="Times New Roman" fo:font-style="italic" fo:font-weight="bold" officeooo:rsid="010be942" style:font-style-asian="italic" style:font-weight-asian="bold" style:font-style-complex="italic" style:font-weight-complex="bold"/>
    </style:style>
    <style:style style:name="T8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5ebb4" fo:background-color="#ffffff" loext:char-shading-value="0" style:font-name-asian="Droid Sans Fallback1" style:font-size-asian="12pt" style:font-style-asian="italic" style:font-weight-asian="normal" style:font-name-complex="FreeSans" style:font-size-complex="12pt" style:font-style-complex="italic" style:font-weight-complex="normal" loext:padding="0cm" loext:border="none"/>
    </style:style>
    <style:style style:name="T90" style:family="text">
      <style:text-properties officeooo:rsid="0080df97"/>
    </style:style>
    <style:style style:name="T91" style:family="text">
      <style:text-properties officeooo:rsid="008a61ff"/>
    </style:style>
    <style:style style:name="T92" style:family="text">
      <style:text-properties officeooo:rsid="008b0c85"/>
    </style:style>
    <style:style style:name="T93" style:family="text">
      <style:text-properties officeooo:rsid="00c7c8d0"/>
    </style:style>
    <style:style style:name="T94" style:family="text">
      <style:text-properties fo:font-style="normal" style:font-style-asian="normal" style:font-style-complex="normal"/>
    </style:style>
    <style:style style:name="T95" style:family="text">
      <style:text-properties fo:font-style="normal" officeooo:rsid="00e5cefd" style:font-style-asian="normal" style:font-style-complex="normal"/>
    </style:style>
    <style:style style:name="T96" style:family="text">
      <style:text-properties fo:font-style="normal" officeooo:rsid="00e7c813" style:font-style-asian="normal" style:font-style-complex="normal"/>
    </style:style>
    <style:style style:name="T97" style:family="text">
      <style:text-properties fo:font-style="normal" officeooo:rsid="03049a1a" style:font-style-asian="normal" style:font-style-complex="normal"/>
    </style:style>
    <style:style style:name="T98" style:family="text">
      <style:text-properties style:font-name-asian="WenQuanYi Micro Hei" style:font-name-complex="Lohit Hindi2"/>
    </style:style>
    <style:style style:name="T99" style:family="text">
      <style:text-properties officeooo:rsid="00d21738" style:font-name-asian="WenQuanYi Micro Hei" style:font-name-complex="Lohit Hindi2"/>
    </style:style>
    <style:style style:name="T100" style:family="text">
      <style:text-properties officeooo:rsid="00d240a6" style:font-name-asian="WenQuanYi Micro Hei" style:font-name-complex="Lohit Hindi2"/>
    </style:style>
    <style:style style:name="T101" style:family="text">
      <style:text-properties officeooo:rsid="00e03516"/>
    </style:style>
    <style:style style:name="T102" style:family="text">
      <style:text-properties officeooo:rsid="00e41927"/>
    </style:style>
    <style:style style:name="T103" style:family="text">
      <style:text-properties officeooo:rsid="00e56bfd"/>
    </style:style>
    <style:style style:name="T104" style:family="text">
      <style:text-properties officeooo:rsid="00e5cefd"/>
    </style:style>
    <style:style style:name="T105" style:family="text">
      <style:text-properties style:text-underline-style="solid" style:text-underline-width="auto" style:text-underline-color="font-color"/>
    </style:style>
    <style:style style:name="T106" style:family="text">
      <style:text-properties style:text-underline-style="solid" style:text-underline-width="auto" style:text-underline-color="font-color" officeooo:rsid="0120e97a"/>
    </style:style>
    <style:style style:name="T107" style:family="text">
      <style:text-properties officeooo:rsid="00ea8470"/>
    </style:style>
    <style:style style:name="T108" style:family="text">
      <style:text-properties officeooo:rsid="00f0df0d"/>
    </style:style>
    <style:style style:name="T109" style:family="text">
      <style:text-properties officeooo:rsid="00f2ada6"/>
    </style:style>
    <style:style style:name="T110" style:family="text">
      <style:text-properties officeooo:rsid="00f2b526"/>
    </style:style>
    <style:style style:name="T111" style:family="text">
      <style:text-properties fo:font-size="11.8000001907349pt" style:font-name-asian="WenQuanYi Micro Hei" style:font-size-asian="11.8000001907349pt" style:font-name-complex="Lohit Hindi2" style:font-size-complex="11.8000001907349pt"/>
    </style:style>
    <style:style style:name="T112" style:family="text">
      <style:text-properties fo:font-size="11.8000001907349pt" fo:font-style="italic" fo:font-weight="bold" officeooo:rsid="01ccfe4d" style:font-name-asian="WenQuanYi Micro Hei" style:font-size-asian="11.8000001907349pt" style:font-style-asian="italic" style:font-weight-asian="bold" style:font-name-complex="Lohit Hindi2" style:font-size-complex="11.8000001907349pt" style:font-style-complex="italic" style:font-weight-complex="bold"/>
    </style:style>
    <style:style style:name="T113" style:family="text">
      <style:text-properties style:font-name="Arial" fo:font-size="11.8000001907349pt" fo:font-weight="bold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T114" style:family="text">
      <style:text-properties style:font-name="Arial" fo:font-size="11.8000001907349pt" fo:font-weight="bold" officeooo:rsid="01030653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T115" style:family="text">
      <style:text-properties style:font-name="Arial" fo:font-size="11.8000001907349pt" fo:font-weight="bold" officeooo:rsid="0106ea35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T116" style:family="text">
      <style:text-properties style:font-name="Arial" fo:font-size="11.8000001907349pt" fo:font-weight="bold" officeooo:rsid="010efc1d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T117" style:family="text">
      <style:text-properties style:font-name="Arial" fo:font-size="11.8000001907349pt" fo:font-weight="bold" officeooo:rsid="0109ee0f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T118" style:family="text">
      <style:text-properties style:font-name="Arial" fo:font-size="11.8000001907349pt" fo:font-weight="bold" officeooo:rsid="01cb9b85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T119" style:family="text">
      <style:text-properties style:font-name="Arial" fo:font-size="11.8000001907349pt" style:font-name-asian="WenQuanYi Micro Hei" style:font-size-asian="11.8000001907349pt" style:font-name-complex="Lohit Hindi2" style:font-size-complex="11.8000001907349pt"/>
    </style:style>
    <style:style style:name="T120" style:family="text">
      <style:text-properties style:font-name="Arial" fo:font-size="11.8000001907349pt" fo:font-style="italic" fo:font-weight="bold" officeooo:rsid="01cb9b85" style:font-name-asian="WenQuanYi Micro Hei" style:font-size-asian="11.8000001907349pt" style:font-style-asian="italic" style:font-weight-asian="bold" style:font-name-complex="Lohit Hindi2" style:font-size-complex="11.8000001907349pt" style:font-style-complex="italic" style:font-weight-complex="bold"/>
    </style:style>
    <style:style style:name="T121" style:family="text">
      <style:text-properties style:font-name="Arial" fo:font-size="11.8000001907349pt" fo:font-style="italic" fo:font-weight="bold" officeooo:rsid="01eca848" style:font-name-asian="WenQuanYi Micro Hei" style:font-size-asian="11.8000001907349pt" style:font-style-asian="italic" style:font-weight-asian="bold" style:font-name-complex="Lohit Hindi2" style:font-size-complex="11.8000001907349pt" style:font-style-complex="italic" style:font-weight-complex="bold"/>
    </style:style>
    <style:style style:name="T122" style:family="text">
      <style:text-properties style:font-name="Arial" fo:font-weight="bold" officeooo:rsid="01030653" style:font-weight-asian="bold" style:font-weight-complex="bold"/>
    </style:style>
    <style:style style:name="T123" style:family="text">
      <style:text-properties style:font-name="Arial" fo:font-weight="bold" officeooo:rsid="0113287e" style:font-weight-asian="bold" style:font-weight-complex="bold"/>
    </style:style>
    <style:style style:name="T124" style:family="text">
      <style:text-properties style:font-name="Arial" fo:font-weight="bold" officeooo:rsid="016e4cfb" style:font-weight-asian="bold" style:font-weight-complex="bold"/>
    </style:style>
    <style:style style:name="T125" style:family="text">
      <style:text-properties style:font-name="Arial" fo:font-weight="bold" officeooo:rsid="01aefbe5" style:font-weight-asian="bold" style:font-weight-complex="bold"/>
    </style:style>
    <style:style style:name="T126" style:family="text">
      <style:text-properties style:font-name="Arial" fo:font-weight="bold" officeooo:rsid="01b1765a" style:font-weight-asian="bold" style:font-weight-complex="bold"/>
    </style:style>
    <style:style style:name="T127" style:family="text">
      <style:text-properties style:font-name="Arial" fo:font-weight="bold" officeooo:rsid="01c7aa88" style:font-weight-asian="bold" style:font-weight-complex="bold"/>
    </style:style>
    <style:style style:name="T128" style:family="text">
      <style:text-properties style:font-name="Arial" fo:font-weight="bold" officeooo:rsid="01c8aba3" style:font-weight-asian="bold" style:font-weight-complex="bold"/>
    </style:style>
    <style:style style:name="T129" style:family="text">
      <style:text-properties style:font-name="Arial" fo:font-size="16.1000003814697pt" fo:font-weight="bold" officeooo:rsid="013a2b1b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130" style:family="text">
      <style:text-properties style:font-name="Arial" fo:font-size="16.1000003814697pt" fo:font-weight="bold" officeooo:rsid="01b70140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131" style:family="text">
      <style:text-properties style:font-name="Arial" fo:font-size="16.1000003814697pt" fo:font-weight="bold" officeooo:rsid="01eca848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132" style:family="text">
      <style:text-properties style:font-name="Arial" fo:font-style="italic" fo:font-weight="bold" officeooo:rsid="016f129f" style:font-style-asian="italic" style:font-weight-asian="bold" style:font-style-complex="italic" style:font-weight-complex="bold"/>
    </style:style>
    <style:style style:name="T133" style:family="text">
      <style:text-properties style:font-name="Arial" style:font-name-asian="WenQuanYi Micro Hei" style:font-name-complex="Lohit Hindi2"/>
    </style:style>
    <style:style style:name="T134" style:family="text">
      <style:text-properties officeooo:rsid="011c910b"/>
    </style:style>
    <style:style style:name="T135" style:family="text">
      <style:text-properties officeooo:rsid="011ba880"/>
    </style:style>
    <style:style style:name="T136" style:family="text">
      <style:text-properties officeooo:rsid="011ebf00"/>
    </style:style>
    <style:style style:name="T137" style:family="text">
      <style:text-properties officeooo:rsid="0120e97a"/>
    </style:style>
    <style:style style:name="T138" style:family="text">
      <style:text-properties officeooo:rsid="0129e4ac"/>
    </style:style>
    <style:style style:name="T139" style:family="text">
      <style:text-properties officeooo:rsid="01391e09"/>
    </style:style>
    <style:style style:name="T140" style:family="text">
      <style:text-properties officeooo:rsid="013b9967"/>
    </style:style>
    <style:style style:name="T141" style:family="text">
      <style:text-properties fo:font-size="11.8999996185303pt" style:font-name-asian="WenQuanYi Micro Hei" style:font-size-asian="11.8999996185303pt" style:font-name-complex="Lohit Hindi2" style:font-size-complex="11.8999996185303pt"/>
    </style:style>
    <style:style style:name="T142" style:family="text">
      <style:text-properties fo:font-size="11.8999996185303pt" officeooo:rsid="013b9967" style:font-name-asian="WenQuanYi Micro Hei" style:font-size-asian="11.8999996185303pt" style:font-name-complex="Lohit Hindi2" style:font-size-complex="11.8999996185303pt"/>
    </style:style>
    <style:style style:name="T143" style:family="text">
      <style:text-properties fo:font-size="11.8999996185303pt" officeooo:rsid="0140333d" style:font-name-asian="WenQuanYi Micro Hei" style:font-size-asian="11.8999996185303pt" style:font-name-complex="Lohit Hindi2" style:font-size-complex="11.8999996185303pt"/>
    </style:style>
    <style:style style:name="T144" style:family="text">
      <style:text-properties fo:font-size="11.8999996185303pt" fo:font-style="italic" fo:font-weight="bold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145" style:family="text">
      <style:text-properties fo:font-size="11.8999996185303pt" fo:font-style="italic" style:font-name-asian="WenQuanYi Micro Hei" style:font-size-asian="11.8999996185303pt" style:font-style-asian="italic" style:font-name-complex="Lohit Hindi2" style:font-size-complex="11.8999996185303pt" style:font-style-complex="italic"/>
    </style:style>
    <style:style style:name="T146" style:family="text">
      <style:text-properties fo:font-size="11.8999996185303pt" fo:font-style="italic" officeooo:rsid="01611fc4" style:font-name-asian="WenQuanYi Micro Hei" style:font-size-asian="11.8999996185303pt" style:font-style-asian="italic" style:font-name-complex="Lohit Hindi2" style:font-size-complex="11.8999996185303pt" style:font-style-complex="italic"/>
    </style:style>
    <style:style style:name="T147" style:family="text">
      <style:text-properties fo:font-size="11.8999996185303pt" fo:font-weight="bold" style:font-name-asian="WenQuanYi Micro Hei" style:font-size-asian="11.8999996185303pt" style:font-weight-asian="bold" style:font-name-complex="Lohit Hindi2" style:font-size-complex="11.8999996185303pt" style:font-weight-complex="bold"/>
    </style:style>
    <style:style style:name="T148" style:family="text">
      <style:text-properties fo:font-size="11.8999996185303pt" fo:font-weight="bold" officeooo:rsid="015fbfae" style:font-name-asian="WenQuanYi Micro Hei" style:font-size-asian="11.8999996185303pt" style:font-weight-asian="bold" style:font-name-complex="Lohit Hindi2" style:font-size-complex="11.8999996185303pt" style:font-weight-complex="bold"/>
    </style:style>
    <style:style style:name="T149" style:family="text">
      <style:text-properties fo:font-size="11.8999996185303pt" fo:font-weight="bold" officeooo:rsid="01ad2adb" style:font-name-asian="WenQuanYi Micro Hei" style:font-size-asian="11.8999996185303pt" style:font-weight-asian="bold" style:font-name-complex="Lohit Hindi2" style:font-size-complex="11.8999996185303pt" style:font-weight-complex="bold"/>
    </style:style>
    <style:style style:name="T150" style:family="text">
      <style:text-properties fo:color="#2a00ff" loext:opacity="100%" style:font-name="Monospace"/>
    </style:style>
    <style:style style:name="T151" style:family="text">
      <style:text-properties fo:color="#0000c0" loext:opacity="100%" style:font-name="Monospace" fo:font-style="italic" style:font-style-asian="italic"/>
    </style:style>
    <style:style style:name="T152" style:family="text">
      <style:text-properties fo:color="#0000c0" loext:opacity="100%" style:font-name="Monospace" fo:font-style="italic" fo:background-color="#d4d4d4" loext:char-shading-value="0" style:font-style-asian="italic"/>
    </style:style>
    <style:style style:name="T153" style:family="text">
      <style:text-properties fo:color="#6a3e3e" loext:opacity="100%" style:font-name="Monospace"/>
    </style:style>
    <style:style style:name="T154" style:family="text">
      <style:text-properties fo:color="#6a3e3e" loext:opacity="100%" style:font-name="Monospace" style:text-underline-style="solid" style:text-underline-width="auto" style:text-underline-color="font-color"/>
    </style:style>
    <style:style style:name="T155" style:family="text">
      <style:text-properties fo:color="#7f0055" loext:opacity="100%" style:font-name="Monospace" fo:font-weight="bold" style:font-weight-asian="bold"/>
    </style:style>
    <style:style style:name="T156" style:family="text">
      <style:text-properties style:font-name="Monospace"/>
    </style:style>
    <style:style style:name="T157" style:family="text">
      <style:text-properties style:font-name="Monospace" style:font-name-asian="WenQuanYi Micro Hei" style:font-name-complex="Lohit Hindi2"/>
    </style:style>
    <style:style style:name="T158" style:family="text">
      <style:text-properties style:font-name="Monospace" style:text-underline-style="solid" style:text-underline-width="auto" style:text-underline-color="font-color"/>
    </style:style>
    <style:style style:name="T159" style:family="text">
      <style:text-properties style:font-name="Monospace" fo:font-size="10pt" style:font-size-asian="10pt"/>
    </style:style>
    <style:style style:name="T160" style:family="text">
      <style:text-properties officeooo:rsid="014639d4"/>
    </style:style>
    <style:style style:name="T161" style:family="text">
      <style:text-properties officeooo:rsid="01477dd7"/>
    </style:style>
    <style:style style:name="T162" style:family="text">
      <style:text-properties officeooo:rsid="014dfe9f"/>
    </style:style>
    <style:style style:name="T163" style:family="text">
      <style:text-properties officeooo:rsid="0153c5a9"/>
    </style:style>
    <style:style style:name="T164" style:family="text">
      <style:text-properties officeooo:rsid="015fcbe8"/>
    </style:style>
    <style:style style:name="T165" style:family="text">
      <style:text-properties officeooo:rsid="02915030"/>
    </style:style>
    <style:style style:name="T166" style:family="text">
      <style:text-properties officeooo:rsid="0233990a"/>
    </style:style>
    <style:style style:name="T167" style:family="text">
      <style:text-properties officeooo:rsid="01893ec3"/>
    </style:style>
    <style:style style:name="T168" style:family="text">
      <style:text-properties officeooo:rsid="018eee36"/>
    </style:style>
    <style:style style:name="T169" style:family="text">
      <style:text-properties officeooo:rsid="02ff2044"/>
    </style:style>
    <style:style style:name="T170" style:family="text">
      <style:text-properties officeooo:rsid="02f9d7fc"/>
    </style:style>
    <style:style style:name="T171" style:family="text">
      <style:text-properties officeooo:rsid="02fd9c6b"/>
    </style:style>
    <style:style style:name="T172" style:family="text">
      <style:text-properties officeooo:rsid="0302d63b"/>
    </style:style>
    <style:style style:name="T173" style:family="text">
      <style:text-properties officeooo:rsid="03049a1a"/>
    </style:style>
    <style:style style:name="T174" style:family="text">
      <style:text-properties officeooo:rsid="03055172"/>
    </style:style>
    <style:style style:name="T175" style:family="text">
      <style:text-properties officeooo:rsid="01911ccb"/>
    </style:style>
    <style:style style:name="T176" style:family="text">
      <style:text-properties officeooo:rsid="02f30735"/>
    </style:style>
    <style:style style:name="T177" style:family="text">
      <style:text-properties officeooo:rsid="019f5228"/>
    </style:style>
    <style:style style:name="T178" style:family="text">
      <style:text-properties officeooo:rsid="01a12190"/>
    </style:style>
    <style:style style:name="T179" style:family="text">
      <style:text-properties officeooo:rsid="01a207d6"/>
    </style:style>
    <style:style style:name="T180" style:family="text">
      <style:text-properties officeooo:rsid="01a2fb20"/>
    </style:style>
    <style:style style:name="T181" style:family="text">
      <style:text-properties officeooo:rsid="01a3c2bb"/>
    </style:style>
    <style:style style:name="T182" style:family="text">
      <style:text-properties officeooo:rsid="01a5289e"/>
    </style:style>
    <style:style style:name="T183" style:family="text">
      <style:text-properties officeooo:rsid="01a5a56b"/>
    </style:style>
    <style:style style:name="T184" style:family="text">
      <style:text-properties officeooo:rsid="01a76de8"/>
    </style:style>
    <style:style style:name="T185" style:family="text">
      <style:text-properties officeooo:rsid="01a9bf19"/>
    </style:style>
    <style:style style:name="T186" style:family="text">
      <style:text-properties officeooo:rsid="01ab2ee3"/>
    </style:style>
    <style:style style:name="T187" style:family="text">
      <style:text-properties officeooo:rsid="01ae3332"/>
    </style:style>
    <style:style style:name="T188" style:family="text">
      <style:text-properties officeooo:rsid="01b05ab0"/>
    </style:style>
    <style:style style:name="T189" style:family="text">
      <style:text-properties officeooo:rsid="01b10c8e"/>
    </style:style>
    <style:style style:name="T190" style:family="text">
      <style:text-properties officeooo:rsid="01b2864c"/>
    </style:style>
    <style:style style:name="T191" style:family="text">
      <style:text-properties style:text-position="super 58%" fo:font-style="italic" fo:font-weight="bold" style:font-style-asian="italic" style:font-weight-asian="bold" style:font-style-complex="italic" style:font-weight-complex="bold"/>
    </style:style>
    <style:style style:name="T192" style:family="text">
      <style:text-properties officeooo:rsid="01b44a25"/>
    </style:style>
    <style:style style:name="T193" style:family="text">
      <style:text-properties officeooo:rsid="01b70140"/>
    </style:style>
    <style:style style:name="T194" style:family="text">
      <style:text-properties officeooo:rsid="01bb9aa0"/>
    </style:style>
    <style:style style:name="T195" style:family="text">
      <style:text-properties officeooo:rsid="01bc7022"/>
    </style:style>
    <style:style style:name="T196" style:family="text">
      <style:text-properties officeooo:rsid="01be0962"/>
    </style:style>
    <style:style style:name="T197" style:family="text">
      <style:text-properties officeooo:rsid="01bfb2f5"/>
    </style:style>
    <style:style style:name="T198" style:family="text">
      <style:text-properties officeooo:rsid="01bffca9"/>
    </style:style>
    <style:style style:name="T199" style:family="text">
      <style:text-properties officeooo:rsid="01c32816"/>
    </style:style>
    <style:style style:name="T200" style:family="text">
      <style:text-properties officeooo:rsid="01c5b334"/>
    </style:style>
    <style:style style:name="T201" style:family="text">
      <style:text-properties officeooo:rsid="01c9a844"/>
    </style:style>
    <style:style style:name="T202" style:family="text">
      <style:text-properties officeooo:rsid="01ca3856"/>
    </style:style>
    <style:style style:name="T203" style:family="text">
      <style:text-properties officeooo:rsid="01cb9b85"/>
    </style:style>
    <style:style style:name="T204" style:family="text">
      <style:text-properties officeooo:rsid="01cf08dc"/>
    </style:style>
    <style:style style:name="T205" style:family="text">
      <style:text-properties officeooo:rsid="01d17e32"/>
    </style:style>
    <style:style style:name="T206" style:family="text">
      <style:text-properties officeooo:rsid="01e2a873"/>
    </style:style>
    <style:style style:name="T207" style:family="text">
      <style:text-properties officeooo:rsid="01e8015f"/>
    </style:style>
    <style:style style:name="T208" style:family="text">
      <style:text-properties officeooo:rsid="01ead6ea"/>
    </style:style>
    <style:style style:name="T209" style:family="text">
      <style:text-properties style:font-name="Times New Roman"/>
    </style:style>
    <style:style style:name="T210" style:family="text">
      <style:text-properties style:font-name="Times New Roman" fo:font-style="italic" style:font-style-asian="italic" style:font-style-complex="italic"/>
    </style:style>
    <style:style style:name="T211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212" style:family="text">
      <style:text-properties style:font-name="Times New Roman" officeooo:rsid="01ead6ea"/>
    </style:style>
    <style:style style:name="T213" style:family="text">
      <style:text-properties style:font-name="Courier New1"/>
    </style:style>
    <style:style style:name="T214" style:family="text">
      <style:text-properties fo:color="#355269" loext:opacity="100%" style:font-name="Courier New2" fo:font-weight="bold" style:font-weight-asian="bold"/>
    </style:style>
    <style:style style:name="T215" style:family="text">
      <style:text-properties officeooo:rsid="01eca84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Cahier de TP <text:line-break/>« <text:span text:style-name="T93">Messagerie distribuée avec Kafka </text:span>»</text:p>
      <text:p text:style-name="P65"/>
      <text:p text:style-name="P35">Pré-requis : </text:p>
      <text:list xml:id="list817013268" text:style-name="L1">
        <text:list-item>
          <text:p text:style-name="P151">Bonne connexion Internet </text:p>
        </text:list-item>
        <text:list-item>
          <text:p text:style-name="P152">Système d'exploitation recommandé : Linux</text:p>
        </text:list-item>
        <text:list-item>
          <text:p text:style-name="P153">JDK<text:span text:style-name="T177">2</text:span><text:span text:style-name="T139">1</text:span>+, <text:span text:style-name="T139">Maven</text:span></text:p>
        </text:list-item>
        <text:list-item>
          <text:p text:style-name="P154">IDE Recommandés : STS 4, IntelliJIDEA, VSCode</text:p>
        </text:list-item>
        <text:list-item>
          <text:p text:style-name="P155"><text:span text:style-name="T107">Docker, </text:span>Git</text:p>
        </text:list-item>
      </text:list>
      <text:p text:style-name="P115"/>
      <text:p text:style-name="P116">Images utilisées :</text:p>
      <text:list text:style-name="L2">
        <text:list-item>
          <text:p text:style-name="P156">docker.io/bitnami/kafka:3.7</text:p>
        </text:list-item>
        <text:list-item>
          <text:p text:style-name="P156">tchiotludo/akhq</text:p>
        </text:list-item>
        <text:list-item>
          <text:p text:style-name="P156">docker.redpanda.com/redpandadata/console:latest</text:p>
        </text:list-item>
        <text:list-item>
          <text:p text:style-name="P156">confluentinc/cp-schema-registry</text:p>
        </text:list-item>
        <text:list-item>
          <text:p text:style-name="P156">postgres:15.1</text:p>
        </text:list-item>
        <text:list-item>
          <text:p text:style-name="P156">dpage/pgadmin4</text:p>
        </text:list-item>
        <text:list-item>
          <text:p text:style-name="P157">docker.elastic.co/elasticsearch/elasticsearch:7.7.1</text:p>
        </text:list-item>
        <text:list-item>
          <text:p text:style-name="P157">docker.elastic.co/kibana/kibana:7.7.1</text:p>
        </text:list-item>
      </text:list>
      <text:list text:continue-list="list817013268" text:style-name="L1">
        <text:list-header>
          <text:p text:style-name="P158"/>
        </text:list-header>
      </text:list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118"><text:a xlink:type="simple" xlink:href="#__RefHeading___Toc9766_3845367211" text:style-name="Index_20_Link" text:visited-style-name="Index_20_Link">Atelier 1: Le cluster kafka<text:tab/>3</text:a></text:p>
          <text:p text:style-name="P119"><text:a xlink:type="simple" xlink:href="#__RefHeading___Toc6515_2862341397" text:style-name="Index_20_Link" text:visited-style-name="Index_20_Link">1.1 Premier démarrage et logs<text:tab/>3</text:a></text:p>
          <text:p text:style-name="P119"><text:a xlink:type="simple" xlink:href="#__RefHeading___Toc9858_3845367211" text:style-name="Index_20_Link" text:visited-style-name="Index_20_Link">1.2 Utilisation des utilitaires<text:tab/>3</text:a></text:p>
          <text:p text:style-name="P119"><text:a xlink:type="simple" xlink:href="#__RefHeading___Toc9858_38453672111" text:style-name="Index_20_Link" text:visited-style-name="Index_20_Link">1.3 Outils graphiques<text:tab/>3</text:a></text:p>
          <text:p text:style-name="P118"><text:a xlink:type="simple" xlink:href="#__RefHeading___Toc9782_3845367211" text:style-name="Index_20_Link" text:visited-style-name="Index_20_Link">Atelier 2: Producer API<text:tab/>4</text:a></text:p>
          <text:p text:style-name="P118"><text:a xlink:type="simple" xlink:href="#__RefHeading___Toc9784_3845367211" text:style-name="Index_20_Link" text:visited-style-name="Index_20_Link">Atelier 3 : Consumer API<text:tab/>5</text:a></text:p>
          <text:p text:style-name="P119"><text:a xlink:type="simple" xlink:href="#__RefHeading___Toc9786_38453672111" text:style-name="Index_20_Link" text:visited-style-name="Index_20_Link">3.0 Mise en place d’une base Postgres<text:tab/>5</text:a></text:p>
          <text:p text:style-name="P119"><text:a xlink:type="simple" xlink:href="#__RefHeading___Toc9786_3845367211" text:style-name="Index_20_Link" text:visited-style-name="Index_20_Link">3.1 Implémentation<text:tab/>5</text:a></text:p>
          <text:p text:style-name="P119"><text:a xlink:type="simple" xlink:href="#__RefHeading___Toc9788_3845367211" text:style-name="Index_20_Link" text:visited-style-name="Index_20_Link">3.2 Tests<text:tab/>6</text:a></text:p>
          <text:p text:style-name="P118"><text:a xlink:type="simple" xlink:href="#__RefHeading___Toc9790_3845367211" text:style-name="Index_20_Link" text:visited-style-name="Index_20_Link">Atelier 4. Sérialisation Avro<text:tab/>7</text:a></text:p>
          <text:p text:style-name="P119"><text:a xlink:type="simple" xlink:href="#__RefHeading___Toc9792_3845367211" text:style-name="Index_20_Link" text:visited-style-name="Index_20_Link">4.1 Ajout de Confluent Schema Registry<text:tab/>7</text:a></text:p>
          <text:p text:style-name="P119"><text:a xlink:type="simple" xlink:href="#__RefHeading___Toc9794_3845367211" text:style-name="Index_20_Link" text:visited-style-name="Index_20_Link">4.2 Producteur de message<text:tab/>7</text:a></text:p>
          <text:p text:style-name="P119"><text:a xlink:type="simple" xlink:href="#__RefHeading___Toc9796_3845367211" text:style-name="Index_20_Link" text:visited-style-name="Index_20_Link">4.3 Consommateur de message<text:tab/>8</text:a></text:p>
          <text:p text:style-name="P119"><text:a xlink:type="simple" xlink:href="#__RefHeading___Toc9798_3845367211" text:style-name="Index_20_Link" text:visited-style-name="Index_20_Link">4.4 Mise à jour du schéma<text:tab/>8</text:a></text:p>
          <text:p text:style-name="P120"><text:a xlink:type="simple" xlink:href="#__RefHeading___Toc9798_38453672111" text:style-name="Index_20_Link" text:visited-style-name="Index_20_Link">4.4.1 Evolution du schéma compatible<text:tab/>8</text:a></text:p>
          <text:p text:style-name="P120"><text:a xlink:type="simple" xlink:href="#__RefHeading___Toc9798_38453672112" text:style-name="Index_20_Link" text:visited-style-name="Index_20_Link">4.4.2 Evolution du schéma incompatible<text:tab/>8</text:a></text:p>
          <text:p text:style-name="P118"><text:a xlink:type="simple" xlink:href="#__RefHeading___Toc9814_3845367211" text:style-name="Index_20_Link" text:visited-style-name="Index_20_Link">Atelier 5. Kafka Connect<text:tab/>9</text:a></text:p>
          <text:p text:style-name="P119"><text:a xlink:type="simple" xlink:href="#__RefHeading___Toc9816_3845367211" text:style-name="Index_20_Link" text:visited-style-name="Index_20_Link">5.1 Installations ElasticSearch<text:tab/>9</text:a></text:p>
          <text:p text:style-name="P119"><text:a xlink:type="simple" xlink:href="#__RefHeading___Toc6517_2862341397" text:style-name="Index_20_Link" text:visited-style-name="Index_20_Link">5.2 Installation connecteur ElasticSearch<text:tab/>9</text:a></text:p>
          <text:p text:style-name="P119"><text:a xlink:type="simple" xlink:href="#__RefHeading___Toc9818_3845367211" text:style-name="Index_20_Link" text:visited-style-name="Index_20_Link">5.3 Configuration du connecteur<text:tab/>9</text:a></text:p>
          <text:p text:style-name="P118"><text:a xlink:type="simple" xlink:href="#__RefHeading___Toc9822_3845367211" text:style-name="Index_20_Link" text:visited-style-name="Index_20_Link">Atelier 6 : Garanties Kafka<text:tab/>11</text:a></text:p>
          <text:p text:style-name="P119"><text:a xlink:type="simple" xlink:href="#__RefHeading___Toc17798_2862341397" text:style-name="Index_20_Link" text:visited-style-name="Index_20_Link">6.1. Transaction et ISOLATION_LEVEL<text:tab/>11</text:a></text:p>
          <text:p text:style-name="P120"><text:a xlink:type="simple" xlink:href="#__RefHeading___Toc9895_3845367211" text:style-name="Index_20_Link" text:visited-style-name="Index_20_Link">6.1.1 Producteur transactionnel<text:tab/>11</text:a></text:p>
          <text:p text:style-name="P120"><text:a xlink:type="simple" xlink:href="#__RefHeading___Toc9897_3845367211" text:style-name="Index_20_Link" text:visited-style-name="Index_20_Link">6.1.2 Consommateur<text:tab/>11</text:a></text:p>
          <text:p text:style-name="P119"><text:a xlink:type="simple" xlink:href="#__RefHeading___Toc9899_3845367211" text:style-name="Index_20_Link" text:visited-style-name="Index_20_Link">6.2 Transfert Exactly Once<text:tab/>11</text:a></text:p>
          <text:p text:style-name="P119"><text:a xlink:type="simple" xlink:href="#__RefHeading___Toc7597_2982398481" text:style-name="Index_20_Link" text:visited-style-name="Index_20_Link">6.3 Stockage et rétention<text:tab/>11</text:a></text:p>
          <text:p text:style-name="P118"><text:a xlink:type="simple" xlink:href="#__RefHeading___Toc7599_2982398481" text:style-name="Index_20_Link" text:visited-style-name="Index_20_Link">Ouvrir un bash sur un des nœuds<text:tab/>11</text:a></text:p>
          <text:p text:style-name="P118"><text:a xlink:type="simple" xlink:href="#__RefHeading___Toc7601_2982398481" text:style-name="Index_20_Link" text:visited-style-name="Index_20_Link"><text:soft-page-break/>Visualiser les répertoires de logs sur les brokers :<text:tab/>11</text:a></text:p>
          <text:p text:style-name="P118"><text:a xlink:type="simple" xlink:href="#__RefHeading___Toc7603_2982398481" text:style-name="Index_20_Link" text:visited-style-name="Index_20_Link">Visualiser les segments du topic position et apprécier la taille<text:tab/>11</text:a></text:p>
          <text:p text:style-name="P118"><text:a xlink:type="simple" xlink:href="#__RefHeading___Toc7605_2982398481" text:style-name="Index_20_Link" text:visited-style-name="Index_20_Link">Pour le topic position modifier le <text:span text:style-name="T1">segment.bytes</text:span> à 1Mo<text:tab/>11</text:a></text:p>
          <text:p text:style-name="P118"><text:a xlink:type="simple" xlink:href="#__RefHeading___Toc7607_2982398481" text:style-name="Index_20_Link" text:visited-style-name="Index_20_Link">Diminuer le <text:span text:style-name="T1">retention.bytes</text:span><text:tab/>11</text:a></text:p>
          <text:p text:style-name="P118"><text:a xlink:type="simple" xlink:href="#__RefHeading___Toc7609_2982398481" text:style-name="Index_20_Link" text:visited-style-name="Index_20_Link">Produire de nombreux messages afin de voir des segments disparaître<text:tab/>11</text:a></text:p>
          <text:p text:style-name="P118"><text:a xlink:type="simple" xlink:href="#__RefHeading___Toc9820_3845367211" text:style-name="Index_20_Link" text:visited-style-name="Index_20_Link">Atelier 7 : Introduction à KafkaStream<text:tab/>12</text:a></text:p>
          <text:p text:style-name="P119"><text:a xlink:type="simple" xlink:href="#__RefHeading___Toc7611_2982398481" text:style-name="Index_20_Link" text:visited-style-name="Index_20_Link">7.1 Opérateurs stateless<text:tab/>12</text:a></text:p>
          <text:p text:style-name="P119"><text:a xlink:type="simple" xlink:href="#__RefHeading___Toc7613_2982398481" text:style-name="Index_20_Link" text:visited-style-name="Index_20_Link">7.2 Opérateurs stateful<text:tab/>12</text:a></text:p>
          <text:p text:style-name="P118"><text:a xlink:type="simple" xlink:href="#__RefHeading___Toc7615_2982398481" text:style-name="Index_20_Link" text:visited-style-name="Index_20_Link">Atelier 8 : ksqlDB<text:tab/>13</text:a></text:p>
          <text:p text:style-name="P119"><text:a xlink:type="simple" xlink:href="#__RefHeading___Toc7617_2982398481" text:style-name="Index_20_Link" text:visited-style-name="Index_20_Link">8.1 Getting started<text:tab/>13</text:a></text:p>
          <text:p text:style-name="P118"><text:a xlink:type="simple" xlink:href="#__RefHeading___Toc9828_38453672111" text:style-name="Index_20_Link" text:visited-style-name="Index_20_Link">Ateliers 9: Sécurité<text:tab/>15</text:a></text:p>
          <text:p text:style-name="P119"><text:a xlink:type="simple" xlink:href="#__RefHeading___Toc9834_38453672111" text:style-name="Index_20_Link" text:visited-style-name="Index_20_Link">9.1 Séparation des échanges réseaux<text:tab/>15</text:a></text:p>
          <text:p text:style-name="P119"><text:a xlink:type="simple" xlink:href="#__RefHeading___Toc9834_3845367211" text:style-name="Index_20_Link" text:visited-style-name="Index_20_Link">9.2 Accès via SSL au cluster<text:tab/>15</text:a></text:p>
          <text:p text:style-name="P119"><text:a xlink:type="simple" xlink:href="#__RefHeading___Toc9836_3845367211" text:style-name="Index_20_Link" text:visited-style-name="Index_20_Link">9.3 Authentification avec SASL/PLAIN<text:tab/>15</text:a></text:p>
          <text:p text:style-name="P120"><text:a xlink:type="simple" xlink:href="#__RefHeading___Toc14195_3893618287" text:style-name="Index_20_Link" text:visited-style-name="Index_20_Link">9.3.1 Authentification inter-broker<text:tab/>15</text:a></text:p>
          <text:p text:style-name="P120"><text:a xlink:type="simple" xlink:href="#__RefHeading___Toc14197_3893618287" text:style-name="Index_20_Link" text:visited-style-name="Index_20_Link">9.3.2 Authentification client<text:tab/>16</text:a></text:p>
          <text:p text:style-name="P119"><text:a xlink:type="simple" xlink:href="#__RefHeading___Toc9891_3845367211" text:style-name="Index_20_Link" text:visited-style-name="Index_20_Link">9.4 ACL<text:tab/>16</text:a></text:p>
          <text:p text:style-name="P119"><text:a xlink:type="simple" xlink:href="#__RefHeading___Toc7619_2982398481" text:style-name="Index_20_Link" text:visited-style-name="Index_20_Link">9.5 Quotas<text:tab/>16</text:a></text:p>
          <text:p text:style-name="P118"><text:a xlink:type="simple" xlink:href="#__RefHeading___Toc9808_3845367211" text:style-name="Index_20_Link" text:visited-style-name="Index_20_Link">Atelier 10. Frameworks<text:tab/>18</text:a></text:p>
          <text:p text:style-name="P119"><text:a xlink:type="simple" xlink:href="#__RefHeading___Toc9812_3845367211" text:style-name="Index_20_Link" text:visited-style-name="Index_20_Link">10.1 MP Messaging avec Quarkus<text:tab/>18</text:a></text:p>
          <text:p text:style-name="P119"><text:a xlink:type="simple" xlink:href="#__RefHeading___Toc17796_2862341397" text:style-name="Index_20_Link" text:visited-style-name="Index_20_Link">10.2 Production et Consommation de message avec Spring Kafka<text:tab/>18</text:a></text:p>
          <text:p text:style-name="P119"><text:a xlink:type="simple" xlink:href="#__RefHeading___Toc9810_3845367211" text:style-name="Index_20_Link" text:visited-style-name="Index_20_Link">10.3 Spring Cloud Stream<text:tab/>18</text:a></text:p>
          <text:p text:style-name="P118"><text:a xlink:type="simple" xlink:href="#__RefHeading___Toc9828_3845367211" text:style-name="Index_20_Link" text:visited-style-name="Index_20_Link">Atelier 11 : Annexes<text:tab/>19</text:a></text:p>
          <text:p text:style-name="P119"><text:a xlink:type="simple" xlink:href="#__RefHeading___Toc9893_3845367211" text:style-name="Index_20_Link" text:visited-style-name="Index_20_Link"><text:span text:style-name="T1">11.1</text:span> Métriques JMX et mise en place monitoring Prometheus, Grafana<text:tab/>19</text:a></text:p>
        </text:index-body>
      </text:table-of-content>
      <text:h text:style-name="Heading_20_1" text:outline-level="1"/>
      <text:h text:style-name="P121" text:outline-level="1"/>
      <text:h text:style-name="P123" text:outline-level="1"><text:bookmark-start text:name="__RefHeading___Toc9766_3845367211"/><text:span text:style-name="T90">Atelier 1</text:span>: <text:span text:style-name="T178">Le</text:span><text:span text:style-name="T177"> cluster kafka</text:span><text:bookmark-end text:name="__RefHeading___Toc9766_3845367211"/></text:h>
      <text:p text:style-name="P2"/>
      <text:h text:style-name="Heading_20_2" text:outline-level="2"><text:bookmark-start text:name="__RefHeading___Toc6515_2862341397"/>1.1 Premier démarrage et logs<text:bookmark-end text:name="__RefHeading___Toc6515_2862341397"/></text:h>
      <text:p text:style-name="Text_20_body"><text:span text:style-name="T34">Visualiser le fichier </text:span><text:span text:style-name="T32">docker-compose.yml</text:span><text:span text:style-name="T54"> </text:span></text:p>
      <text:p text:style-name="P52">Il permet de démarrer un cluster 3 nœuds ainsi que 2 containers utiles pour l’administration du cluster</text:p>
      <text:p text:style-name="P52">Démarrer cette stack avec :</text:p>
      <text:p text:style-name="commande">docker compose up -d</text:p>
      <text:p text:style-name="P51"><text:span text:style-name="T178">O</text:span>bserver les logs de démarrages <text:span text:style-name="T178">d’un noeud</text:span></text:p>
      <text:p text:style-name="commande">docker logs -f kafka-0</text:p>
      <text:p text:style-name="P58"/>
      <text:h text:style-name="Heading_20_2" text:outline-level="2"><text:bookmark-start text:name="__RefHeading___Toc9858_3845367211"/>1.2 Utilisation des utilitaires<text:bookmark-end text:name="__RefHeading___Toc9858_3845367211"/></text:h>
      <text:p text:style-name="P59"><text:span text:style-name="T94">Ouvrir un bash sur un des nœuds</text:span> </text:p>
      <text:p text:style-name="commande">docker exec -it kafka-0 bash</text:p>
      <text:p text:style-name="P59">Se positionner dans les répertoires des utilitaires :</text:p>
      <text:p text:style-name="P64">cd /opt/bitnami/kafka/bin/</text:p>
      <text:p text:style-name="P19"><text:span text:style-name="T98">Créer un topic </text:span><text:span text:style-name="T24">testing</text:span><text:span text:style-name="T99"> avec 5 partitions et 2 répliques :</text:span></text:p>
      <text:p text:style-name="P104"><text:span text:style-name="T12">./kafka-topics.sh --create --</text:span><text:span text:style-name="T13">bootstrap-server</text:span><text:span text:style-name="T12"> localhost:</text:span><text:span text:style-name="T13">9092</text:span><text:span text:style-name="T12"> --replication-factor 2 --partitions 5 --topic testing</text:span></text:p>
      <text:p text:style-name="P18">Lister les topics du cluster </text:p>
      <text:p text:style-name="P17">Accéder à la description détaillée du topic</text:p>
      <text:p text:style-name="P18">Démarrer un producteur de message</text:p>
      <text:p text:style-name="P105">./kafka-console-producer.sh --broker-list localhost:9092 --topic testing --property "parse.key=true" --property "key.separator=:"</text:p>
      <text:p text:style-name="P20"><text:span text:style-name="T100">Saisir</text:span><text:span text:style-name="T98"> quelques messages</text:span></text:p>
      <text:p text:style-name="P16">Consommer les messages depuis le début</text:p>
      <text:p text:style-name="commande">./kafka-console-consumer.sh --bootstrap-server localhost:9092 --topic testing --from-beginning</text:p>
      <text:p text:style-name="P51">Dans une autre fenêtre, lister les groupes de consommateurs et accéder au détail du groupe de consommateur en lecture sur le topic <text:span text:style-name="T14">testing</text:span></text:p>
      <text:p text:style-name="P58"/>
      <text:h text:style-name="Heading_20_2" text:outline-level="2"><text:bookmark-start text:name="__RefHeading___Toc9858_38453672111"/>1.3 Outils graphiques<text:bookmark-end text:name="__RefHeading___Toc9858_38453672111"/></text:h>
      <text:p text:style-name="Text_20_body">Parcourir l’UI des 2 outils graphiques fournis :</text:p>
      <text:p text:style-name="Text_20_body"><text:span text:style-name="T14">akhq</text:span> : <text:a xlink:type="simple" xlink:href="http://localhost:8080/" text:style-name="Internet_20_link" text:visited-style-name="Visited_20_Internet_20_Link">http://localhost:8080</text:a></text:p>
      <text:p text:style-name="Text_20_body"><text:span text:style-name="T14">Redpanda Console</text:span> : http://localhost:9090</text:p>
      <text:h text:style-name="P124" text:outline-level="1"><text:bookmark-start text:name="__RefHeading___Toc9782_3845367211"/><text:soft-page-break/><text:span text:style-name="T90">Atelier 2</text:span>: <text:span text:style-name="T101">Producer API</text:span><text:bookmark-end text:name="__RefHeading___Toc9782_3845367211"/></text:h>
      <text:p text:style-name="P1"/>
      <text:p text:style-name="P44">Importer le projet Maven fourni</text:p>
      <text:p text:style-name="P44">Le projet est composé de :</text:p>
      <text:list xml:id="list2552425406" text:style-name="L3">
        <text:list-item>
          <text:p text:style-name="P184">Une classe principale <text:span text:style-name="T14">KafkaProducerApplication</text:span> qui prend en arguments :</text:p>
          <text:list>
            <text:list-item>
              <text:p text:style-name="P184"><text:span text:style-name="T14">nbThreads</text:span> : Un nombre de threads</text:p>
            </text:list-item>
            <text:list-item>
              <text:p text:style-name="P184"><text:span text:style-name="T14">nbMessages</text:span> : Un nombre de messages</text:p>
            </text:list-item>
            <text:list-item>
              <text:p text:style-name="P184"><text:span text:style-name="T14">sleep</text:span> : Un temps de pause <text:span text:style-name="T204">en ms</text:span></text:p>
            </text:list-item>
            <text:list-item>
              <text:p text:style-name="P184"><text:span text:style-name="T14">sendMode</text:span> : Le mode d’envoi : 0 pour Fire_And_Forget, 1 pour Synchrone, 2 pour Asynchrone</text:p>
              <text:p text:style-name="P184">L’application instancie <text:span text:style-name="T1">nbThreads</text:span> <text:span text:style-name="T1">KafkaProducerThread</text:span> et leur demande de s’exécuter ; quand toutes les threads sont terminées. Elle affiche le temps d’exécution</text:p>
            </text:list-item>
          </text:list>
        </text:list-item>
      </text:list>
      <text:list text:style-name="L4">
        <text:list-item>
          <text:p text:style-name="P186"><text:span text:style-name="T101">Une classe </text:span><text:span text:style-name="T15">KafkaProducerThread</text:span><text:span text:style-name="T101"> qui une fois instanciée envoie </text:span><text:span text:style-name="T2">nbMessages</text:span><text:span text:style-name="T101"> tout les temps de pause selon un des 3 modes d’envoi. <text:line-break/>Les messages sont constitués d‘une au format String (</text:span><text:span text:style-name="T2">courier.id</text:span><text:span text:style-name="T101">) et d’une payload au format JSON (classe </text:span><text:span text:style-name="T2">Courier</text:span><text:span text:style-name="T3">)</text:span></text:p>
        </text:list-item>
        <text:list-item>
          <text:p text:style-name="P187">Le package <text:span text:style-name="T14">model</text:span> contient les classes modélisant les données</text:p>
          <text:list>
            <text:list-item>
              <text:p text:style-name="P187"><text:span text:style-name="T14">Position</text:span> : Une position en latitude, longitude</text:p>
            </text:list-item>
            <text:list-item>
              <text:p text:style-name="P187"><text:span text:style-name="T14">Courier</text:span> : Un coursier associé à une position</text:p>
            </text:list-item>
            <text:list-item>
              <text:p text:style-name="P187"><text:span text:style-name="T14">SendMode</text:span> : Une énumération des modes d’envoi</text:p>
            </text:list-item>
          </text:list>
        </text:list-item>
      </text:list>
      <text:p text:style-name="P7"/>
      <text:p text:style-name="P46">Compléter les méthodes d’envoi de <text:span text:style-name="T1">KafkaProducerThread</text:span>.</text:p>
      <text:p text:style-name="P50">Pour cela vous devez :</text:p>
      <text:list text:style-name="L5">
        <text:list-item>
          <text:p text:style-name="P191">Initialiser un <text:span text:style-name="T29">KafkaProducer&lt;String,Courier&gt;</text:span><text:span text:style-name="T26"> et y positionner des sérialiseurs JSON pour la classe </text:span><text:span text:style-name="T29">Courier</text:span></text:p>
        </text:list-item>
        <text:list-item>
          <text:p text:style-name="P192"><text:span text:style-name="T25">Construire un </text:span><text:span text:style-name="T46">ProducerRecord</text:span><text:span text:style-name="T25"> pour chaque messages</text:span></text:p>
        </text:list-item>
        <text:list-item>
          <text:p text:style-name="P198">Implémenter les 3 méthodes d’envoi</text:p>
        </text:list-item>
      </text:list>
      <text:p text:style-name="P4"/>
      <text:p text:style-name="P5">Tester l’envoi de messages dans les différents dans l’IDE</text:p>
      <text:p text:style-name="P10">Via les commandes utilitaires <text:span text:style-name="T179">ou l’interface d’admin</text:span>, vérifier la création du topic et <text:span text:style-name="T179">le contenu des </text:span>messages</text:p>
      <text:p text:style-name="P10"/>
      <text:p text:style-name="P12">Construire un jar exécutable avec : </text:p>
      <text:p text:style-name="commande">mvn package</text:p>
      <text:p text:style-name="P47"><text:span text:style-name="T94">Supprimer le topic et le recréer avec un nombre de </text:span><text:span text:style-name="T1">partitions=5</text:span><text:span text:style-name="T94"> et un </text:span><text:span text:style-name="T1">replication-factor=</text:span><text:span text:style-name="T10">3</text:span></text:p>
      <text:p text:style-name="P13">Envoyer <text:span text:style-name="T179">1M </text:span>de messages, <text:span text:style-name="T180">par exemple :</text:span></text:p>
      <text:p text:style-name="commande">java -jar target/producer-0.0.1-SNAPSHOT-jar-with-dependencies.jar 500 2000 10 1</text:p>
      <text:p text:style-name="P6"/>
      <text:h text:style-name="P125" text:outline-level="1"><text:bookmark-start text:name="__RefHeading___Toc9784_3845367211"/><text:soft-page-break/><text:span text:style-name="T90">Atelier 3 </text:span>: <text:span text:style-name="T102">Consumer API</text:span><text:bookmark-end text:name="__RefHeading___Toc9784_3845367211"/></text:h>
      <text:p text:style-name="P94"/>
      <text:h text:style-name="P136" text:outline-level="2"><text:bookmark-start text:name="__RefHeading___Toc9786_38453672111"/><text:span text:style-name="T160">3</text:span>.<text:span text:style-name="T187">0 Mise en place d’une base Postgres</text:span><text:bookmark-end text:name="__RefHeading___Toc9786_38453672111"/></text:h>
      <text:p text:style-name="P99">Démarrer un serveur postgres et sa console d’administration</text:p>
      <text:p text:style-name="commande">docker compose -f postgres-docker-compose.yml up -d</text:p>
      <text:p text:style-name="P94">Accéder à <text:span text:style-name="T1">localhost:81</text:span> et se logger avec <text:span text:style-name="T14">admin@admin.com/admin</text:span></text:p>
      <text:p text:style-name="P97">Enregistre un serveur avec comme paramètres de connexion :</text:p>
      <text:list text:style-name="L6">
        <text:list-item>
          <text:p text:style-name="P159">host : <text:span text:style-name="T14">consumer-postgresql</text:span></text:p>
        </text:list-item>
        <text:list-item>
          <text:p text:style-name="P159">user : <text:span text:style-name="T14">postgres</text:span></text:p>
        </text:list-item>
        <text:list-item>
          <text:p text:style-name="P159">password : <text:span text:style-name="T14">postgres</text:span></text:p>
        </text:list-item>
      </text:list>
      <text:p text:style-name="P97"/>
      <text:p text:style-name="P99">Créer une base consumer et y exécuter le script de création de table fourni : <text:span text:style-name="T14">create-table.sql</text:span></text:p>
      <text:h text:style-name="Heading_20_2" text:outline-level="2"><text:bookmark-start text:name="__RefHeading___Toc9786_3845367211"/><text:span text:style-name="T160">3</text:span>.1 Implémentation <text:bookmark-end text:name="__RefHeading___Toc9786_3845367211"/></text:h>
      <text:p text:style-name="P45">Le projet est composé de :</text:p>
      <text:list text:continue-list="list2552425406" text:style-name="L3">
        <text:list-item>
          <text:p text:style-name="P185">Une classe principale <text:span text:style-name="T14">Kafka</text:span><text:span text:style-name="T16">Consumer</text:span><text:span text:style-name="T14">Application</text:span> qui prend en arguments :</text:p>
          <text:list>
            <text:list-item>
              <text:p text:style-name="P185"><text:span text:style-name="T14">nbThreads</text:span> : Un nombre de threads</text:p>
            </text:list-item>
            <text:list-item>
              <text:p text:style-name="P185"><text:span text:style-name="T14">sleep</text:span> : <text:span text:style-name="T181">Le temps de traitement d’un message (Simuler par un Thread.sleep)</text:span></text:p>
              <text:p text:style-name="P185">L’application instancie <text:span text:style-name="T1">nbThreads</text:span> <text:span text:style-name="T1">Kafka</text:span><text:span text:style-name="T4">Consumer</text:span><text:span text:style-name="T1">Thread</text:span> et leur demande de s’exécuter. <text:span text:style-name="T103">Le programme s’arrête au bout d’un certains temps.</text:span></text:p>
            </text:list-item>
          </text:list>
        </text:list-item>
      </text:list>
      <text:list text:style-name="L7">
        <text:list-item>
          <text:p text:style-name="P189"><text:span text:style-name="T101">Une classe </text:span><text:span text:style-name="T15">Kafka</text:span><text:span text:style-name="T16">Consumer</text:span><text:span text:style-name="T15">Thread</text:span><text:span text:style-name="T101"> qui une fois instanciée poll le topic position <text:line-break/></text:span><text:span text:style-name="T205">Le traitement d’un message consiste à un insérer un enregistrement en BD </text:span></text:p>
        </text:list-item>
        <text:list-item>
          <text:p text:style-name="P188">Le package <text:span text:style-name="T14">model</text:span> contient les classes modélisant les données</text:p>
          <text:list>
            <text:list-item>
              <text:p text:style-name="P188"><text:span text:style-name="T14">Position</text:span> : Une position en latitude, longitude</text:p>
            </text:list-item>
            <text:list-item>
              <text:p text:style-name="P188"><text:span text:style-name="T14">Courier</text:span> : Un coursier associé à une position</text:p>
            </text:list-item>
          </text:list>
        </text:list-item>
      </text:list>
      <text:p text:style-name="P8"/>
      <text:p text:style-name="P9">Compléter l<text:span text:style-name="T104">a boucle de réception des messages</text:span></text:p>
      <text:p text:style-name="P9"/>
      <text:p text:style-name="P11">Pour cela, vous devez </text:p>
      <text:list text:style-name="L8">
        <text:list-item>
          <text:p text:style-name="P200"><text:span text:style-name="T95">Initialiser un </text:span><text:span text:style-name="T5">KafkaConsumer </text:span><text:span text:style-name="T11">avec la propriété </text:span><text:span text:style-name="T14">ConsumerConfig.AUTO_OFFSET_RESET_CONFIG</text:span> <text:span text:style-name="T183">à « </text:span><text:span text:style-name="T19">earliest</text:span><text:span text:style-name="T183"> »</text:span></text:p>
        </text:list-item>
        <text:list-item>
          <text:p text:style-name="P201"><text:span text:style-name="T94">Fournir un Deseri</text:span><text:span text:style-name="T96">a</text:span><text:span text:style-name="T94">liseur</text:span></text:p>
        </text:list-item>
        <text:list-item>
          <text:p text:style-name="P190">Implémenter la boucle de réception, <text:span text:style-name="T187">pour chaque enregistrement reçu stocker dans la base postgres id du coursier et l’offset kafka en utilisant la classe </text:span><text:span text:style-name="T20">ConsumerDao</text:span></text:p>
        </text:list-item>
      </text:list>
      <text:p text:style-name="P11"/>
      <text:p text:style-name="P11">Pour tester la réception, vous pouvez utiliser le programme précédent et le lancer afin qu’il exécute de nombreux message :</text:p>
      <text:p text:style-name="P11">Par exemple :</text:p>
      <text:p text:style-name="commande">producer_home$ java -jar target/producer-0.0.1-SNAPSHOT-jar-with-dependencies.jar 10 100000 500 0</text:p>
      <text:p text:style-name="commande"/>
      <text:p text:style-name="Text_20_body"><text:soft-page-break/>Implémenter un <text:span text:style-name="T14">ConsumerRebalanceListener</text:span> et l’associer au moment du <text:span text:style-name="T1">subscribe()</text:span></text:p>
      <text:h text:style-name="Heading_20_2" text:outline-level="2"><text:bookmark-start text:name="__RefHeading___Toc9788_3845367211"/><text:span text:style-name="T160">3</text:span>.2 Tests <text:bookmark-end text:name="__RefHeading___Toc9788_3845367211"/></text:h>
      <text:p text:style-name="P21">Une fois le programme mis au point, <text:span text:style-name="T184">construire l’application avec :</text:span></text:p>
      <text:p text:style-name="commande">mvn clean package </text:p>
      <text:p text:style-name="P21">effectuer plusieurs tests, <text:span text:style-name="T182">entre chaque démarrage effacer les offsets du groupe </text:span><text:span text:style-name="T185">et nettoyer la base de données</text:span></text:p>
      <text:p text:style-name="P23"/>
      <text:p text:style-name="P15"><text:span text:style-name="T66">Tester qu’aucun message n’est perdu : </text:span><text:span text:style-name="T63"><text:line-break/>Démarrer le programme avec </text:span><text:span text:style-name="T65">3</text:span><text:span text:style-name="T63"> thread </text:span></text:p>
      <text:p text:style-name="commande">java -jar target/consumer-0.0.1-SNAPSHOT-jar-with-dependencies.jar 3 10</text:p>
      <text:p text:style-name="P15"><text:span text:style-name="T65">V</text:span><text:span text:style-name="T63">isualiser la </text:span><text:span text:style-name="T64">répartition</text:span><text:span text:style-name="T63"> des partitions </text:span></text:p>
      <text:p text:style-name="P15"><text:span text:style-name="T65">A</text:span><text:span text:style-name="T63">rrêter puis redémarrer avec la même configuration</text:span></text:p>
      <text:p text:style-name="P106"><text:span text:style-name="T69">Tester la réaffectation de partitions : </text:span><text:span text:style-name="T68"><text:line-break/>Démarrer </text:span><text:span text:style-name="T67">2 fois l’application : 1 </text:span><text:span text:style-name="T68">avec 2 threads </text:span><text:span text:style-name="T67">l’autre avec</text:span><text:span text:style-name="T68"> 3 threads </text:span></text:p>
      <text:p text:style-name="commande">java -jar target/consumer-0.0.1-SNAPSHOT-jar-with-dependencies.jar 2 10</text:p>
      <text:p text:style-name="commande">java -jar target/consumer-0.0.1-SNAPSHOT-jar-with-dependencies.jar 3 10</text:p>
      <text:p text:style-name="P15"><text:span text:style-name="T63">visualiser la </text:span><text:span text:style-name="T64">répartition</text:span><text:span text:style-name="T63"> des partitions</text:span></text:p>
      <text:p text:style-name="P24">Arrêter et redémarrer un processus pendant la consommation</text:p>
      <text:p text:style-name="P25">Test redémarrage broker</text:p>
      <text:p text:style-name="P22">Arrêter un broker :</text:p>
      <text:p text:style-name="commande">docker stop kafka-0</text:p>
      <text:p text:style-name="P22">Redémarrer le, Dans le répertoire du fichier docker-compose </text:p>
      <text:p text:style-name="commande">docker compose up -d</text:p>
      <text:p text:style-name="P22">Essayer de vérifier le traitement de tous les messages. (Il se peut qu’il y ait des doublons de traitement)</text:p>
      <text:p text:style-name="P48"/>
      <text:h text:style-name="P126" text:outline-level="1"><text:bookmark-start text:name="__RefHeading___Toc9790_3845367211"/><text:span text:style-name="T135">Atelier </text:span><text:span text:style-name="T129">4</text:span><text:span text:style-name="T135">. </text:span><text:span text:style-name="T129">Sérialisation Avro</text:span><text:bookmark-end text:name="__RefHeading___Toc9790_3845367211"/></text:h>
      <text:h text:style-name="Heading_20_2" text:outline-level="2"><text:bookmark-start text:name="__RefHeading___Toc9792_3845367211"/><text:span text:style-name="T140">4</text:span><text:span text:style-name="T104">.1 </text:span><text:span text:style-name="T186">Ajout de Confluent Schema Registry</text:span><text:bookmark-end text:name="__RefHeading___Toc9792_3845367211"/></text:h>
      <text:p text:style-name="P36"/>
      <text:p text:style-name="Text_20_body"><text:bookmark-start text:name="__RefHeading___Toc9865_3845367211"/>Visualiser le fichier <text:span text:style-name="T14">docker-compose.yml</text:span> fournis<text:bookmark-end text:name="__RefHeading___Toc9865_3845367211"/></text:p>
      <text:p text:style-name="Text_20_body"><text:bookmark-start text:name="__RefHeading___Toc9867_3845367211"/>Démarrer la stack<text:bookmark-end text:name="__RefHeading___Toc9867_3845367211"/></text:p>
      <text:p text:style-name="Text_20_body"><text:bookmark-start text:name="__RefHeading___Toc9869_3845367211"/>Accéder à <text:span text:style-name="T1">localhost:8081/subjects</text:span><text:bookmark-end text:name="__RefHeading___Toc9869_3845367211"/></text:p>
      <text:p text:style-name="P14">Visualiser dans la Redpanda Console le schema registry</text:p>
      <text:h text:style-name="P160" text:outline-level="1"/>
      <text:h text:style-name="Heading_20_2" text:outline-level="2"><text:bookmark-start text:name="__RefHeading___Toc9794_3845367211"/>4.2 Producteur de message<text:bookmark-end text:name="__RefHeading___Toc9794_3845367211"/></text:h>
      <text:p text:style-name="P69"><text:span text:style-name="T142">C</text:span><text:span text:style-name="T141">réer un nouveau projet Maven </text:span><text:span text:style-name="T144">producer-avro</text:span></text:p>
      <text:p text:style-name="Standard"><text:span text:style-name="T142">R</text:span><text:span text:style-name="T141">écupérer le </text:span><text:span text:style-name="T147">pom.xml</text:span><text:span text:style-name="T141"> fourni</text:span></text:p>
      <text:p text:style-name="Standard"><text:span text:style-name="T141">Mettre au point un </text:span><text:span text:style-name="T147">schéma Avro : </text:span><text:span text:style-name="T149">src/main/resources/</text:span><text:span text:style-name="T148">Courier.avsc</text:span></text:p>
      <text:p text:style-name="Standard"><text:span text:style-name="T141">Effectuer un </text:span><text:span text:style-name="T144">mvn compile</text:span><text:span text:style-name="T141"> et regarder les classes générées par le plugin Avro</text:span></text:p>
      <text:p text:style-name="Standard"/>
      <text:p text:style-name="Standard">Reprendre les classes du projet <text:span text:style-name="T14">producer</text:span> sans les classes du modèle</text:p>
      <text:p text:style-name="Standard">Dans la classe main, poster le schéma dans le serveur registry :</text:p>
      <text:p text:style-name="Standard"><text:span text:style-name="T157">String </text:span><text:span text:style-name="T153">schemaPath</text:span><text:span text:style-name="T156"> = </text:span><text:span text:style-name="T150">"/Courier.avsc"</text:span><text:span text:style-name="T156">;</text:span></text:p>
      <text:p text:style-name="P68">// subject convention is "&lt;topic-name&gt;-value"</text:p>
      <text:p text:style-name="Standard"><text:span text:style-name="T52">String </text:span><text:span text:style-name="T153">subject</text:span><text:span text:style-name="T52"> = </text:span><text:span text:style-name="T151">TOPIC</text:span><text:span text:style-name="T52"> + </text:span><text:span text:style-name="T150">"-value"</text:span><text:span text:style-name="T52">;</text:span></text:p>
      <text:p text:style-name="Standard"/>
      <text:p text:style-name="Standard"/>
      <text:p text:style-name="Standard"><text:span text:style-name="T52">InputStream </text:span><text:span text:style-name="T153">inputStream</text:span><text:span text:style-name="T52"> = KafkaProducerApplication.</text:span><text:span text:style-name="T155">class</text:span><text:span text:style-name="T52">.getResourceAsStream(</text:span><text:span text:style-name="T153">schemaPath</text:span><text:span text:style-name="T52">);</text:span></text:p>
      <text:p text:style-name="Standard"/>
      <text:p text:style-name="Standard"><text:span text:style-name="T52">Schema </text:span><text:span text:style-name="T153">avroSchema</text:span><text:span text:style-name="T52"> = </text:span><text:span text:style-name="T155">new</text:span><text:span text:style-name="T52"> Schema.Parser().parse(</text:span><text:span text:style-name="T153">inputStream</text:span><text:span text:style-name="T52">);</text:span></text:p>
      <text:p text:style-name="Standard"/>
      <text:p text:style-name="Standard"><text:span text:style-name="T52">CachedSchemaRegistryClient </text:span><text:span text:style-name="T153">client</text:span><text:span text:style-name="T52"> = </text:span><text:span text:style-name="T155">new</text:span><text:span text:style-name="T52"> CachedSchemaRegistryClient(</text:span><text:span text:style-name="T152">REGISTRY_URL</text:span><text:span text:style-name="T52">, 20);</text:span></text:p>
      <text:p text:style-name="Standard"/>
      <text:p text:style-name="Standard"><text:span text:style-name="T153">client</text:span><text:span text:style-name="T156">.</text:span><text:span text:style-name="T158">register(</text:span><text:span text:style-name="T154">subject</text:span><text:span text:style-name="T158">, </text:span><text:span text:style-name="T154">avroSchema</text:span><text:span text:style-name="T158">)</text:span><text:span text:style-name="T156">;</text:span></text:p>
      <text:h text:style-name="P199" text:outline-level="1"/>
      <text:p text:style-name="Standard"><text:span text:style-name="T36">Dans le producteur de message modifier la classe </text:span><text:span text:style-name="T43">KafkaProducerThread</text:span><text:span text:style-name="T36"> </text:span><text:span text:style-name="T37">afin </text:span></text:p>
      <text:list text:style-name="L9">
        <text:list-item>
          <text:p text:style-name="P163">qu’<text:span text:style-name="T164">elle</text:span> compile </text:p>
        </text:list-item>
        <text:list-item>
          <text:p text:style-name="P163"><text:span text:style-name="T37">qu’</text:span><text:span text:style-name="T38">elle</text:span><text:span text:style-name="T37"> utilise un sérialiseur de valeur </text:span><text:span text:style-name="T36">de type</text:span><text:span text:style-name="T37"><text:line-break/></text:span><text:span text:style-name="T33">io.confluent.kafka.serializers.KafkaAvroSerializer</text:span></text:p>
        </text:list-item>
        <text:list-item>
          <text:p text:style-name="P164"><text:span text:style-name="T36">Qu’</text:span><text:span text:style-name="T38">elle</text:span><text:span text:style-name="T36"> renseigne </text:span><text:span text:style-name="T37">la clé </text:span><text:span text:style-name="T33">AbstractKafkaSchemaSerDeConfig.SCHEMA_REGISTRY_URL_CONFIG</text:span><text:span text:style-name="T37"> <text:line-break/></text:span></text:p>
        </text:list-item>
      </text:list>
      <text:p text:style-name="Standard"><text:span text:style-name="T37">M</text:span><text:span text:style-name="T35">odifier le </text:span><text:span text:style-name="T38">nom du </text:span><text:span text:style-name="T42">topic</text:span><text:span text:style-name="T35"> d’envoi et tester la production de message.</text:span></text:p>
      <text:p text:style-name="P56"/>
      <text:p text:style-name="Text_20_body"><text:bookmark-start text:name="__RefHeading___Toc9871_3845367211"/>Accéder à localhost:8081/subjects<text:bookmark-end text:name="__RefHeading___Toc9871_3845367211"/></text:p>
      <text:h text:style-name="P165" text:outline-level="1"/>
      <text:p text:style-name="Text_20_body"><text:bookmark-start text:name="__RefHeading___Toc9873_3845367211"/><text:span text:style-name="T39">Puis à </text:span><text:span text:style-name="T40">Accéder à localhost:8081/</text:span><text:span text:style-name="T39">schemas</text:span><text:span text:style-name="T40">/</text:span><text:bookmark-end text:name="__RefHeading___Toc9873_3845367211"/></text:p>
      <text:h text:style-name="P165" text:outline-level="1"/>
      <text:p text:style-name="Text_20_body"><text:bookmark-start text:name="__RefHeading___Toc9875_3845367211"/><text:span text:style-name="T40">V</text:span><text:span text:style-name="T39">érifier que </text:span><text:span text:style-name="T44">akhq, </text:span><text:span text:style-name="T45">redpanda</text:span><text:span text:style-name="T39"> puisse</text:span><text:span text:style-name="T41">nt</text:span><text:span text:style-name="T39"> lire les messages. </text:span><text:bookmark-end text:name="__RefHeading___Toc9875_3845367211"/></text:p>
      <text:p text:style-name="Standard"><text:soft-page-break/></text:p>
      <text:h text:style-name="Heading_20_2" text:outline-level="2"><text:bookmark-start text:name="__RefHeading___Toc9796_3845367211"/>4.3 Consommateur de message<text:bookmark-end text:name="__RefHeading___Toc9796_3845367211"/></text:h>
      <text:p text:style-name="Standard"><text:span text:style-name="T142">R</text:span><text:span text:style-name="T141">eprendre le même </text:span><text:span text:style-name="T144">pom.xml</text:span><text:span text:style-name="T141"> que le </text:span><text:span text:style-name="T143">projet </text:span><text:span text:style-name="T145">producer-</text:span><text:span text:style-name="T146">avro</text:span></text:p>
      <text:p text:style-name="Standard">Ne plus utiliser les classes de modèle mais la classe d’Avro <text:span text:style-name="T14">GenericRecord</text:span></text:p>
      <text:p text:style-name="Standard">Modifier les propriétés du consommateur :</text:p>
      <text:list text:style-name="L10">
        <text:list-item>
          <text:p text:style-name="P179">Le désérialiseur de la valeur à :</text:p>
        </text:list-item>
      </text:list>
      <text:p text:style-name="P3">"io.confluent.kafka.serializers.KafkaAvroDeserializer"</text:p>
      <text:list text:style-name="L11">
        <text:list-item>
          <text:p text:style-name="P180"><text:span text:style-name="T25">La propriété </text:span><text:span text:style-name="T48">schema.registry.url</text:span></text:p>
        </text:list-item>
      </text:list>
      <text:p text:style-name="Standard"/>
      <text:p text:style-name="Standard">Consommer les messages du topic précédent</text:p>
      <text:p text:style-name="P60"/>
      <text:h text:style-name="P173" text:outline-level="1"/>
      <text:h text:style-name="Heading_20_2" text:outline-level="2"><text:bookmark-start text:name="__RefHeading___Toc9798_3845367211"/>4.4 Mise à jour du schéma<text:bookmark-end text:name="__RefHeading___Toc9798_3845367211"/></text:h>
      <text:h text:style-name="P146" text:outline-level="3"><text:bookmark-start text:name="__RefHeading___Toc9798_38453672111"/><text:span text:style-name="T167">4.4.1</text:span> <text:span text:style-name="T165">Evolution</text:span> du schéma <text:span text:style-name="T166">compatible</text:span><text:bookmark-end text:name="__RefHeading___Toc9798_38453672111"/></text:h>
      <text:p text:style-name="P81"><text:bookmark-start text:name="__RefHeading___Toc9800_38453672111"/><text:span text:style-name="T55">Mettre</text:span><text:span text:style-name="T25"> à jour le schéma </text:span><text:span text:style-name="T56">en ajoutant les champs optionnels : </text:span><text:span text:style-name="T25"><text:s/></text:span><text:span text:style-name="T48">firstName</text:span><text:span text:style-name="T25"> dans la structure </text:span><text:span text:style-name="T48">Cour</text:span><text:span text:style-name="T49">s</text:span><text:span text:style-name="T48">ier</text:span><text:span text:style-name="T25"> </text:span><text:bookmark-end text:name="__RefHeading___Toc9800_38453672111"/></text:p>
      <text:p text:style-name="P82">{ </text:p>
      <text:p text:style-name="P82"><text:tab/>"name": "first_name",</text:p>
      <text:p text:style-name="P82"><text:tab/>"type": "string",</text:p>
      <text:p text:style-name="P82"><text:tab/>"default": "undefined"</text:p>
      <text:p text:style-name="P84">},</text:p>
      <text:p text:style-name="P81"/>
      <text:p text:style-name="P80">Fixer les problèmes de compilation</text:p>
      <text:p text:style-name="P83"/>
      <text:p text:style-name="P81"><text:bookmark-start text:name="__RefHeading___Toc9802_38453672111"/>Relancer le programme de production et visualiser la nouvelle version du schéma dans le registre<text:bookmark-end text:name="__RefHeading___Toc9802_38453672111"/></text:p>
      <text:p text:style-name="P81"><text:bookmark-start text:name="__RefHeading___Toc9804_38453672111"/>Consommer les messages sans modifications du programme consommateur<text:bookmark-end text:name="__RefHeading___Toc9804_38453672111"/></text:p>
      <text:p text:style-name="P81"/>
      <text:h text:style-name="P146" text:outline-level="3"><text:bookmark-start text:name="__RefHeading___Toc9798_38453672112"/><text:span text:style-name="T167">4.4.2 </text:span><text:span text:style-name="T165">Evolution </text:span>du schéma <text:span text:style-name="T165">in</text:span><text:span text:style-name="T166">compatible</text:span><text:bookmark-end text:name="__RefHeading___Toc9798_38453672112"/></text:h>
      <text:p text:style-name="P81"><text:bookmark-start text:name="__RefHeading___Toc9800_38453672112"/><text:span text:style-name="T55">Mettre</text:span><text:span text:style-name="T25"> à jour le schéma </text:span><text:span text:style-name="T56">en ajoutant </text:span><text:span text:style-name="T57">un</text:span><text:span text:style-name="T56"> champs </text:span><text:span text:style-name="T57">obligatoire</text:span><text:span text:style-name="T56"> : </text:span><text:span text:style-name="T25"><text:s/></text:span><text:span text:style-name="T50">vehicle_id</text:span><text:span text:style-name="T25"> dans la structure </text:span><text:span text:style-name="T48">Cour</text:span><text:span text:style-name="T49">s</text:span><text:span text:style-name="T48">ier</text:span><text:span text:style-name="T25"> </text:span><text:bookmark-end text:name="__RefHeading___Toc9800_38453672112"/></text:p>
      <text:p text:style-name="P82"><text:tab/><text:bookmark-start text:name="__DdeLink__6500_2862341397"/>{ </text:p>
      <text:p text:style-name="P82"><text:s text:c="3"/><text:tab/><text:tab/>"name": "vehicle_id",</text:p>
      <text:p text:style-name="P85"><text:span text:style-name="T159"><text:s text:c="3"/><text:tab/><text:tab/>"type": "</text:span><text:span text:style-name="T53">int</text:span><text:span text:style-name="T159">"</text:span></text:p>
      <text:p text:style-name="P82"><text:tab/>},<text:bookmark-end text:name="__DdeLink__6500_2862341397"/></text:p>
      <text:p text:style-name="P81"/>
      <text:p text:style-name="P80">Fixer les problèmes de compilation</text:p>
      <text:p text:style-name="P80"/>
      <text:p text:style-name="P81"><text:bookmark-start text:name="__RefHeading___Toc9802_38453672112"/>Relancer le programme de production et visualiser l’exception au moment de l’enregistrement du nouveau schéma. <text:bookmark-end text:name="__RefHeading___Toc9802_38453672112"/></text:p>
      <text:p text:style-name="P81">Visualiser les nouveaux messages publiés dans le <text:span text:style-name="T1">topic</text:span></text:p>
      <text:h text:style-name="P127" text:outline-level="1"><text:bookmark-start text:name="__RefHeading___Toc9814_3845367211"/>Atelier <text:span text:style-name="T188">5</text:span>. Kafka Connect<text:bookmark-end text:name="__RefHeading___Toc9814_3845367211"/></text:h>
      <text:p text:style-name="P66"/>
      <text:p text:style-name="P66"><text:span text:style-name="T105">Objectifs </text:span>: <text:span text:style-name="T107">Déverser le topic </text:span><text:span text:style-name="T6">position</text:span><text:span text:style-name="T107"> dans un index ElasticSearch </text:span></text:p>
      <text:h text:style-name="P145" text:outline-level="2"/>
      <text:h text:style-name="Heading_20_2" text:outline-level="2">5.1 Installation du plugin ElasticSearch dans kafka connect</text:h>
      <text:p text:style-name="Text_20_body">Visualiser le fichier Dockerfile fourni et construire une image <text:span text:style-name="T14">my-kafka-connect-with-elasticsearch </text:span>via :</text:p>
      <text:p text:style-name="commande">docker build -t my-kafka-connect-with-elasticsearch .</text:p>
      <text:h text:style-name="Heading_20_2" text:outline-level="2">5.2 Démarrage de la stack</text:h>
      <text:p text:style-name="Text_20_body">Démarrer la nouvelle stack qui ajoute l’image précédemment construite, ElasticSearch et Kibana</text:p>
      <text:p text:style-name="commande">docker-compose up -d</text:p>
      <text:p text:style-name="Text_20_body">Vérifier l’installation du plugin via :</text:p>
      <text:p text:style-name="Text_20_body">http://localhost:8083/connector-plugins</text:p>
      <text:p text:style-name="Text_20_body">Se connecter à kibana localhost :5601 et dans la DevConsole exécuter :</text:p>
      <text:p text:style-name="commande">PUT /position</text:p>
      <text:p text:style-name="commande">{</text:p>
      <text:p text:style-name="commande"><text:s text:c="2"/>"mappings":{</text:p>
      <text:p text:style-name="commande"><text:s text:c="4"/>"properties": {</text:p>
      <text:p text:style-name="commande"><text:s text:c="6"/>"@timestamp": {</text:p>
      <text:p text:style-name="commande"><text:s text:c="8"/>"type": "date",</text:p>
      <text:p text:style-name="commande"><text:s text:c="8"/>"format": "epoch_millis"</text:p>
      <text:p text:style-name="commande"><text:s text:c="6"/>}</text:p>
      <text:p text:style-name="commande"><text:s text:c="4"/>}</text:p>
      <text:p text:style-name="commande"><text:s text:c="2"/>}</text:p>
      <text:p text:style-name="commande">}</text:p>
      <text:p text:style-name="P210">La commande crée un index elasticsearch <text:span text:style-name="T14">position</text:span> avec pour l’instant un seul champ @timestamp</text:p>
      <text:h text:style-name="Heading_20_2" text:outline-level="2">5.3 Configuration du connecteur</text:h>
      <text:p text:style-name="Text_20_body">Définir un connecteur <text:span text:style-name="T14">elasticsearch-sink</text:span> qui déverse le topic position dans l’index position :</text:p>
      <text:p text:style-name="commande">curl -X POST http://localhost:8083/connectors \</text:p>
      <text:p text:style-name="commande">-H "Content-Type: application/json" \</text:p>
      <text:p text:style-name="commande">-d '{</text:p>
      <text:p text:style-name="commande">"name": "elasticsearch-sink",</text:p>
      <text:p text:style-name="commande">"config": {</text:p>
      <text:p text:style-name="commande">"connector.class":</text:p>
      <text:p text:style-name="commande"><text:soft-page-break/>"io.confluent.connect.elasticsearch.ElasticsearchSinkConnector",</text:p>
      <text:p text:style-name="commande">"tasks.max": "1",</text:p>
      <text:p text:style-name="commande">"topics": "position",</text:p>
      <text:p text:style-name="commande">"topic.index.map": "position:position_index",</text:p>
      <text:p text:style-name="commande">"connection.url": "http://elasticsearch:9200",</text:p>
      <text:p text:style-name="commande">"type.name": "log",</text:p>
      <text:p text:style-name="commande">"key.ignore": "true",</text:p>
      <text:p text:style-name="commande">"schema.ignore": "true",</text:p>
      <text:p text:style-name="commande">"key.converter": "org.apache.kafka.connect.json.JsonConverter",</text:p>
      <text:p text:style-name="commande">"key.converter.schemas.enable": "false",</text:p>
      <text:p text:style-name="commande">"value.converter": "org.apache.kafka.connect.json.JsonConverter",</text:p>
      <text:p text:style-name="commande">"value.converter.schemas.enable": "false"</text:p>
      <text:p text:style-name="commande">}</text:p>
      <text:p text:style-name="commande">}'</text:p>
      <text:p text:style-name="Text_20_body">Vous pouvez vérifier la bonne installation du connecteur :</text:p>
      <text:list text:style-name="L22">
        <text:list-item>
          <text:p text:style-name="P211">Via les logs de KafkaConnect</text:p>
        </text:list-item>
        <text:list-item>
          <text:p text:style-name="P211">Via http://localhost:8083 /connectors : Liste des connecteurs actifs</text:p>
        </text:list-item>
        <text:list-item>
          <text:p text:style-name="P211">Via l’interface de RedPanda</text:p>
        </text:list-item>
      </text:list>
      <text:p text:style-name="Text_20_body">Alimenter le topic position</text:p>
      <text:p text:style-name="Text_20_body">Vous pouvez visualiser les effets du connecteur</text:p>
      <text:list text:style-name="L23">
        <text:list-item>
          <text:p text:style-name="P212">Via ElasticSearch : http://localhost:9200/position/_search</text:p>
        </text:list-item>
        <text:list-item>
          <text:p text:style-name="P212">Via Kibana : http://localhost:5601</text:p>
        </text:list-item>
      </text:list>
      <text:h text:style-name="Heading_20_2" text:outline-level="2">5.3 Améliorations</text:h>
      <text:p text:style-name="Text_20_body">Améliorer le fichier de configuration afin d’introduire que le timestamp Kafka soit renseigné</text:p>
      <text:p text:style-name="Text_20_body">dans le champ @timestamp de l’index position d’ElasticSearch</text:p>
      <text:p text:style-name="Text_20_body">Déverser le topic <text:span text:style-name="T14">position-avro</text:span> dans un index <text:span text:style-name="T14">position-avro</text:span></text:p>
      <text:h text:style-name="P133" text:outline-level="1"><text:bookmark-start text:name="__RefHeading___Toc9822_3845367211"/><text:span text:style-name="T92">Atelier </text:span><text:span text:style-name="T207">6</text:span> : <text:span text:style-name="T197">Garanties Kafka</text:span><text:bookmark-end text:name="__RefHeading___Toc9822_3845367211"/></text:h>
      <text:h text:style-name="P142" text:outline-level="2"><text:bookmark-start text:name="__RefHeading___Toc17798_2862341397"/><text:span text:style-name="T207">6</text:span><text:span text:style-name="T161">.</text:span>1. Transaction et <text:span text:style-name="T198">ISOLATION_LEVEL</text:span><text:bookmark-end text:name="__RefHeading___Toc17798_2862341397"/></text:h>
      <text:h text:style-name="P149" text:outline-level="3"><text:bookmark-start text:name="__RefHeading___Toc9895_3845367211"/><text:span text:style-name="T207">6</text:span>.<text:span text:style-name="T207">1</text:span>.1 <text:span text:style-name="T163">Producteur transactionnel</text:span><text:bookmark-end text:name="__RefHeading___Toc9895_3845367211"/></text:h>
      <text:p text:style-name="P193">Modifier l<text:span text:style-name="T163">e code du producer afin d’englober plusieurs envois de messages dans une transaction.</text:span></text:p>
      <text:p text:style-name="P194">Commiter tous les 10 envois</text:p>
      <text:p text:style-name="P194">Lancer ensuite le programme avec comme arguments 1 <text:span text:style-name="T59">105</text:span> 100 0</text:p>
      <text:p text:style-name="P193">Ce qui signifie que 1 threads envoie 105 messages, les 100 premiers messages font partie de 10</text:p>
      <text:p text:style-name="P193">transactions validées. Les 5 derniers messages ne sont pas validés.</text:p>
      <text:p text:style-name="P193">Visualiser les messages dans une console d’administration.</text:p>
      <text:p text:style-name="P193">Noter le nombre et les offsets, Visualiser le flag transactionnel</text:p>
      <text:h text:style-name="P149" text:outline-level="3"><text:bookmark-start text:name="__RefHeading___Toc9897_3845367211"/><text:span text:style-name="T84">6</text:span><text:span text:style-name="T82">.</text:span><text:span text:style-name="T84">1</text:span><text:span text:style-name="T82">.2 </text:span><text:span text:style-name="T83">Consommateur</text:span><text:bookmark-end text:name="__RefHeading___Toc9897_3845367211"/></text:h>
      <text:p text:style-name="P196">Modifier la configuration du consommateur afin qu’il ne lise que les messages committés</text:p>
      <text:p text:style-name="P196"/>
      <text:h text:style-name="P142" text:outline-level="2"><text:bookmark-start text:name="__RefHeading___Toc9899_3845367211"/><text:span text:style-name="T207">6</text:span>.2 Transfert Exactly Once<text:bookmark-end text:name="__RefHeading___Toc9899_3845367211"/></text:h>
      <text:p text:style-name="P197">Modifier le consommateur afin qu’il transfert exactement une fois les messages produits en amont <text:span text:style-name="T199">vers un autre topic de sortie</text:span></text:p>
      <text:p text:style-name="P195">Éventuellement on peut effectuer un traitement du message comme calculer la distance à un point d’origine.</text:p>
      <text:p text:style-name="P193"/>
      <text:p text:style-name="P193">Vérifier les messages produits et les offsets consommés</text:p>
      <text:h text:style-name="Heading_20_2" text:outline-level="2"><text:bookmark-start text:name="__RefHeading___Toc7597_2982398481"/>6.3 Stockage et rétention<text:bookmark-end text:name="__RefHeading___Toc7597_2982398481"/></text:h>
      <text:h text:style-name="P202" text:outline-level="1"><text:bookmark-start text:name="__RefHeading___Toc7599_2982398481"/><text:span text:style-name="T85">Ouvrir un bash sur un des nœuds</text:span><text:bookmark-end text:name="__RefHeading___Toc7599_2982398481"/></text:h>
      <text:p text:style-name="commande">docker exec -it kafka-0 bash</text:p>
      <text:h text:style-name="P202" text:outline-level="1"><text:bookmark-start text:name="__RefHeading___Toc7601_2982398481"/><text:span text:style-name="T85">Visualiser les répertoires de logs sur les brokers :</text:span><text:bookmark-end text:name="__RefHeading___Toc7601_2982398481"/></text:h>
      <text:p text:style-name="commande">kafka-log-dirs.sh --bootstrap-server localhost:9092 --describe</text:p>
      <text:h text:style-name="P202" text:outline-level="1"><text:bookmark-start text:name="__RefHeading___Toc7603_2982398481"/><text:span text:style-name="T85">Visualiser les segments du topic position et apprécier la taille</text:span><text:bookmark-end text:name="__RefHeading___Toc7603_2982398481"/></text:h>
      <text:h text:style-name="P202" text:outline-level="1"><text:bookmark-start text:name="__RefHeading___Toc7605_2982398481"/><text:span text:style-name="T85">Pour le topic position modifier le </text:span><text:span text:style-name="T81">segment.bytes</text:span><text:span text:style-name="T85"> à 1Mo</text:span><text:bookmark-end text:name="__RefHeading___Toc7605_2982398481"/></text:h>
      <text:h text:style-name="P202" text:outline-level="1"><text:bookmark-start text:name="__RefHeading___Toc7607_2982398481"/><text:span text:style-name="T85">Diminuer le </text:span><text:span text:style-name="T81">retention.bytes</text:span><text:bookmark-end text:name="__RefHeading___Toc7607_2982398481"/></text:h>
      <text:h text:style-name="P202" text:outline-level="1"><text:bookmark-start text:name="__RefHeading___Toc7609_2982398481"/><text:span text:style-name="T85">Produire de nombreux messages afin de voir des segments disparaître</text:span><text:bookmark-end text:name="__RefHeading___Toc7609_2982398481"/></text:h>
      <text:h text:style-name="P128" text:outline-level="1"><text:bookmark-start text:name="__RefHeading___Toc9820_3845367211"/><text:span text:style-name="T91">Atelier </text:span><text:span text:style-name="T208">7</text:span><text:span text:style-name="T91"> :</text:span> <text:span text:style-name="T193">Introduction à </text:span><text:span text:style-name="T110">KafkaStream</text:span><text:bookmark-end text:name="__RefHeading___Toc9820_3845367211"/></text:h>
      <text:p text:style-name="P67"/>
      <text:p text:style-name="Text_20_body"><text:span text:style-name="Source_20_Text"><text:span text:style-name="T209">Objectifs :</text:span></text:span></text:p>
      <text:p text:style-name="Text_20_body"><text:span text:style-name="Source_20_Text"><text:span text:style-name="T209">Écrire une application Stream qui prend en entrée le topic </text:span></text:span><text:span text:style-name="Source_20_Text"><text:span text:style-name="T211">position-avro</text:span></text:span></text:p>
      <text:h text:style-name="P143" text:outline-level="2"><text:bookmark-start text:name="__RefHeading___Toc7611_2982398481"/><text:span text:style-name="Source_20_Text"><text:span text:style-name="T133">7.1 Opérateurs stateless</text:span></text:span><text:bookmark-end text:name="__RefHeading___Toc7611_2982398481"/></text:h>
      <text:p text:style-name="Text_20_body"><text:span text:style-name="Source_20_Text"><text:span text:style-name="T209">Créer un projet </text:span></text:span><text:span text:style-name="Source_20_Text"><text:span text:style-name="T211">PositionStream</text:span></text:span><text:span text:style-name="Source_20_Text"><text:span text:style-name="T209"> et installer le package</text:span></text:span></text:p>
      <text:p text:style-name="Text_20_body"><text:span text:style-name="Source_20_Text"><text:span text:style-name="T209">io.confluent :kafka-avro-serializer</text:span></text:span></text:p>
      <text:p text:style-name="Standard"><text:span text:style-name="Source_20_Text"><text:span text:style-name="T209"/></text:span></text:p>
      <text:p text:style-name="Text_20_body"><text:span text:style-name="Source_20_Text"><text:span text:style-name="T209">Reprendre le schéma Avro initial du producteur Avro et générer les classes </text:span></text:span><text:span text:style-name="Source_20_Text"><text:span text:style-name="T212">du modèle</text:span></text:span></text:p>
      <text:p text:style-name="Text_20_body"><text:span text:style-name="Source_20_Text"><text:span text:style-name="T209"/></text:span></text:p>
      <text:list text:style-name="L18">
        <text:list-item>
          <text:p text:style-name="P203"><text:span text:style-name="Source_20_Text"><text:span text:style-name="T209">Dans un premier temps, transformer les informations de la position d’un coursier en arrondissant la longitude et la latitude à 1 valeur entière.<text:line-break/><text:line-break/>Tester, regarder les timestamp des messages<text:line-break/><text:line-break/>Supprimer le topic de sortie</text:span></text:span></text:p>
        </text:list-item>
        <text:list-item>
          <text:p text:style-name="P203"><text:span text:style-name="Source_20_Text"><text:span text:style-name="T209">Compléter le stream en inversant les clés et Valeurs (La position du coursier devient la clé, l’id du coursier la valeur)<text:line-break/>Tester</text:span></text:span></text:p>
        </text:list-item>
        <text:list-item>
          <text:p text:style-name="P203"><text:span text:style-name="Source_20_Text"><text:span text:style-name="T209">Utiliser branch pour créer 2 topic de sortie un contenant les positions dont la latitude est supérieure à 45.0 et l’autre le reste<text:line-break/>Tester</text:span></text:span></text:p>
        </text:list-item>
      </text:list>
      <text:h text:style-name="P143" text:outline-level="2"><text:bookmark-start text:name="__RefHeading___Toc7613_2982398481"/><text:span text:style-name="Source_20_Text"><text:span text:style-name="T133">7.2 Opérateurs stateful</text:span></text:span><text:bookmark-end text:name="__RefHeading___Toc7613_2982398481"/></text:h>
      <text:p text:style-name="Text_20_body"><text:span text:style-name="Source_20_Text"><text:span text:style-name="T209">Sur les branches précédentes, effectuer une agrégation de type Count(), i.e compter le nombre de</text:span></text:span></text:p>
      <text:p text:style-name="Text_20_body"><text:span text:style-name="Source_20_Text"><text:span text:style-name="T209">coursier ayant passé à une position donné.</text:span></text:span></text:p>
      <text:p text:style-name="Text_20_body"><text:span text:style-name="Source_20_Text"><text:span text:style-name="T209">Tester</text:span></text:span></text:p>
      <text:p text:style-name="Text_20_body"><text:span text:style-name="Source_20_Text"><text:span text:style-name="T209">Modifier en utilisant une fenêtre temporelle de 1 seconde.</text:span></text:span></text:p>
      <text:p text:style-name="Text_20_body"><text:span text:style-name="Source_20_Text"><text:span text:style-name="T212">Utiliser l’opération reduce pour </text:span></text:span><text:span text:style-name="Source_20_Text"><text:span text:style-name="T209">avoir en temps-réel, la liste des coursiers associés à une position.</text:span></text:span></text:p>
      <text:p text:style-name="Text_20_body"><text:span text:style-name="Source_20_Text"><text:span text:style-name="T209"/></text:span></text:p>
      <text:h text:style-name="P134" text:outline-level="1"/>
      <text:h text:style-name="P129" text:outline-level="1"><text:bookmark-start text:name="__RefHeading___Toc7615_2982398481"/>Atelier 8 : ksqlDB<text:bookmark-end text:name="__RefHeading___Toc7615_2982398481"/></text:h>
      <text:h text:style-name="Heading_20_2" text:outline-level="2"><text:bookmark-start text:name="__RefHeading___Toc7617_2982398481"/>8.1 Getting started<text:bookmark-end text:name="__RefHeading___Toc7617_2982398481"/></text:h>
      <text:p text:style-name="P96">Démarrer la stack avec le docker compose fourni.</text:p>
      <text:p text:style-name="P96">Ensuite, démarrer une console interactive ksql-cli</text:p>
      <text:p text:style-name="commande">docker exec -it ksqldb-cli ksql http://ksqldb-server:8088</text:p>
      <text:p text:style-name="P96">Créer un stream associé à un topic</text:p>
      <text:p text:style-name="commande">CREATE STREAM riderLocations (profileId VARCHAR, latitude DOUBLE, longitude DOUBLE) WITH (kafka_topic='locations', value_format='json', partitions=1);</text:p>
      <text:p text:style-name="P96">Créer une table contenant les derniers emplacements des riderLocation</text:p>
      <text:p text:style-name="commande">CREATE TABLE currentLocation AS</text:p>
      <text:p text:style-name="commande">SELECT profileId,</text:p>
      <text:p text:style-name="commande">LATEST_BY_OFFSET(latitude) AS la,</text:p>
      <text:p text:style-name="commande">LATEST_BY_OFFSET(longitude) AS lo</text:p>
      <text:p text:style-name="commande">FROM riderlocations</text:p>
      <text:p text:style-name="commande">GROUP BY profileId</text:p>
      <text:p text:style-name="commande">EMIT CHANGES;</text:p>
      <text:p text:style-name="P96">Créer une table contenant les données agrégées (liste de coursier, nombre) par distance par rapport à</text:p>
      <text:p text:style-name="P96">un point d’origine</text:p>
      <text:p text:style-name="commande">CREATE TABLE ridersNearMountainView AS</text:p>
      <text:p text:style-name="commande">SELECT ROUND(GEO_DISTANCE(la, lo, 37.4133, -122.1162), -1) AS distanceInMiles,</text:p>
      <text:p text:style-name="commande">COLLECT_LIST(profileId) AS riders,</text:p>
      <text:p text:style-name="commande">COUNT(*) AS count</text:p>
      <text:p text:style-name="commande">FROM currentLocation</text:p>
      <text:p text:style-name="commande">GROUP BY ROUND(GEO_DISTANCE(la, lo, 37.4133, -122.1162), -1);</text:p>
      <text:p text:style-name="P96">Exécuter une PUSH QUERY</text:p>
      <text:p text:style-name="commande">-- Mountain View lat, long: 37.4133, -122.1162</text:p>
      <text:p text:style-name="commande">SELECT * FROM riderLocationsWHERE GEO_DISTANCE(latitude, longitude, 37.4133, -122.1162) &lt;= 5 EMIT CHANGES;</text:p>
      <text:p text:style-name="P96">Démarrer une autre session :</text:p>
      <text:p text:style-name="commande">docker exec -it ksqldb-cli ksql http://ksqldb-server:8088</text:p>
      <text:p text:style-name="commande">INSERT INTO riderLocations (profileId, latitude, longitude) VALUES ('c2309eec', 37.7877, -122.4205);</text:p>
      <text:p text:style-name="commande">INSERT INTO riderLocations (profileId, latitude, longitude) VALUES ('18f4ea86', 37.3903, -122.0643);</text:p>
      <text:p text:style-name="commande">INSERT INTO riderLocations (profileId, latitude, longitude) VALUES ('4ab5cbad', 37.3952, -122.0813);</text:p>
      <text:p text:style-name="commande">INSERT INTO riderLocations (profileId, latitude, longitude) VALUES ('8b6eae59', 37.3944, -122.0813);</text:p>
      <text:p text:style-name="commande"><text:soft-page-break/>INSERT INTO riderLocations (profileId, latitude, longitude) VALUES ('4a7c7b41', 37.4049, -122.0822);</text:p>
      <text:p text:style-name="commande">INSERT INTO riderLocations (profileId, latitude, longitude) VALUES ('4ddad000', 37.7857, -122.4011);</text:p>
      <text:p text:style-name="P96">Puis exécuter une PULL QUERY</text:p>
      <text:p text:style-name="commande">SELECT * from ridersNearMountainView WHERE distanceInMiles &lt;= 10;</text:p>
      <text:h text:style-name="P122" text:outline-level="1"/>
      <text:h text:style-name="P132" text:outline-level="1"><text:bookmark-start text:name="__RefHeading___Toc9828_38453672111"/><text:span text:style-name="T60">Atelier</text:span><text:span text:style-name="T61">s</text:span><text:span text:style-name="T60"> </text:span><text:span text:style-name="T62">9</text:span><text:span text:style-name="T60">: </text:span><text:span text:style-name="T61">Sécurité</text:span><text:bookmark-end text:name="__RefHeading___Toc9828_38453672111"/></text:h>
      <text:h text:style-name="P141" text:outline-level="2"><text:bookmark-start text:name="__RefHeading___Toc9834_38453672111"/><text:span text:style-name="T127">9</text:span><text:span text:style-name="T122">.</text:span><text:span text:style-name="T124">1</text:span><text:span text:style-name="T122"> </text:span><text:span text:style-name="T125">Séparation des échanges réseaux</text:span><text:bookmark-end text:name="__RefHeading___Toc9834_38453672111"/></text:h>
      <text:p text:style-name="P90">Le fichier <text:span text:style-name="T1">docker-compose</text:span> sépare déjà sur des ports différents la communication contrôleurs, brokers et client externe .</text:p>
      <text:p text:style-name="P90">Visualisez la configuration bitnami des listeners</text:p>
      <text:p text:style-name="P89"/>
      <text:h text:style-name="P141" text:outline-level="2"><text:bookmark-start text:name="__RefHeading___Toc9834_3845367211"/><text:span text:style-name="T127">9</text:span><text:span text:style-name="T122">.</text:span><text:span text:style-name="T126">2</text:span><text:span text:style-name="T122"> </text:span><text:span text:style-name="T128">Accès via </text:span><text:span text:style-name="T123">SSL</text:span><text:span text:style-name="T124"> </text:span><text:span text:style-name="T128">au cluster</text:span><text:bookmark-end text:name="__RefHeading___Toc9834_3845367211"/></text:h>
      <text:p text:style-name="P43"/>
      <text:p text:style-name="Text_20_body">Redémarrer le cluster en utilisant la nouvelle version de docker-compose, le port EXTERNAL utilise dorénavant <text:span text:style-name="T201">SSL</text:span></text:p>
      <text:p text:style-name="Text_20_body">Récupérer le répertoire SSL qui contient un keystore et un trustore self-signed pour localhost</text:p>
      <text:p text:style-name="P111">Modifier <text:span text:style-name="T14">docker-compose.yml</text:span> afin que le répertoire <text:span text:style-name="T14">ssl/mount</text:span> soit correctement monté sur chaque broker.</text:p>
      <text:p text:style-name="P111">Démarrer le cluster et vérifier le certificat produit par le serveur :</text:p>
      <text:p text:style-name="commande">openssl s_client -debug -connect localhost:<text:span text:style-name="T206">1</text:span>9<text:span text:style-name="T206">0</text:span>92 -tls1_2</text:p>
      <text:p text:style-name="Text_20_body"/>
      <text:p text:style-name="Text_20_body">Modifier les propriétés du client SpringProducer afin qu’il utilise le protocle SSL pour communiquer</text:p>
      <text:p text:style-name="P117">ssl:<text:line-break/> <text:s/>trust-store-location: &lt;<text:span text:style-name="T206">path-to&gt;</text:span>/ssl/mount/kafka.truststore.jks<text:line-break/> <text:s/>trust-store-password: secret<text:line-break/>security:<text:line-break/> <text:s/>protocol: SSL</text:p>
      <text:p text:style-name="Standard"/>
      <text:p text:style-name="P62"/>
      <text:p text:style-name="P102">Vérifier la production de message<text:span text:style-name="T58"> </text:span></text:p>
      <text:p text:style-name="P62"/>
      <text:p text:style-name="P63"/>
      <text:h text:style-name="P147" text:outline-level="3"/>
      <text:h text:style-name="P141" text:outline-level="2"><text:bookmark-start text:name="__RefHeading___Toc9836_3845367211"/><text:span text:style-name="T202">9</text:span>.3 Authentification <text:span text:style-name="T172">avec</text:span> SASL/PLAIN<text:span text:style-name="T132"> </text:span><text:bookmark-end text:name="__RefHeading___Toc9836_3845367211"/></text:h>
      <text:p text:style-name="P30"/>
      <text:h text:style-name="P147" text:outline-level="3"><text:bookmark-start text:name="__RefHeading___Toc14195_3893618287"/><text:span text:style-name="T202">9</text:span>.3.1 Authentification inter-broker<text:bookmark-end text:name="__RefHeading___Toc14195_3893618287"/></text:h>
      <text:p text:style-name="P78">Mettre au point un fichier <text:span text:style-name="T18">kafka_ja</text:span><text:span text:style-name="T23">a</text:span><text:span text:style-name="T18">s.conf</text:span><text:span text:style-name="T172"> </text:span><text:span text:style-name="T173">définissant 2 utilisateurs </text:span><text:span text:style-name="T9">admin </text:span><text:span text:style-name="T97">et</text:span><text:span text:style-name="T9"> alice</text:span><text:span text:style-name="T173"> et indiquant que le serveur utilise l’identité </text:span><text:span text:style-name="T9">admin</text:span><text:span text:style-name="T173"> </text:span>comme suit :</text:p>
      <text:p text:style-name="P33">KafkaServer {</text:p>
      <text:p text:style-name="P33"><text:s text:c="4"/>org.apache.kafka.common.security.plain.PlainLoginModule required</text:p>
      <text:p text:style-name="P33"><text:s text:c="4"/>username="admin"</text:p>
      <text:p text:style-name="P33"><text:s text:c="4"/>password="admin-secret"</text:p>
      <text:p text:style-name="P33"><text:soft-page-break/><text:s text:c="4"/>user_admin="admin-secret"</text:p>
      <text:p text:style-name="P33"><text:s text:c="4"/>user_alice="alice-secret";</text:p>
      <text:p text:style-name="P33">};</text:p>
      <text:p text:style-name="P112">Récupérer la nouvelle version de docker-compose et vérifier le montage de volume vers votre fichier <text:span text:style-name="T14">kafka_jaas.conf</text:span> </text:p>
      <text:p text:style-name="P77">Redémarrer le cluster <text:span text:style-name="T174">et vérifier son bon démarrage</text:span></text:p>
      <text:p text:style-name="P77"/>
      <text:h text:style-name="P147" text:outline-level="3"><text:bookmark-start text:name="__RefHeading___Toc14197_3893618287"/><text:span text:style-name="T202">9</text:span>.3.<text:span text:style-name="T174">2</text:span> Authentification client<text:bookmark-end text:name="__RefHeading___Toc14197_3893618287"/></text:h>
      <text:p text:style-name="P103"/>
      <text:p text:style-name="P87">Mettre à jour <text:span text:style-name="T202">un</text:span> fichier <text:span text:style-name="T14">client-ssl.properties</text:span> comme suit :</text:p>
      <text:p text:style-name="P57">security.protocol=SASL_SSL</text:p>
      <text:p text:style-name="P57">sasl.mechanism=PLAIN</text:p>
      <text:p text:style-name="P57">sasl.jaas.config=org.apache.kafka.common.security.plain.PlainLoginModule required \</text:p>
      <text:p text:style-name="P57"><text:s text:c="4"/>username="alice" \</text:p>
      <text:p text:style-name="P57"><text:s text:c="4"/>password="alice-secret";</text:p>
      <text:p text:style-name="P57"/>
      <text:p text:style-name="P77">Tester avec :</text:p>
      <text:p text:style-name="P79"><text:span text:style-name="T170">$KAFKA_DIST/bin</text:span>/kafka-topics.sh --bootstrap-server localhost:19092 --list --command-config ssl/client-ssl.properties </text:p>
      <text:p text:style-name="P33"/>
      <text:p text:style-name="P32"><text:span text:style-name="T170">Configure</text:span><text:span text:style-name="T169">r</text:span><text:span text:style-name="T170"> le projet Spring</text:span><text:span text:style-name="T202">Producer pour qu’il s’authentifie avec l’utilisateur alice</text:span></text:p>
      <text:p text:style-name="P88"/>
      <text:p text:style-name="P31">Tester <text:span text:style-name="T202">l’</text:span>envoi de message, <text:span text:style-name="T171">vérifier la bonne configuration du </text:span><text:span text:style-name="T8">KafkaProducer</text:span><text:span text:style-name="T171"> et la production de message</text:span></text:p>
      <text:h text:style-name="P141" text:outline-level="2"><text:bookmark-start text:name="__RefHeading___Toc9891_3845367211"/><text:span text:style-name="T202">9</text:span>.4 ACL<text:bookmark-end text:name="__RefHeading___Toc9891_3845367211"/></text:h>
      <text:p text:style-name="P78"/>
      <text:p text:style-name="P113">Visualiser la nouvelle configuration des brokers dans le nouveau <text:span text:style-name="T14">docker-compose.yml</text:span></text:p>
      <text:p text:style-name="P113">Démarrer le cluster.</text:p>
      <text:p text:style-name="P113">Vérifier via Redpanda Console que le lien sécurité permet de créer des ACLs</text:p>
      <text:p text:style-name="P113">Interdire à Alice la production de message et tester</text:p>
      <text:p text:style-name="P113"/>
      <text:h text:style-name="Heading_20_2" text:outline-level="2"><text:bookmark-start text:name="__RefHeading___Toc7619_2982398481"/>9.5 Quotas<text:bookmark-end text:name="__RefHeading___Toc7619_2982398481"/></text:h>
      <text:p text:style-name="P113">Se créer un ficier <text:span text:style-name="T14">client-admin.properties</text:span> permettant de se logger avec l’utilisateur admin</text:p>
      <text:p text:style-name="P113">Définition d’un quota pour l’utilisateur alice</text:p>
      <text:p text:style-name="commande">$KAFKA_DIST/bin/kafka-configs.sh --bootstrap-server localhost:9094 --alter --add-config 'producer_byte_rate=1024,consumer_byte_rate=1024' --entity-type users --entity-name alice --command-config client-admin-ssl.properties</text:p>
      <text:p text:style-name="P113">Relancer SpringProducer et observer les messages d’erreurs produits</text:p>
      <text:p text:style-name="P113">Supprimer les quotas :</text:p>
      <text:p text:style-name="commande">$KAFKA_DIST/bin/kafka-configs.sh --bootstrap-server localhost:9094 --alter --delete-config producer_byte_rate --entity-type users --entity-name alice --command-config client-admin-ssl.properties</text:p>
      <text:p text:style-name="commande"><text:soft-page-break/>$KAFKA_DIST/bin/kafka-configs.sh --bootstrap-server localhost:9094 --alter --delete-config consumer_byte_rate --entity-type users --entity-name alice --command-config client-admin-ssl.properties</text:p>
      <text:h text:style-name="P148" text:outline-level="3"/>
      <text:h text:style-name="P135" text:outline-level="1"><text:bookmark-start text:name="__RefHeading___Toc9808_3845367211"/><text:span text:style-name="T135">Atelier </text:span><text:span text:style-name="T131">10</text:span><text:span text:style-name="T135">. Frameworks </text:span><text:bookmark-end text:name="__RefHeading___Toc9808_3845367211"/></text:h>
      <text:p text:style-name="P207"><text:span text:style-name="T106">Objectifs </text:span><text:span text:style-name="T137">: </text:span><text:span text:style-name="T162">Utiliser les frameworks </text:span><text:span text:style-name="T137">Spring </text:span><text:span text:style-name="T162">et Quarkus pour </text:span><text:span text:style-name="T137">consommer les enregistrements du topic </text:span><text:span text:style-name="T7">position</text:span><text:span text:style-name="T137"> précédent</text:span></text:p>
      <text:p text:style-name="P205"/>
      <text:h text:style-name="P144" text:outline-level="2"><text:bookmark-start text:name="__RefHeading___Toc9812_3845367211"/><text:span text:style-name="T215">10</text:span>.<text:span text:style-name="T168">1</text:span> MP Messaging avec Quarkus<text:bookmark-end text:name="__RefHeading___Toc9812_3845367211"/></text:h>
      <text:p text:style-name="P207"><text:span text:style-name="T137">Récupérer le </text:span><text:span text:style-name="T134">projet </text:span><text:span text:style-name="T137">Maven/</text:span><text:span text:style-name="T138">Quarkus </text:span><text:span text:style-name="T136">fourni.</text:span></text:p>
      <text:p text:style-name="P207"><text:span text:style-name="T137">Le fichier </text:span><text:span text:style-name="T7">pom.xml</text:span><text:span text:style-name="T136"> déclare en particulier les dépendances suivantes :</text:span></text:p>
      <text:list xml:id="list1253739334" text:style-name="L15">
        <text:list-item>
          <text:p text:style-name="P175">quarkus-smallrye-reactive-messaging-kafka</text:p>
        </text:list-item>
        <text:list-item>
          <text:p text:style-name="P175">quarkus-resteasy-reactive-jackson</text:p>
        </text:list-item>
      </text:list>
      <text:p text:style-name="P176"/>
      <text:p text:style-name="P183"><text:span text:style-name="T27">Déclarer un Bean </text:span><text:span text:style-name="T31">PositionService</text:span><text:span text:style-name="T28"> déclarant un méthode de réception de message</text:span></text:p>
      <text:p text:style-name="P170"/>
      <text:p text:style-name="P183"><text:span text:style-name="T27">Dans le fichier de configuration </text:span><text:span text:style-name="T30">src/main/resources/application.</text:span><text:span text:style-name="T31">properties</text:span><text:span text:style-name="T27"> :</text:span></text:p>
      <text:list text:style-name="L19">
        <text:list-item>
          <text:p text:style-name="P168">Déclarer les bootstrap-servers Kafka</text:p>
        </text:list-item>
      </text:list>
      <text:p text:style-name="P170"/>
      <text:p text:style-name="P171">Pour démarrer l’application :</text:p>
      <text:p text:style-name="P172">mvn quarkus:dev</text:p>
      <text:p text:style-name="P170">Tester en alimentant le topic</text:p>
      <text:p text:style-name="P205"><text:a xlink:type="simple" xlink:href="https://github.com/smallrye/smallrye-reactive-messaging" text:style-name="Internet_20_link" text:visited-style-name="Visited_20_Internet_20_Link"/></text:p>
      <text:h text:style-name="P140" text:outline-level="2"><text:bookmark-start text:name="__RefHeading___Toc17796_2862341397"/><text:span text:style-name="T215">10</text:span>.2 Production et Consommation de message avec Spring Kafka<text:bookmark-end text:name="__RefHeading___Toc17796_2862341397"/></text:h>
      <text:p text:style-name="P206">Reprendre les 2 projets SpringKafka fourni <text:span text:style-name="T194">et </text:span>les comprendre.</text:p>
      <text:p text:style-name="P206"><text:span text:style-name="T194">Supprimer le topic position, </text:span><text:span text:style-name="T195">nettoyer la base PostgreSQL </text:span><text:span text:style-name="T194">et exécuter SpringProducer et SpringConsumer</text:span></text:p>
      <text:p text:style-name="P206"/>
      <text:h text:style-name="P144" text:outline-level="2"><text:bookmark-start text:name="__RefHeading___Toc9810_3845367211"/><text:span text:style-name="T215">10</text:span>.<text:span text:style-name="T196">3</text:span> Spring Cloud Stream<text:bookmark-end text:name="__RefHeading___Toc9810_3845367211"/></text:h>
      <text:p text:style-name="P207"><text:span text:style-name="T137">Récupérer le </text:span><text:span text:style-name="T134">projet </text:span><text:span text:style-name="T137">Maven/</text:span><text:span text:style-name="T134">SpringBoot </text:span><text:span text:style-name="T136">fourni.</text:span></text:p>
      <text:p text:style-name="P207"><text:span text:style-name="T137">Le fichier </text:span><text:span text:style-name="T7">pom.xml</text:span><text:span text:style-name="T136"> déclare en particulier les dépendances suivantes :</text:span></text:p>
      <text:list text:continue-list="list1253739334" text:style-name="L15">
        <text:list-item>
          <text:p text:style-name="P178">spring-cloud-stream</text:p>
        </text:list-item>
        <text:list-item>
          <text:p text:style-name="P178">spring-cloud-stream-binder-kafka</text:p>
        </text:list-item>
      </text:list>
      <text:p text:style-name="P176"/>
      <text:p text:style-name="P170">Déclarer un Bean Spring <text:span text:style-name="T138">ayant pour nom </text:span><text:span text:style-name="T17">position</text:span><text:span text:style-name="T138"> </text:span>de type <text:span text:style-name="T14">Consumer&lt;Message&lt;String&gt;&gt;</text:span></text:p>
      <text:p text:style-name="P170"/>
      <text:p text:style-name="P170">Dans le fichier de configuration <text:span text:style-name="T14">src/main/resources/application.yml</text:span> :</text:p>
      <text:list text:style-name="L20">
        <text:list-item>
          <text:p text:style-name="P162"><text:span text:style-name="T51">Utiliser le nom de la méthode annotée Bean pour binder le topic </text:span><text:span text:style-name="T47">position</text:span></text:p>
        </text:list-item>
        <text:list-item>
          <text:p text:style-name="P169">Déclarer les <text:span text:style-name="T1">bootstrap-servers</text:span> Kafka</text:p>
        </text:list-item>
      </text:list>
      <text:p text:style-name="P170"/>
      <text:p text:style-name="P170">Tester en alimentant le topic</text:p>
      <text:h text:style-name="P130" text:outline-level="1"><text:span text:style-name="T27"/></text:h>
      <text:h text:style-name="P131" text:outline-level="1"><text:bookmark-start text:name="__RefHeading___Toc9828_3845367211"/>Atelier <text:span text:style-name="T203">1</text:span><text:span text:style-name="T215">1</text:span> : A<text:span text:style-name="T203">nnexes</text:span><text:bookmark-end text:name="__RefHeading___Toc9828_3845367211"/></text:h>
      <text:p text:style-name="P110"><text:span text:style-name="T72">Exécuter les producteurs et les consommateurs</text:span><text:span text:style-name="T70"> </text:span><text:span text:style-name="T71">pendant les opérations </text:span><text:span text:style-name="T73">d’administration</text:span></text:p>
      <text:h text:style-name="Heading_20_2" text:outline-level="2"><text:bookmark-start text:name="__RefHeading___Toc9893_3845367211"/><text:span text:style-name="T121">11.1</text:span><text:span text:style-name="T114"> </text:span><text:span text:style-name="T118">Métriques JMX et m</text:span><text:span text:style-name="T116">ise en place m</text:span><text:span text:style-name="T115">onitoring Prom</text:span><text:span text:style-name="T117">e</text:span><text:span text:style-name="T115">theus, Grafana</text:span><text:bookmark-end text:name="__RefHeading___Toc9893_3845367211"/></text:h>
      <text:p text:style-name="P208"><text:span text:style-name="T86">Dans un premier temps, démarré une JConsole et visualiser les Mbeans des brokers, consommateurs et producteurs</text:span></text:p>
      <text:p text:style-name="P208"><text:span text:style-name="T86">Visualiser le nouveau </text:span><text:span text:style-name="T88">docker-compose.yml</text:span><text:span text:style-name="T86"> qui :</text:span></text:p>
      <text:list text:style-name="L21">
        <text:list-item>
          <text:p text:style-name="P209"><text:span text:style-name="T86">Attache l’agent jmx_prometheus_javaagent-0.20.0.jar aux processus Java des brokers</text:span></text:p>
        </text:list-item>
        <text:list-item>
          <text:p text:style-name="P209"><text:span text:style-name="T86">Intègre et configure les services Prometheus et Grafana</text:span></text:p>
        </text:list-item>
      </text:list>
      <text:p text:style-name="P208"><text:span text:style-name="T86">Produire et consommer</text:span></text:p>
      <text:p text:style-name="P208"><text:span text:style-name="T86">Vérifier la production de métriques par chaque broker :</text:span></text:p>
      <text:p text:style-name="P208"><text:span text:style-name="T86">http://localhost:7071</text:span></text:p>
      <text:p text:style-name="P208"><text:span text:style-name="T86">Vérifier la récupération des métriques dans Prometheus :</text:span></text:p>
      <text:p text:style-name="P208"><text:span text:style-name="T86">http://localhost:9091</text:span></text:p>
      <text:p text:style-name="P208"><text:span text:style-name="T86">Connecter-vous à Grafana</text:span></text:p>
      <text:p text:style-name="P208"><text:span text:style-name="T86">http://localhost:3000 avec admin/admin</text:span></text:p>
      <text:p text:style-name="P208"><text:span text:style-name="T86">Vérifier la datasource Prometheus</text:span></text:p>
      <text:p text:style-name="P208"><text:span text:style-name="T86">Importer le tableau de bord : https://grafana.com/grafana/dashboards/721</text:span></text:p>
      <text:p text:style-name="P208"><text:span text:style-name="T86">Les métriques des brokers devraient s’afficher</text:span></text:p>
      <text:p text:style-name="P42"/>
      <text:p text:style-name="P4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/>
    <style:font-face style:name="Courier New2" svg:font-family="'Courier New'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Droid Sans Mono" svg:font-family="'Droid Sans Mono', monospace, monospace"/>
    <style:font-face style:name="FreeSans" svg:font-family="FreeSans" style:font-family-generic="system" style:font-pitch="variable"/>
    <style:font-face style:name="JetBrains Mono" svg:font-family="'JetBrains Mono'"/>
    <style:font-face style:name="JetBrains Mono1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>
        <style:tab-stops/>
      </style:paragraph-properties>
      <style:text-properties fo:color="#000000" loext:opacity="100%" fo:font-size="10.5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mmande" style:family="paragraph" style:parent-style-name="Preformatted_20_Text">
      <style:paragraph-properties fo:margin-top="0cm" fo:margin-bottom="0.3cm" style:contextual-spacing="false"/>
      <style:text-properties fo:font-weight="bold"/>
    </style:style>
    <style:style style:name="Style_20_de_20_dessin_20_par_20_défaut" style:display-name="Style de dessin par défaut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left="0.953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064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left="3.175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left="4.445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margin-left="0.953cm" fo:margin-top="0cm" fo:margin-bottom="0cm" style:contextual-spacing="false" fo:line-height="95%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top="0.159cm" fo:margin-bottom="0cm" style:contextual-spacing="false" style:line-height-at-least="0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12pt"/>
    </style:style>
    <style:style style:name="Standard_7e_LT_7e_Hintergrund" style:display-name="Standard~LT~Hintergrund" style:family="paragraph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2pt"/>
    </style:style>
    <style:style style:name="bg-none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12pt"/>
    </style:style>
    <style:style style:name="Arrière-plan" style:family="paragraph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Notes" style:family="paragraph">
      <style:paragraph-properties fo:margin-top="0.159cm" fo:margin-bottom="0cm" style:contextual-spacing="false" style:line-height-at-least="0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left="0.953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left="2.064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left="3.175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left="4.445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withshad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justfied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indent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 fo:text-indent="0.6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Style_20_de_20_dessin_20_par_20_défaut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Style_20_de_20_dessin_20_par_20_défaut">
      <style:paragraph-properties fo:margin-right="0.199cm" fo:margin-top="0.101cm" fo:margin-bottom="0.101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1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2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e_20_source" style:display-name="Texte source" style:family="paragraph">
      <style:text-properties style:font-name="Liberation Mono1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Lien_20_Internet" style:display-name="Lien Internet" style:family="paragraph">
      <style:text-properties fo:color="#00008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Caractères_20_de_20_numérotation" style:display-name="Caractères de numérotation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Puces" style:family="paragraph">
      <style:text-properties style:font-name="OpenSymbol2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5f_2" style:display-name="Standard_2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Hintergrund" style:display-name="Standard 2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20_2_7e_LT_7e_Hintergrundobjekte" style:display-name="Standard 2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20_2_7e_LT_7e_Notizen" style:display-name="Standard 2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Titel" style:display-name="Standard 2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9" style:display-name="Standard 2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8" style:display-name="Standard 2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7" style:display-name="Standard 2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6" style:display-name="Standard 2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5" style:display-name="Standard 2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4" style:display-name="Standard 2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3" style:display-name="Standard 2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1" style:display-name="Standard 2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5f_1_5f_3" style:display-name="Standard_1_3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5f_1_5f_2" style:display-name="Standard_1_2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5f_1_5f_1_5f_1" style:display-name="Standard_1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5f_1_5f_1" style:display-name="Standard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5f_1" style:display-name="Standard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Hintergrund" style:display-name="Blank Slide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Blank_20_Slide_7e_LT_7e_Hintergrundobjekte" style:display-name="Blank Slide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Blank_20_Slide_7e_LT_7e_Notizen" style:display-name="Blank Slide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Titel" style:display-name="Blank Slide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9" style:display-name="Blank Slide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8" style:display-name="Blank Slide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7" style:display-name="Blank Slide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6" style:display-name="Blank Slide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5" style:display-name="Blank Slide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4" style:display-name="Blank Slide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3" style:display-name="Blank Slide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1" style:display-name="Blank Slide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Citations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20_1_7e_LT_7e_Hintergrund" style:display-name="Standard 1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20_1_7e_LT_7e_Hintergrundobjekte" style:display-name="Standard 1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20_1_7e_LT_7e_Notizen" style:display-name="Standard 1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Titel" style:display-name="Standard 1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9" style:display-name="Standard 1~LT~Gliederung 9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8" style:display-name="Standard 1~LT~Gliederung 8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7" style:display-name="Standard 1~LT~Gliederung 7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6" style:display-name="Standard 1~LT~Gliederung 6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5" style:display-name="Standard 1~LT~Gliederung 5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4" style:display-name="Standard 1~LT~Gliederung 4" style:family="paragraph">
      <style:paragraph-properties fo:margin-top="0cm" fo:margin-bottom="0.3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3" style:display-name="Standard 1~LT~Gliederung 3" style:family="paragraph">
      <style:paragraph-properties fo:margin-top="0cm" fo:margin-bottom="0.58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>
      <style:paragraph-properties fo:margin-top="0cm" fo:margin-bottom="0.77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1" style:display-name="Standard 1~LT~Gliederung 1" style:family="paragraph">
      <style:paragraph-properties fo:margin-top="0cm" fo:margin-bottom="0.96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Hintergrund" style:display-name="Title and Content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le_20_and_20_Content_7e_LT_7e_Hintergrundobjekte" style:display-name="Title and Content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le_20_and_20_Content_7e_LT_7e_Notizen" style:display-name="Title and Content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Titel" style:display-name="Title and Content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9" style:display-name="Title and Content~LT~Gliederung 9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8" style:display-name="Title and Content~LT~Gliederung 8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7" style:display-name="Title and Content~LT~Gliederung 7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6" style:display-name="Title and Content~LT~Gliederung 6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5" style:display-name="Title and Content~LT~Gliederung 5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4" style:display-name="Title and Content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3" style:display-name="Title and Content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>
      <style:paragraph-properties fo:margin-top="0cm" fo:margin-bottom="0.70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1" style:display-name="Objet sans remplissage et sans ligne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Objet_20_sans_20_remplissage_20_et_20_sans_20_ligne_5f_1_5f_1" style:display-name="Objet sans remplissage et sans ligne_1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Objet_20_sans_20_remplissage_20_et_20_sans_20_ligne_5f_2_5f_1" style:display-name="Objet sans remplissage et sans ligne_2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5f_3" style:display-name="Standard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2" style:display-name="Objet sans remplissage et sans ligne_2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5f_1_5f_4" style:display-name="Standard_1_4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3" style:display-name="Objet sans remplissage et sans ligne_3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itre1_7e_LT_7e_Gliederung_20_1" style:display-name="Titre1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re1_7e_LT_7e_Notizen" style:display-name="Titre1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re1_7e_LT_7e_Hintergrund" style:display-name="Titre1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Vide_7e_LT_7e_Gliederung_20_1" style:display-name="Vide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7e_LT_7e_Gliederung_20_2" style:display-name="Vide~LT~Gliederung 2" style:family="paragraph" style:parent-style-name="Vide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3" style:display-name="Vide~LT~Gliederung 3" style:family="paragraph" style:parent-style-name="Vide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7e_LT_7e_Gliederung_20_4" style:display-name="Vide~LT~Gliederung 4" style:family="paragraph" style:parent-style-name="Vide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7e_LT_7e_Gliederung_20_5" style:display-name="Vide~LT~Gliederung 5" style:family="paragraph" style:parent-style-name="Vide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6" style:display-name="Vide~LT~Gliederung 6" style:family="paragraph" style:parent-style-name="Vide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7" style:display-name="Vide~LT~Gliederung 7" style:family="paragraph" style:parent-style-name="Vide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8" style:display-name="Vide~LT~Gliederung 8" style:family="paragraph" style:parent-style-name="Vide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9" style:display-name="Vide~LT~Gliederung 9" style:family="paragraph" style:parent-style-name="Vide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Titel" style:display-name="Vide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7e_LT_7e_Untertitel" style:display-name="V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7e_LT_7e_Notizen" style:display-name="Vide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7e_LT_7e_Hintergrundobjekte" style:display-name="Vide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Vide_7e_LT_7e_Hintergrund" style:display-name="Vide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Vide_5f__7e_LT_7e_Gliederung_20_1" style:display-name="Vide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5f__7e_LT_7e_Gliederung_20_2" style:display-name="Vide_~LT~Gliederung 2" style:family="paragraph" style:parent-style-name="Vide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3" style:display-name="Vide_~LT~Gliederung 3" style:family="paragraph" style:parent-style-name="Vide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7e_LT_7e_Gliederung_20_4" style:display-name="Vide_~LT~Gliederung 4" style:family="paragraph" style:parent-style-name="Vide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7e_LT_7e_Gliederung_20_5" style:display-name="Vide_~LT~Gliederung 5" style:family="paragraph" style:parent-style-name="Vide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6" style:display-name="Vide_~LT~Gliederung 6" style:family="paragraph" style:parent-style-name="Vide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7" style:display-name="Vide_~LT~Gliederung 7" style:family="paragraph" style:parent-style-name="Vide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8" style:display-name="Vide_~LT~Gliederung 8" style:family="paragraph" style:parent-style-name="Vide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9" style:display-name="Vide_~LT~Gliederung 9" style:family="paragraph" style:parent-style-name="Vide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Titel" style:display-name="Vide_~LT~Titel" style:family="paragraph">
      <style:paragraph-properties style:line-height-at-least="0.176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5f__7e_LT_7e_Untertitel" style:display-name="Vide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5f__7e_LT_7e_Notizen" style:display-name="Vide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5f__7e_LT_7e_Hintergrundobjekte" style:display-name="Vide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Vide_5f__7e_LT_7e_Hintergrund" style:display-name="Vide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yle_20_de_20_dessin_20_par_20_défaut_5f_1" style:display-name="Style de dessin par défaut_1" style:family="paragraph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9_7e_LT_7e_Gliederung_20_1" style:display-name="Standard 19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9_7e_LT_7e_Gliederung_20_2" style:display-name="Standard 19~LT~Gliederung 2" style:family="paragraph" style:parent-style-name="Standard_20_19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3" style:display-name="Standard 19~LT~Gliederung 3" style:family="paragraph" style:parent-style-name="Standard_20_19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20_19_7e_LT_7e_Gliederung_20_4" style:display-name="Standard 19~LT~Gliederung 4" style:family="paragraph" style:parent-style-name="Standard_20_19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20_19_7e_LT_7e_Gliederung_20_5" style:display-name="Standard 19~LT~Gliederung 5" style:family="paragraph" style:parent-style-name="Standard_20_19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6" style:display-name="Standard 19~LT~Gliederung 6" style:family="paragraph" style:parent-style-name="Standard_20_19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7" style:display-name="Standard 19~LT~Gliederung 7" style:family="paragraph" style:parent-style-name="Standard_20_19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8" style:display-name="Standard 19~LT~Gliederung 8" style:family="paragraph" style:parent-style-name="Standard_20_19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9" style:display-name="Standard 19~LT~Gliederung 9" style:family="paragraph" style:parent-style-name="Standard_20_19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Titel" style:display-name="Standard 19~LT~Titel" style:family="paragraph">
      <style:paragraph-properties style:line-height-at-least="0.176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9_7e_LT_7e_Untertitel" style:display-name="Standard 19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9_7e_LT_7e_Notizen" style:display-name="Standard 19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9_7e_LT_7e_Hintergrundobjekte" style:display-name="Standard 19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20_19_7e_LT_7e_Hintergrund" style:display-name="Standard 19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yle_20_de_20_dessin_20_par_20_défaut_5f_1_5f_1" style:display-name="Style de dessin par défaut_1_1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</meta:initial-creator>
    <meta:creation-date>2013-06-21T10:15:57</meta:creation-date>
    <dc:date>2025-05-04T18:54:59.522310317</dc:date>
    <meta:editing-duration>P30DT23H43S</meta:editing-duration>
    <meta:editing-cycles>350</meta:editing-cycles>
    <meta:generator>LibreOffice/24.2.7.2$Linux_X86_64 LibreOffice_project/420$Build-2</meta:generator>
    <meta:document-statistic meta:table-count="0" meta:image-count="0" meta:object-count="0" meta:page-count="19" meta:paragraph-count="452" meta:word-count="3084" meta:character-count="22540" meta:non-whitespace-character-count="19888"/>
  </office:meta>
</office:document-meta>
</file>